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Light"/>
    <style:font-face style:name="Calibri" svg:font-family="Calibri" style:font-family-generic="swiss"/>
    <style:font-face style:name="Calibri,Bold" svg:font-family="'Calibri,Bold'" style:font-family-generic="swiss"/>
    <style:font-face style:name="Calibri,BoldItalic" svg:font-family="'Calibri,BoldItalic'" style:font-family-generic="swiss"/>
    <style:font-face style:name="Calibri,Italic" svg:font-family="'Calibri,Italic'"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ntità" style:family="table">
      <style:table-properties style:width="17.013cm" fo:margin-left="0cm" fo:margin-right="-0.012cm" table:align="margins"/>
    </style:style>
    <style:style style:name="entità.A" style:family="table-column">
      <style:table-column-properties style:column-width="3.36cm" style:rel-column-width="12943*"/>
    </style:style>
    <style:style style:name="entità.B" style:family="table-column">
      <style:table-column-properties style:column-width="5.292cm" style:rel-column-width="20384*"/>
    </style:style>
    <style:style style:name="entità.C" style:family="table-column">
      <style:table-column-properties style:column-width="4.098cm" style:rel-column-width="15784*"/>
    </style:style>
    <style:style style:name="entità.D" style:family="table-column">
      <style:table-column-properties style:column-width="4.263cm" style:rel-column-width="16424*"/>
    </style:style>
    <style:style style:name="entità.A1" style:family="table-cell">
      <style:table-cell-properties fo:padding="0.097cm" fo:border="0.05pt solid #000000"/>
    </style:style>
    <style:style style:name="entità.B1" style:family="table-cell">
      <style:table-cell-properties fo:padding="0.097cm" fo:border-left="0.05pt solid #000000" fo:border-right="none" fo:border-top="0.05pt solid #000000" fo:border-bottom="0.05pt solid #000000"/>
    </style:style>
    <style:style style:name="entità.A2" style:family="table-cell">
      <style:table-cell-properties fo:padding="0.097cm" fo:border-left="0.05pt solid #000000" fo:border-right="none" fo:border-top="none" fo:border-bottom="0.05pt solid #000000"/>
    </style:style>
    <style:style style:name="entità.D2" style:family="table-cell">
      <style:table-cell-properties fo:padding="0.097cm" fo:border-left="0.05pt solid #000000" fo:border-right="0.05pt solid #000000" fo:border-top="none" fo:border-bottom="0.05pt solid #000000"/>
    </style:style>
    <style:style style:name="Tabella1" style:family="table">
      <style:table-properties style:width="17.013cm" fo:margin-left="0cm" fo:margin-right="-0.012cm" table:align="margins"/>
    </style:style>
    <style:style style:name="Tabella1.A" style:family="table-column">
      <style:table-column-properties style:column-width="4.249cm" style:rel-column-width="16368*"/>
    </style:style>
    <style:style style:name="Tabella1.B" style:family="table-column">
      <style:table-column-properties style:column-width="4.251cm" style:rel-column-width="16375*"/>
    </style:style>
    <style:style style:name="Tabella1.C" style:family="table-column">
      <style:table-column-properties style:column-width="4.994cm" style:rel-column-width="19235*"/>
    </style:style>
    <style:style style:name="Tabella1.D" style:family="table-column">
      <style:table-column-properties style:column-width="3.519cm" style:rel-column-width="13557*"/>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data-style-name="N0">
      <style:table-cell-properties fo:padding="0.097cm" fo:border-left="0.05pt solid #000000" fo:border-right="0.05pt solid #000000" fo:border-top="none" fo:border-bottom="0.05pt solid #000000"/>
    </style:style>
    <style:style style:name="Tabella6" style:family="table">
      <style:table-properties style:width="17.013cm" fo:margin-left="0cm" fo:margin-right="-0.012cm" table:align="margins"/>
    </style:style>
    <style:style style:name="Tabella6.A" style:family="table-column">
      <style:table-column-properties style:column-width="2.302cm" style:rel-column-width="8867*"/>
    </style:style>
    <style:style style:name="Tabella6.B" style:family="table-column">
      <style:table-column-properties style:column-width="1.737cm" style:rel-column-width="6692*"/>
    </style:style>
    <style:style style:name="Tabella6.C" style:family="table-column">
      <style:table-column-properties style:column-width="2.02cm" style:rel-column-width="7779*"/>
    </style:style>
    <style:style style:name="Tabella6.D" style:family="table-column">
      <style:table-column-properties style:column-width="2.021cm" style:rel-column-width="7786*"/>
    </style:style>
    <style:style style:name="Tabella6.E" style:family="table-column">
      <style:table-column-properties style:column-width="0.87cm" style:rel-column-width="3349*"/>
    </style:style>
    <style:style style:name="Tabella6.F" style:family="table-column">
      <style:table-column-properties style:column-width="2.295cm" style:rel-column-width="8839*"/>
    </style:style>
    <style:style style:name="Tabella6.H" style:family="table-column">
      <style:table-column-properties style:column-width="2.014cm" style:rel-column-width="7759*"/>
    </style:style>
    <style:style style:name="Tabella6.I" style:family="table-column">
      <style:table-column-properties style:column-width="2.018cm" style:rel-column-width="7772*"/>
    </style:style>
    <style:style style:name="Tabella6.A1" style:family="table-cell">
      <style:table-cell-properties fo:padding="0.097cm" fo:border-left="0.05pt solid #000000" fo:border-right="none" fo:border-top="0.05pt solid #000000" fo:border-bottom="0.05pt solid #000000"/>
    </style:style>
    <style:style style:name="Tabella6.E1" style:family="table-cell">
      <style:table-cell-properties fo:background-color="#ffffff" fo:padding="0.097cm" fo:border-left="0.05pt solid #000000" fo:border-right="none" fo:border-top="none" fo:border-bottom="none">
        <style:background-image/>
      </style:table-cell-properties>
    </style:style>
    <style:style style:name="Tabella6.F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none" fo:border-top="none" fo:border-bottom="0.05pt solid #000000"/>
    </style:style>
    <style:style style:name="Tabella6.F2" style:family="table-cell">
      <style:table-cell-properties fo:padding="0.097cm" fo:border-left="0.05pt solid #000000" fo:border-right="none" fo:border-top="none" fo:border-bottom="0.05pt solid #000000"/>
    </style:style>
    <style:style style:name="Tabella6.G2" style:family="table-cell">
      <style:table-cell-properties fo:padding="0.097cm" fo:border-left="0.05pt solid #000000" fo:border-right="none" fo:border-top="none" fo:border-bottom="0.05pt solid #000000"/>
    </style:style>
    <style:style style:name="Tabella6.H2" style:family="table-cell">
      <style:table-cell-properties fo:padding="0.097cm" fo:border-left="0.05pt solid #000000" fo:border-right="none" fo:border-top="none" fo:border-bottom="0.05pt solid #000000"/>
    </style:style>
    <style:style style:name="Tabella6.I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data-style-name="N0">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none" fo:border-top="none" fo:border-bottom="0.05pt solid #000000"/>
    </style:style>
    <style:style style:name="Tabella6.F3" style:family="table-cell">
      <style:table-cell-properties fo:padding="0.097cm" fo:border-left="0.05pt solid #000000" fo:border-right="none" fo:border-top="none" fo:border-bottom="0.05pt solid #000000"/>
    </style:style>
    <style:style style:name="Tabella6.G3" style:family="table-cell">
      <style:table-cell-properties fo:padding="0.097cm" fo:border-left="0.05pt solid #000000" fo:border-right="none" fo:border-top="none" fo:border-bottom="0.05pt solid #000000"/>
    </style:style>
    <style:style style:name="Tabella6.H3" style:family="table-cell" style:data-style-name="N0">
      <style:table-cell-properties fo:padding="0.097cm" fo:border-left="0.05pt solid #000000" fo:border-right="none" fo:border-top="none" fo:border-bottom="0.05pt solid #000000"/>
    </style:style>
    <style:style style:name="Tabella6.I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data-style-name="N0">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none" fo:border-top="none" fo:border-bottom="0.05pt solid #000000"/>
    </style:style>
    <style:style style:name="Tabella6.F4" style:family="table-cell">
      <style:table-cell-properties fo:padding="0.097cm" fo:border-left="0.05pt solid #000000" fo:border-right="none" fo:border-top="none" fo:border-bottom="0.05pt solid #000000"/>
    </style:style>
    <style:style style:name="Tabella6.G4" style:family="table-cell">
      <style:table-cell-properties fo:padding="0.097cm" fo:border-left="0.05pt solid #000000" fo:border-right="none" fo:border-top="none" fo:border-bottom="0.05pt solid #000000"/>
    </style:style>
    <style:style style:name="Tabella6.H4" style:family="table-cell" style:data-style-name="N0">
      <style:table-cell-properties fo:padding="0.097cm" fo:border-left="0.05pt solid #000000" fo:border-right="none" fo:border-top="none" fo:border-bottom="0.05pt solid #000000"/>
    </style:style>
    <style:style style:name="Tabella6.I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data-style-name="N0">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none" fo:border-top="none" fo:border-bottom="0.05pt solid #000000"/>
    </style:style>
    <style:style style:name="Tabella6.E5" style:family="table-cell">
      <style:table-cell-properties fo:padding="0.097cm" fo:border-left="0.05pt solid #000000" fo:border-right="none" fo:border-top="none" fo:border-bottom="none"/>
    </style:style>
    <style:style style:name="Tabella6.F5" style:family="table-cell">
      <style:table-cell-properties fo:padding="0.097cm" fo:border-left="0.05pt solid #000000" fo:border-right="none" fo:border-top="none" fo:border-bottom="0.05pt solid #000000"/>
    </style:style>
    <style:style style:name="Tabella6.G5" style:family="table-cell">
      <style:table-cell-properties fo:padding="0.097cm" fo:border-left="0.05pt solid #000000" fo:border-right="none" fo:border-top="none" fo:border-bottom="0.05pt solid #000000"/>
    </style:style>
    <style:style style:name="Tabella6.H5" style:family="table-cell">
      <style:table-cell-properties fo:padding="0.097cm" fo:border-left="0.05pt solid #000000" fo:border-right="none" fo:border-top="none" fo:border-bottom="0.05pt solid #000000"/>
    </style:style>
    <style:style style:name="Tabella6.I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data-style-name="N0">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none" fo:border-top="none" fo:border-bottom="0.05pt solid #000000"/>
    </style:style>
    <style:style style:name="Tabella6.E6" style:family="table-cell">
      <style:table-cell-properties fo:padding="0.097cm" fo:border-left="0.05pt solid #000000" fo:border-right="none" fo:border-top="none" fo:border-bottom="none"/>
    </style:style>
    <style:style style:name="Tabella6.F6" style:family="table-cell">
      <style:table-cell-properties fo:padding="0.097cm" fo:border-left="0.05pt solid #000000" fo:border-right="none" fo:border-top="none" fo:border-bottom="0.05pt solid #000000"/>
    </style:style>
    <style:style style:name="Tabella6.G6" style:family="table-cell">
      <style:table-cell-properties fo:padding="0.097cm" fo:border-left="0.05pt solid #000000" fo:border-right="none" fo:border-top="none" fo:border-bottom="0.05pt solid #000000"/>
    </style:style>
    <style:style style:name="Tabella6.H6" style:family="table-cell">
      <style:table-cell-properties fo:padding="0.097cm" fo:border-left="0.05pt solid #000000" fo:border-right="none" fo:border-top="none" fo:border-bottom="0.05pt solid #000000"/>
    </style:style>
    <style:style style:name="Tabella6.I6"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fo:margin-right="-0.012cm" table:align="margins"/>
    </style:style>
    <style:style style:name="Tabella7.A" style:family="table-column">
      <style:table-column-properties style:column-width="2.302cm" style:rel-column-width="8867*"/>
    </style:style>
    <style:style style:name="Tabella7.B" style:family="table-column">
      <style:table-column-properties style:column-width="1.737cm" style:rel-column-width="6692*"/>
    </style:style>
    <style:style style:name="Tabella7.C" style:family="table-column">
      <style:table-column-properties style:column-width="2.02cm" style:rel-column-width="7779*"/>
    </style:style>
    <style:style style:name="Tabella7.D" style:family="table-column">
      <style:table-column-properties style:column-width="2.021cm" style:rel-column-width="7786*"/>
    </style:style>
    <style:style style:name="Tabella7.E" style:family="table-column">
      <style:table-column-properties style:column-width="0.87cm" style:rel-column-width="3349*"/>
    </style:style>
    <style:style style:name="Tabella7.F" style:family="table-column">
      <style:table-column-properties style:column-width="2.295cm" style:rel-column-width="8839*"/>
    </style:style>
    <style:style style:name="Tabella7.H" style:family="table-column">
      <style:table-column-properties style:column-width="2.014cm" style:rel-column-width="7759*"/>
    </style:style>
    <style:style style:name="Tabella7.I" style:family="table-column">
      <style:table-column-properties style:column-width="2.018cm" style:rel-column-width="7772*"/>
    </style:style>
    <style:style style:name="Tabella7.A1" style:family="table-cell">
      <style:table-cell-properties fo:padding="0.097cm" fo:border-left="0.05pt solid #000000" fo:border-right="none" fo:border-top="0.05pt solid #000000" fo:border-bottom="0.05pt solid #000000"/>
    </style:style>
    <style:style style:name="Tabella7.E1" style:family="table-cell">
      <style:table-cell-properties fo:background-color="#ffffff" fo:padding="0.097cm" fo:border-left="0.05pt solid #000000" fo:border-right="none" fo:border-top="none" fo:border-bottom="none">
        <style:background-image/>
      </style:table-cell-properties>
    </style:style>
    <style:style style:name="Tabella7.F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none" fo:border-top="none" fo:border-bottom="0.05pt solid #000000"/>
    </style:style>
    <style:style style:name="Tabella7.F2" style:family="table-cell">
      <style:table-cell-properties fo:padding="0.097cm" fo:border-left="0.05pt solid #000000" fo:border-right="none" fo:border-top="none" fo:border-bottom="0.05pt solid #000000"/>
    </style:style>
    <style:style style:name="Tabella7.G2" style:family="table-cell">
      <style:table-cell-properties fo:padding="0.097cm" fo:border-left="0.05pt solid #000000" fo:border-right="none" fo:border-top="none" fo:border-bottom="0.05pt solid #000000"/>
    </style:style>
    <style:style style:name="Tabella7.H2" style:family="table-cell">
      <style:table-cell-properties fo:padding="0.097cm" fo:border-left="0.05pt solid #000000" fo:border-right="none" fo:border-top="none" fo:border-bottom="0.05pt solid #000000"/>
    </style:style>
    <style:style style:name="Tabella7.I2" style:family="table-cell">
      <style:table-cell-properties fo:padding="0.097cm" fo:border-left="0.05pt solid #000000" fo:border-right="0.05pt solid #000000" fo:border-top="none" fo:border-bottom="0.05pt solid #000000"/>
    </style:style>
    <style:style style:name="Tabella7.A3" style:family="table-cell">
      <style:table-cell-properties fo:padding="0.097cm" fo:border-left="0.05pt solid #000000" fo:border-right="none" fo:border-top="none" fo:border-bottom="0.05pt solid #000000"/>
    </style:style>
    <style:style style:name="Tabella7.B3" style:family="table-cell">
      <style:table-cell-properties fo:padding="0.097cm" fo:border-left="0.05pt solid #000000" fo:border-right="none" fo:border-top="none" fo:border-bottom="0.05pt solid #000000"/>
    </style:style>
    <style:style style:name="Tabella7.C3" style:family="table-cell" style:data-style-name="N0">
      <style:table-cell-properties fo:padding="0.097cm" fo:border-left="0.05pt solid #000000" fo:border-right="none" fo:border-top="none" fo:border-bottom="0.05pt solid #000000"/>
    </style:style>
    <style:style style:name="Tabella7.D3" style:family="table-cell">
      <style:table-cell-properties fo:padding="0.097cm" fo:border-left="0.05pt solid #000000" fo:border-right="none" fo:border-top="none" fo:border-bottom="0.05pt solid #000000"/>
    </style:style>
    <style:style style:name="Tabella7.E3" style:family="table-cell">
      <style:table-cell-properties fo:padding="0.097cm" fo:border-left="0.05pt solid #000000" fo:border-right="none" fo:border-top="none" fo:border-bottom="none"/>
    </style:style>
    <style:style style:name="Tabella7.F3" style:family="table-cell">
      <style:table-cell-properties fo:padding="0.097cm" fo:border-left="0.05pt solid #000000" fo:border-right="none" fo:border-top="none" fo:border-bottom="0.05pt solid #000000"/>
    </style:style>
    <style:style style:name="Tabella7.G3" style:family="table-cell">
      <style:table-cell-properties fo:padding="0.097cm" fo:border-left="0.05pt solid #000000" fo:border-right="none" fo:border-top="none" fo:border-bottom="0.05pt solid #000000"/>
    </style:style>
    <style:style style:name="Tabella7.H3" style:family="table-cell" style:data-style-name="N0">
      <style:table-cell-properties fo:padding="0.097cm" fo:border-left="0.05pt solid #000000" fo:border-right="none" fo:border-top="none" fo:border-bottom="0.05pt solid #000000"/>
    </style:style>
    <style:style style:name="Tabella7.I3" style:family="table-cell">
      <style:table-cell-properties fo:padding="0.097cm" fo:border-left="0.05pt solid #000000" fo:border-right="0.05pt solid #000000" fo:border-top="none" fo:border-bottom="0.05pt solid #000000"/>
    </style:style>
    <style:style style:name="Tabella7.A4" style:family="table-cell">
      <style:table-cell-properties fo:padding="0.097cm" fo:border-left="0.05pt solid #000000" fo:border-right="none" fo:border-top="none" fo:border-bottom="0.05pt solid #000000"/>
    </style:style>
    <style:style style:name="Tabella7.B4" style:family="table-cell">
      <style:table-cell-properties fo:padding="0.097cm" fo:border-left="0.05pt solid #000000" fo:border-right="none" fo:border-top="none" fo:border-bottom="0.05pt solid #000000"/>
    </style:style>
    <style:style style:name="Tabella7.C4" style:family="table-cell" style:data-style-name="N0">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none" fo:border-top="none" fo:border-bottom="none"/>
    </style:style>
    <style:style style:name="Tabella7.F4" style:family="table-cell">
      <style:table-cell-properties fo:padding="0.097cm" fo:border-left="0.05pt solid #000000" fo:border-right="none" fo:border-top="none" fo:border-bottom="0.05pt solid #000000"/>
    </style:style>
    <style:style style:name="Tabella7.G4" style:family="table-cell">
      <style:table-cell-properties fo:padding="0.097cm" fo:border-left="0.05pt solid #000000" fo:border-right="none" fo:border-top="none" fo:border-bottom="0.05pt solid #000000"/>
    </style:style>
    <style:style style:name="Tabella7.H4" style:family="table-cell" style:data-style-name="N0">
      <style:table-cell-properties fo:padding="0.097cm" fo:border-left="0.05pt solid #000000" fo:border-right="none" fo:border-top="none" fo:border-bottom="0.05pt solid #000000"/>
    </style:style>
    <style:style style:name="Tabella7.I4"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fo:margin-right="-0.012cm" table:align="margins"/>
    </style:style>
    <style:style style:name="Tabella8.A" style:family="table-column">
      <style:table-column-properties style:column-width="2.937cm" style:rel-column-width="11313*"/>
    </style:style>
    <style:style style:name="Tabella8.B" style:family="table-column">
      <style:table-column-properties style:column-width="1.296cm" style:rel-column-width="4994*"/>
    </style:style>
    <style:style style:name="Tabella8.C" style:family="table-column">
      <style:table-column-properties style:column-width="2.09cm" style:rel-column-width="8051*"/>
    </style:style>
    <style:style style:name="Tabella8.D" style:family="table-column">
      <style:table-column-properties style:column-width="1.755cm" style:rel-column-width="6760*"/>
    </style:style>
    <style:style style:name="Tabella8.E" style:family="table-column">
      <style:table-column-properties style:column-width="0.87cm" style:rel-column-width="3349*"/>
    </style:style>
    <style:style style:name="Tabella8.F" style:family="table-column">
      <style:table-column-properties style:column-width="2.985cm" style:rel-column-width="11496*"/>
    </style:style>
    <style:style style:name="Tabella8.G" style:family="table-column">
      <style:table-column-properties style:column-width="1.349cm" style:rel-column-width="5197*"/>
    </style:style>
    <style:style style:name="Tabella8.H" style:family="table-column">
      <style:table-column-properties style:column-width="1.879cm" style:rel-column-width="7236*"/>
    </style:style>
    <style:style style:name="Tabella8.I" style:family="table-column">
      <style:table-column-properties style:column-width="1.854cm" style:rel-column-width="7139*"/>
    </style:style>
    <style:style style:name="Tabella8.A1" style:family="table-cell">
      <style:table-cell-properties fo:padding="0.097cm" fo:border-left="0.05pt solid #000000" fo:border-right="none" fo:border-top="0.05pt solid #000000" fo:border-bottom="0.05pt solid #000000"/>
    </style:style>
    <style:style style:name="Tabella8.E1" style:family="table-cell">
      <style:table-cell-properties fo:background-color="#ffffff" fo:padding="0.097cm" fo:border-left="0.05pt solid #000000" fo:border-right="none" fo:border-top="none" fo:border-bottom="none">
        <style:background-image/>
      </style:table-cell-properties>
    </style:style>
    <style:style style:name="Tabella8.F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none" fo:border-top="none" fo:border-bottom="0.05pt solid #000000"/>
    </style:style>
    <style:style style:name="Tabella8.F2" style:family="table-cell">
      <style:table-cell-properties fo:padding="0.097cm" fo:border-left="0.05pt solid #000000" fo:border-right="none" fo:border-top="none" fo:border-bottom="0.05pt solid #000000"/>
    </style:style>
    <style:style style:name="Tabella8.G2" style:family="table-cell">
      <style:table-cell-properties fo:padding="0.097cm" fo:border-left="0.05pt solid #000000" fo:border-right="none" fo:border-top="none" fo:border-bottom="0.05pt solid #000000"/>
    </style:style>
    <style:style style:name="Tabella8.H2" style:family="table-cell">
      <style:table-cell-properties fo:padding="0.097cm" fo:border-left="0.05pt solid #000000" fo:border-right="none" fo:border-top="none" fo:border-bottom="0.05pt solid #000000"/>
    </style:style>
    <style:style style:name="Tabella8.I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data-style-name="N0">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none" fo:border-top="none" fo:border-bottom="0.05pt solid #000000"/>
    </style:style>
    <style:style style:name="Tabella8.F3" style:family="table-cell">
      <style:table-cell-properties fo:padding="0.097cm" fo:border-left="0.05pt solid #000000" fo:border-right="none" fo:border-top="none" fo:border-bottom="0.05pt solid #000000"/>
    </style:style>
    <style:style style:name="Tabella8.G3" style:family="table-cell">
      <style:table-cell-properties fo:padding="0.097cm" fo:border-left="0.05pt solid #000000" fo:border-right="none" fo:border-top="none" fo:border-bottom="0.05pt solid #000000"/>
    </style:style>
    <style:style style:name="Tabella8.H3" style:family="table-cell" style:data-style-name="N0">
      <style:table-cell-properties fo:padding="0.097cm" fo:border-left="0.05pt solid #000000" fo:border-right="none" fo:border-top="none" fo:border-bottom="0.05pt solid #000000"/>
    </style:style>
    <style:style style:name="Tabella8.I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data-style-name="N0">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none" fo:border-top="none" fo:border-bottom="0.05pt solid #000000"/>
    </style:style>
    <style:style style:name="Tabella8.F4" style:family="table-cell">
      <style:table-cell-properties fo:padding="0.097cm" fo:border-left="0.05pt solid #000000" fo:border-right="none" fo:border-top="none" fo:border-bottom="0.05pt solid #000000"/>
    </style:style>
    <style:style style:name="Tabella8.G4" style:family="table-cell">
      <style:table-cell-properties fo:padding="0.097cm" fo:border-left="0.05pt solid #000000" fo:border-right="none" fo:border-top="none" fo:border-bottom="0.05pt solid #000000"/>
    </style:style>
    <style:style style:name="Tabella8.H4" style:family="table-cell" style:data-style-name="N0">
      <style:table-cell-properties fo:padding="0.097cm" fo:border-left="0.05pt solid #000000" fo:border-right="none" fo:border-top="none" fo:border-bottom="0.05pt solid #000000"/>
    </style:style>
    <style:style style:name="Tabella8.I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data-style-name="N0">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none" fo:border-top="none" fo:border-bottom="0.05pt solid #000000"/>
    </style:style>
    <style:style style:name="Tabella8.E5" style:family="table-cell">
      <style:table-cell-properties fo:padding="0.097cm" fo:border-left="0.05pt solid #000000" fo:border-right="none" fo:border-top="none" fo:border-bottom="none"/>
    </style:style>
    <style:style style:name="Tabella8.F5" style:family="table-cell">
      <style:table-cell-properties fo:padding="0.097cm" fo:border-left="0.05pt solid #000000" fo:border-right="none" fo:border-top="none" fo:border-bottom="0.05pt solid #000000"/>
    </style:style>
    <style:style style:name="Tabella8.G5" style:family="table-cell">
      <style:table-cell-properties fo:padding="0.097cm" fo:border-left="0.05pt solid #000000" fo:border-right="none" fo:border-top="none" fo:border-bottom="0.05pt solid #000000"/>
    </style:style>
    <style:style style:name="Tabella8.H5" style:family="table-cell" style:data-style-name="N0">
      <style:table-cell-properties fo:padding="0.097cm" fo:border-left="0.05pt solid #000000" fo:border-right="none" fo:border-top="none" fo:border-bottom="0.05pt solid #000000"/>
    </style:style>
    <style:style style:name="Tabella8.I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data-style-name="N0">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none" fo:border-top="none" fo:border-bottom="0.05pt solid #000000"/>
    </style:style>
    <style:style style:name="Tabella8.E6" style:family="table-cell">
      <style:table-cell-properties fo:padding="0.097cm" fo:border-left="0.05pt solid #000000" fo:border-right="none" fo:border-top="none" fo:border-bottom="none"/>
    </style:style>
    <style:style style:name="Tabella8.F6" style:family="table-cell">
      <style:table-cell-properties fo:padding="0.097cm" fo:border-left="0.05pt solid #000000" fo:border-right="none" fo:border-top="none" fo:border-bottom="0.05pt solid #000000"/>
    </style:style>
    <style:style style:name="Tabella8.G6" style:family="table-cell">
      <style:table-cell-properties fo:padding="0.097cm" fo:border-left="0.05pt solid #000000" fo:border-right="none" fo:border-top="none" fo:border-bottom="0.05pt solid #000000"/>
    </style:style>
    <style:style style:name="Tabella8.H6" style:family="table-cell">
      <style:table-cell-properties fo:padding="0.097cm" fo:border-left="0.05pt solid #000000" fo:border-right="none" fo:border-top="none" fo:border-bottom="0.05pt solid #000000"/>
    </style:style>
    <style:style style:name="Tabella8.I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data-style-name="N0">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none" fo:border-top="none" fo:border-bottom="0.05pt solid #000000"/>
    </style:style>
    <style:style style:name="Tabella8.E7" style:family="table-cell">
      <style:table-cell-properties fo:padding="0.097cm" fo:border-left="0.05pt solid #000000" fo:border-right="none" fo:border-top="none" fo:border-bottom="none"/>
    </style:style>
    <style:style style:name="Tabella8.F7" style:family="table-cell">
      <style:table-cell-properties fo:padding="0.097cm" fo:border-left="0.05pt solid #000000" fo:border-right="none" fo:border-top="none" fo:border-bottom="0.05pt solid #000000"/>
    </style:style>
    <style:style style:name="Tabella8.G7" style:family="table-cell">
      <style:table-cell-properties fo:padding="0.097cm" fo:border-left="0.05pt solid #000000" fo:border-right="none" fo:border-top="none" fo:border-bottom="0.05pt solid #000000"/>
    </style:style>
    <style:style style:name="Tabella8.H7" style:family="table-cell">
      <style:table-cell-properties fo:padding="0.097cm" fo:border-left="0.05pt solid #000000" fo:border-right="none" fo:border-top="none" fo:border-bottom="0.05pt solid #000000"/>
    </style:style>
    <style:style style:name="Tabella8.I7"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fo:margin-right="-0.012cm" table:align="margins"/>
    </style:style>
    <style:style style:name="Tabella9.A" style:family="table-column">
      <style:table-column-properties style:column-width="2.937cm" style:rel-column-width="11313*"/>
    </style:style>
    <style:style style:name="Tabella9.B" style:family="table-column">
      <style:table-column-properties style:column-width="1.296cm" style:rel-column-width="4994*"/>
    </style:style>
    <style:style style:name="Tabella9.C" style:family="table-column">
      <style:table-column-properties style:column-width="2.09cm" style:rel-column-width="8051*"/>
    </style:style>
    <style:style style:name="Tabella9.D" style:family="table-column">
      <style:table-column-properties style:column-width="1.755cm" style:rel-column-width="6760*"/>
    </style:style>
    <style:style style:name="Tabella9.E" style:family="table-column">
      <style:table-column-properties style:column-width="0.87cm" style:rel-column-width="3349*"/>
    </style:style>
    <style:style style:name="Tabella9.F" style:family="table-column">
      <style:table-column-properties style:column-width="2.985cm" style:rel-column-width="11496*"/>
    </style:style>
    <style:style style:name="Tabella9.G" style:family="table-column">
      <style:table-column-properties style:column-width="1.349cm" style:rel-column-width="5197*"/>
    </style:style>
    <style:style style:name="Tabella9.H" style:family="table-column">
      <style:table-column-properties style:column-width="1.879cm" style:rel-column-width="7236*"/>
    </style:style>
    <style:style style:name="Tabella9.I" style:family="table-column">
      <style:table-column-properties style:column-width="1.854cm" style:rel-column-width="7139*"/>
    </style:style>
    <style:style style:name="Tabella9.A1" style:family="table-cell">
      <style:table-cell-properties fo:padding="0.097cm" fo:border-left="0.05pt solid #000000" fo:border-right="none" fo:border-top="0.05pt solid #000000" fo:border-bottom="0.05pt solid #000000"/>
    </style:style>
    <style:style style:name="Tabella9.E1" style:family="table-cell">
      <style:table-cell-properties fo:background-color="#ffffff" fo:padding="0.097cm" fo:border-left="0.05pt solid #000000" fo:border-right="none" fo:border-top="none" fo:border-bottom="none">
        <style:background-image/>
      </style:table-cell-properties>
    </style:style>
    <style:style style:name="Tabella9.F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none" fo:border-top="none" fo:border-bottom="0.05pt solid #000000"/>
    </style:style>
    <style:style style:name="Tabella9.D2" style:family="table-cell">
      <style:table-cell-properties fo:padding="0.097cm" fo:border-left="0.05pt solid #000000" fo:border-right="none" fo:border-top="none" fo:border-bottom="0.05pt solid #000000"/>
    </style:style>
    <style:style style:name="Tabella9.F2" style:family="table-cell">
      <style:table-cell-properties fo:padding="0.097cm" fo:border-left="0.05pt solid #000000" fo:border-right="none" fo:border-top="none" fo:border-bottom="0.05pt solid #000000"/>
    </style:style>
    <style:style style:name="Tabella9.G2" style:family="table-cell">
      <style:table-cell-properties fo:padding="0.097cm" fo:border-left="0.05pt solid #000000" fo:border-right="none" fo:border-top="none" fo:border-bottom="0.05pt solid #000000"/>
    </style:style>
    <style:style style:name="Tabella9.H2" style:family="table-cell">
      <style:table-cell-properties fo:padding="0.097cm" fo:border-left="0.05pt solid #000000" fo:border-right="none" fo:border-top="none" fo:border-bottom="0.05pt solid #000000"/>
    </style:style>
    <style:style style:name="Tabella9.I2" style:family="table-cell">
      <style:table-cell-properties fo:padding="0.097cm" fo:border-left="0.05pt solid #000000" fo:border-right="0.05pt solid #000000" fo:border-top="none" fo:border-bottom="0.05pt solid #000000"/>
    </style:style>
    <style:style style:name="Tabella9.A3" style:family="table-cell">
      <style:table-cell-properties fo:padding="0.097cm" fo:border-left="0.05pt solid #000000" fo:border-right="none" fo:border-top="none" fo:border-bottom="0.05pt solid #000000"/>
    </style:style>
    <style:style style:name="Tabella9.B3" style:family="table-cell">
      <style:table-cell-properties fo:padding="0.097cm" fo:border-left="0.05pt solid #000000" fo:border-right="none" fo:border-top="none" fo:border-bottom="0.05pt solid #000000"/>
    </style:style>
    <style:style style:name="Tabella9.C3" style:family="table-cell" style:data-style-name="N0">
      <style:table-cell-properties fo:padding="0.097cm" fo:border-left="0.05pt solid #000000" fo:border-right="none" fo:border-top="none" fo:border-bottom="0.05pt solid #000000"/>
    </style:style>
    <style:style style:name="Tabella9.D3" style:family="table-cell">
      <style:table-cell-properties fo:padding="0.097cm" fo:border-left="0.05pt solid #000000" fo:border-right="none" fo:border-top="none" fo:border-bottom="0.05pt solid #000000"/>
    </style:style>
    <style:style style:name="Tabella9.F3" style:family="table-cell">
      <style:table-cell-properties fo:padding="0.097cm" fo:border-left="0.05pt solid #000000" fo:border-right="none" fo:border-top="none" fo:border-bottom="0.05pt solid #000000"/>
    </style:style>
    <style:style style:name="Tabella9.G3" style:family="table-cell">
      <style:table-cell-properties fo:padding="0.097cm" fo:border-left="0.05pt solid #000000" fo:border-right="none" fo:border-top="none" fo:border-bottom="0.05pt solid #000000"/>
    </style:style>
    <style:style style:name="Tabella9.H3" style:family="table-cell" style:data-style-name="N0">
      <style:table-cell-properties fo:padding="0.097cm" fo:border-left="0.05pt solid #000000" fo:border-right="none" fo:border-top="none" fo:border-bottom="0.05pt solid #000000"/>
    </style:style>
    <style:style style:name="Tabella9.I3" style:family="table-cell">
      <style:table-cell-properties fo:padding="0.097cm" fo:border-left="0.05pt solid #000000" fo:border-right="0.05pt solid #000000" fo:border-top="none" fo:border-bottom="0.05pt solid #000000"/>
    </style:style>
    <style:style style:name="Tabella9.A4" style:family="table-cell">
      <style:table-cell-properties fo:padding="0.097cm" fo:border-left="0.05pt solid #000000" fo:border-right="none" fo:border-top="none" fo:border-bottom="0.05pt solid #000000"/>
    </style:style>
    <style:style style:name="Tabella9.B4" style:family="table-cell">
      <style:table-cell-properties fo:padding="0.097cm" fo:border-left="0.05pt solid #000000" fo:border-right="none" fo:border-top="none" fo:border-bottom="0.05pt solid #000000"/>
    </style:style>
    <style:style style:name="Tabella9.C4" style:family="table-cell" style:data-style-name="N0">
      <style:table-cell-properties fo:padding="0.097cm" fo:border-left="0.05pt solid #000000" fo:border-right="none" fo:border-top="none" fo:border-bottom="0.05pt solid #000000"/>
    </style:style>
    <style:style style:name="Tabella9.D4" style:family="table-cell">
      <style:table-cell-properties fo:padding="0.097cm" fo:border-left="0.05pt solid #000000" fo:border-right="none" fo:border-top="none" fo:border-bottom="0.05pt solid #000000"/>
    </style:style>
    <style:style style:name="Tabella9.F4" style:family="table-cell">
      <style:table-cell-properties fo:padding="0.097cm" fo:border-left="0.05pt solid #000000" fo:border-right="none" fo:border-top="none" fo:border-bottom="0.05pt solid #000000"/>
    </style:style>
    <style:style style:name="Tabella9.G4" style:family="table-cell">
      <style:table-cell-properties fo:padding="0.097cm" fo:border-left="0.05pt solid #000000" fo:border-right="none" fo:border-top="none" fo:border-bottom="0.05pt solid #000000"/>
    </style:style>
    <style:style style:name="Tabella9.H4" style:family="table-cell" style:data-style-name="N0">
      <style:table-cell-properties fo:padding="0.097cm" fo:border-left="0.05pt solid #000000" fo:border-right="none" fo:border-top="none" fo:border-bottom="0.05pt solid #000000"/>
    </style:style>
    <style:style style:name="Tabella9.I4" style:family="table-cell">
      <style:table-cell-properties fo:padding="0.097cm" fo:border-left="0.05pt solid #000000" fo:border-right="0.05pt solid #000000" fo:border-top="none" fo:border-bottom="0.05pt solid #000000"/>
    </style:style>
    <style:style style:name="Tabella9.A5" style:family="table-cell">
      <style:table-cell-properties fo:padding="0.097cm" fo:border-left="0.05pt solid #000000" fo:border-right="none" fo:border-top="none" fo:border-bottom="0.05pt solid #000000"/>
    </style:style>
    <style:style style:name="Tabella9.B5" style:family="table-cell">
      <style:table-cell-properties fo:padding="0.097cm" fo:border-left="0.05pt solid #000000" fo:border-right="none" fo:border-top="none" fo:border-bottom="0.05pt solid #000000"/>
    </style:style>
    <style:style style:name="Tabella9.C5" style:family="table-cell" style:data-style-name="N0">
      <style:table-cell-properties fo:padding="0.097cm" fo:border-left="0.05pt solid #000000" fo:border-right="none" fo:border-top="none" fo:border-bottom="0.05pt solid #000000"/>
    </style:style>
    <style:style style:name="Tabella9.D5" style:family="table-cell">
      <style:table-cell-properties fo:padding="0.097cm" fo:border-left="0.05pt solid #000000" fo:border-right="none" fo:border-top="none" fo:border-bottom="0.05pt solid #000000"/>
    </style:style>
    <style:style style:name="Tabella9.E5" style:family="table-cell">
      <style:table-cell-properties fo:padding="0.097cm" fo:border-left="0.05pt solid #000000" fo:border-right="none" fo:border-top="none" fo:border-bottom="none"/>
    </style:style>
    <style:style style:name="Tabella9.F5" style:family="table-cell">
      <style:table-cell-properties fo:padding="0.097cm" fo:border-left="0.05pt solid #000000" fo:border-right="none" fo:border-top="none" fo:border-bottom="0.05pt solid #000000"/>
    </style:style>
    <style:style style:name="Tabella9.G5" style:family="table-cell">
      <style:table-cell-properties fo:padding="0.097cm" fo:border-left="0.05pt solid #000000" fo:border-right="none" fo:border-top="none" fo:border-bottom="0.05pt solid #000000"/>
    </style:style>
    <style:style style:name="Tabella9.H5" style:family="table-cell" style:data-style-name="N0">
      <style:table-cell-properties fo:padding="0.097cm" fo:border-left="0.05pt solid #000000" fo:border-right="none" fo:border-top="none" fo:border-bottom="0.05pt solid #000000"/>
    </style:style>
    <style:style style:name="Tabella9.I5"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none" fo:border-top="none" fo:border-bottom="0.05pt solid #000000"/>
    </style:style>
    <style:style style:name="Tabella9.C6" style:family="table-cell" style:data-style-name="N0">
      <style:table-cell-properties fo:padding="0.097cm" fo:border-left="0.05pt solid #000000" fo:border-right="none" fo:border-top="none" fo:border-bottom="0.05pt solid #000000"/>
    </style:style>
    <style:style style:name="Tabella9.D6" style:family="table-cell">
      <style:table-cell-properties fo:padding="0.097cm" fo:border-left="0.05pt solid #000000" fo:border-right="none" fo:border-top="none" fo:border-bottom="0.05pt solid #000000"/>
    </style:style>
    <style:style style:name="Tabella9.E6" style:family="table-cell">
      <style:table-cell-properties fo:padding="0.097cm" fo:border-left="0.05pt solid #000000" fo:border-right="none" fo:border-top="none" fo:border-bottom="none"/>
    </style:style>
    <style:style style:name="Tabella9.F6" style:family="table-cell">
      <style:table-cell-properties fo:padding="0.097cm" fo:border-left="0.05pt solid #000000" fo:border-right="none" fo:border-top="none" fo:border-bottom="0.05pt solid #000000"/>
    </style:style>
    <style:style style:name="Tabella9.G6" style:family="table-cell">
      <style:table-cell-properties fo:padding="0.097cm" fo:border-left="0.05pt solid #000000" fo:border-right="none" fo:border-top="none" fo:border-bottom="0.05pt solid #000000"/>
    </style:style>
    <style:style style:name="Tabella9.H6" style:family="table-cell">
      <style:table-cell-properties fo:padding="0.097cm" fo:border-left="0.05pt solid #000000" fo:border-right="none" fo:border-top="none" fo:border-bottom="0.05pt solid #000000"/>
    </style:style>
    <style:style style:name="Tabella9.I6"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fo:margin-right="-0.012cm" table:align="margins"/>
    </style:style>
    <style:style style:name="Tabella10.A" style:family="table-column">
      <style:table-column-properties style:column-width="2.935cm" style:rel-column-width="11306*"/>
    </style:style>
    <style:style style:name="Tabella10.B" style:family="table-column">
      <style:table-column-properties style:column-width="1.296cm" style:rel-column-width="4994*"/>
    </style:style>
    <style:style style:name="Tabella10.C" style:family="table-column">
      <style:table-column-properties style:column-width="2.09cm" style:rel-column-width="8051*"/>
    </style:style>
    <style:style style:name="Tabella10.D" style:family="table-column">
      <style:table-column-properties style:column-width="1.755cm" style:rel-column-width="6760*"/>
    </style:style>
    <style:style style:name="Tabella10.E" style:family="table-column">
      <style:table-column-properties style:column-width="0.87cm" style:rel-column-width="3349*"/>
    </style:style>
    <style:style style:name="Tabella10.F" style:family="table-column">
      <style:table-column-properties style:column-width="2.985cm" style:rel-column-width="11496*"/>
    </style:style>
    <style:style style:name="Tabella10.G" style:family="table-column">
      <style:table-column-properties style:column-width="1.245cm" style:rel-column-width="4797*"/>
    </style:style>
    <style:style style:name="Tabella10.H" style:family="table-column">
      <style:table-column-properties style:column-width="2.408cm" style:rel-column-width="9274*"/>
    </style:style>
    <style:style style:name="Tabella10.I" style:family="table-column">
      <style:table-column-properties style:column-width="1.431cm" style:rel-column-width="5508*"/>
    </style:style>
    <style:style style:name="Tabella10.A1" style:family="table-cell">
      <style:table-cell-properties fo:padding="0.097cm" fo:border-left="0.05pt solid #000000" fo:border-right="none" fo:border-top="0.05pt solid #000000" fo:border-bottom="0.05pt solid #000000"/>
    </style:style>
    <style:style style:name="Tabella10.E1" style:family="table-cell">
      <style:table-cell-properties fo:background-color="#ffffff" fo:padding="0.097cm" fo:border-left="0.05pt solid #000000" fo:border-right="none" fo:border-top="none" fo:border-bottom="none">
        <style:background-image/>
      </style:table-cell-properties>
    </style:style>
    <style:style style:name="Tabella10.F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none" fo:border-top="none" fo:border-bottom="0.05pt solid #000000"/>
    </style:style>
    <style:style style:name="Tabella10.D2" style:family="table-cell">
      <style:table-cell-properties fo:padding="0.097cm" fo:border-left="0.05pt solid #000000" fo:border-right="none" fo:border-top="none" fo:border-bottom="0.05pt solid #000000"/>
    </style:style>
    <style:style style:name="Tabella10.F2" style:family="table-cell">
      <style:table-cell-properties fo:padding="0.097cm" fo:border-left="0.05pt solid #000000" fo:border-right="none" fo:border-top="none" fo:border-bottom="0.05pt solid #000000"/>
    </style:style>
    <style:style style:name="Tabella10.G2" style:family="table-cell">
      <style:table-cell-properties fo:padding="0.097cm" fo:border-left="0.05pt solid #000000" fo:border-right="none" fo:border-top="none" fo:border-bottom="0.05pt solid #000000"/>
    </style:style>
    <style:style style:name="Tabella10.H2" style:family="table-cell">
      <style:table-cell-properties fo:padding="0.097cm" fo:border-left="0.05pt solid #000000" fo:border-right="none" fo:border-top="none" fo:border-bottom="0.05pt solid #000000"/>
    </style:style>
    <style:style style:name="Tabella10.I2" style:family="table-cell">
      <style:table-cell-properties fo:padding="0.097cm" fo:border-left="0.05pt solid #000000" fo:border-right="0.05pt solid #000000" fo:border-top="none" fo:border-bottom="0.05pt solid #000000"/>
    </style:style>
    <style:style style:name="Tabella10.A3" style:family="table-cell">
      <style:table-cell-properties fo:padding="0.097cm" fo:border-left="0.05pt solid #000000" fo:border-right="none" fo:border-top="none" fo:border-bottom="0.05pt solid #000000"/>
    </style:style>
    <style:style style:name="Tabella10.B3" style:family="table-cell">
      <style:table-cell-properties fo:padding="0.097cm" fo:border-left="0.05pt solid #000000" fo:border-right="none" fo:border-top="none" fo:border-bottom="0.05pt solid #000000"/>
    </style:style>
    <style:style style:name="Tabella10.C3" style:family="table-cell">
      <style:table-cell-properties fo:padding="0.097cm" fo:border-left="0.05pt solid #000000" fo:border-right="none" fo:border-top="none" fo:border-bottom="0.05pt solid #000000"/>
    </style:style>
    <style:style style:name="Tabella10.D3" style:family="table-cell">
      <style:table-cell-properties fo:padding="0.097cm" fo:border-left="0.05pt solid #000000" fo:border-right="none" fo:border-top="none" fo:border-bottom="0.05pt solid #000000"/>
    </style:style>
    <style:style style:name="Tabella10.F3" style:family="table-cell">
      <style:table-cell-properties fo:padding="0.097cm" fo:border-left="0.05pt solid #000000" fo:border-right="none" fo:border-top="none" fo:border-bottom="0.05pt solid #000000"/>
    </style:style>
    <style:style style:name="Tabella10.G3" style:family="table-cell">
      <style:table-cell-properties fo:padding="0.097cm" fo:border-left="0.05pt solid #000000" fo:border-right="none" fo:border-top="none" fo:border-bottom="0.05pt solid #000000"/>
    </style:style>
    <style:style style:name="Tabella10.H3" style:family="table-cell">
      <style:table-cell-properties fo:padding="0.097cm" fo:border-left="0.05pt solid #000000" fo:border-right="none" fo:border-top="none" fo:border-bottom="0.05pt solid #000000"/>
    </style:style>
    <style:style style:name="Tabella10.I3" style:family="table-cell">
      <style:table-cell-properties fo:padding="0.097cm" fo:border-left="0.05pt solid #000000" fo:border-right="0.05pt solid #000000" fo:border-top="none" fo:border-bottom="0.05pt solid #000000"/>
    </style:style>
    <style:style style:name="Tabella10.A4" style:family="table-cell">
      <style:table-cell-properties fo:padding="0.097cm" fo:border-left="0.05pt solid #000000" fo:border-right="none" fo:border-top="none" fo:border-bottom="0.05pt solid #000000"/>
    </style:style>
    <style:style style:name="Tabella10.B4" style:family="table-cell">
      <style:table-cell-properties fo:padding="0.097cm" fo:border-left="0.05pt solid #000000" fo:border-right="none" fo:border-top="none" fo:border-bottom="0.05pt solid #000000"/>
    </style:style>
    <style:style style:name="Tabella10.C4" style:family="table-cell">
      <style:table-cell-properties fo:padding="0.097cm" fo:border-left="0.05pt solid #000000" fo:border-right="none" fo:border-top="none" fo:border-bottom="0.05pt solid #000000"/>
    </style:style>
    <style:style style:name="Tabella10.D4" style:family="table-cell">
      <style:table-cell-properties fo:padding="0.097cm" fo:border-left="0.05pt solid #000000" fo:border-right="none" fo:border-top="none" fo:border-bottom="0.05pt solid #000000"/>
    </style:style>
    <style:style style:name="Tabella10.F4" style:family="table-cell">
      <style:table-cell-properties fo:padding="0.097cm" fo:border-left="0.05pt solid #000000" fo:border-right="none" fo:border-top="none" fo:border-bottom="0.05pt solid #000000"/>
    </style:style>
    <style:style style:name="Tabella10.G4" style:family="table-cell">
      <style:table-cell-properties fo:padding="0.097cm" fo:border-left="0.05pt solid #000000" fo:border-right="none" fo:border-top="none" fo:border-bottom="0.05pt solid #000000"/>
    </style:style>
    <style:style style:name="Tabella10.H4" style:family="table-cell">
      <style:table-cell-properties fo:padding="0.097cm" fo:border-left="0.05pt solid #000000" fo:border-right="none" fo:border-top="none" fo:border-bottom="0.05pt solid #000000"/>
    </style:style>
    <style:style style:name="Tabella10.I4" style:family="table-cell">
      <style:table-cell-properties fo:padding="0.097cm" fo:border-left="0.05pt solid #000000" fo:border-right="0.05pt solid #000000" fo:border-top="none" fo:border-bottom="0.05pt solid #000000"/>
    </style:style>
    <style:style style:name="Tabella10.A5" style:family="table-cell">
      <style:table-cell-properties fo:padding="0.097cm" fo:border-left="0.05pt solid #000000" fo:border-right="none" fo:border-top="none" fo:border-bottom="0.05pt solid #000000"/>
    </style:style>
    <style:style style:name="Tabella10.B5" style:family="table-cell">
      <style:table-cell-properties fo:padding="0.097cm" fo:border-left="0.05pt solid #000000" fo:border-right="none" fo:border-top="none" fo:border-bottom="0.05pt solid #000000"/>
    </style:style>
    <style:style style:name="Tabella10.C5" style:family="table-cell">
      <style:table-cell-properties fo:padding="0.097cm" fo:border-left="0.05pt solid #000000" fo:border-right="none" fo:border-top="none" fo:border-bottom="0.05pt solid #000000"/>
    </style:style>
    <style:style style:name="Tabella10.D5" style:family="table-cell">
      <style:table-cell-properties fo:padding="0.097cm" fo:border-left="0.05pt solid #000000" fo:border-right="none" fo:border-top="none" fo:border-bottom="0.05pt solid #000000"/>
    </style:style>
    <style:style style:name="Tabella10.E5" style:family="table-cell">
      <style:table-cell-properties fo:padding="0.097cm" fo:border-left="0.05pt solid #000000" fo:border-right="none" fo:border-top="none" fo:border-bottom="none"/>
    </style:style>
    <style:style style:name="Tabella10.F5" style:family="table-cell">
      <style:table-cell-properties fo:padding="0.097cm" fo:border-left="0.05pt solid #000000" fo:border-right="none" fo:border-top="none" fo:border-bottom="0.05pt solid #000000"/>
    </style:style>
    <style:style style:name="Tabella10.G5" style:family="table-cell">
      <style:table-cell-properties fo:padding="0.097cm" fo:border-left="0.05pt solid #000000" fo:border-right="none" fo:border-top="none" fo:border-bottom="0.05pt solid #000000"/>
    </style:style>
    <style:style style:name="Tabella10.H5" style:family="table-cell">
      <style:table-cell-properties fo:padding="0.097cm" fo:border-left="0.05pt solid #000000" fo:border-right="none" fo:border-top="none" fo:border-bottom="0.05pt solid #000000"/>
    </style:style>
    <style:style style:name="Tabella10.I5"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none" fo:border-top="none" fo:border-bottom="0.05pt solid #000000"/>
    </style:style>
    <style:style style:name="Tabella10.C6" style:family="table-cell">
      <style:table-cell-properties fo:padding="0.097cm" fo:border-left="0.05pt solid #000000" fo:border-right="none" fo:border-top="none" fo:border-bottom="0.05pt solid #000000"/>
    </style:style>
    <style:style style:name="Tabella10.D6" style:family="table-cell">
      <style:table-cell-properties fo:padding="0.097cm" fo:border-left="0.05pt solid #000000" fo:border-right="none" fo:border-top="none" fo:border-bottom="0.05pt solid #000000"/>
    </style:style>
    <style:style style:name="Tabella10.E6" style:family="table-cell">
      <style:table-cell-properties fo:padding="0.097cm" fo:border-left="0.05pt solid #000000" fo:border-right="none" fo:border-top="none" fo:border-bottom="none"/>
    </style:style>
    <style:style style:name="Tabella10.F6" style:family="table-cell">
      <style:table-cell-properties fo:padding="0.097cm" fo:border-left="0.05pt solid #000000" fo:border-right="none" fo:border-top="none" fo:border-bottom="0.05pt solid #000000"/>
    </style:style>
    <style:style style:name="Tabella10.G6" style:family="table-cell">
      <style:table-cell-properties fo:padding="0.097cm" fo:border-left="0.05pt solid #000000" fo:border-right="none" fo:border-top="none" fo:border-bottom="0.05pt solid #000000"/>
    </style:style>
    <style:style style:name="Tabella10.H6" style:family="table-cell">
      <style:table-cell-properties fo:padding="0.097cm" fo:border-left="0.05pt solid #000000" fo:border-right="none" fo:border-top="none" fo:border-bottom="0.05pt solid #000000"/>
    </style:style>
    <style:style style:name="Tabella10.I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autospace="none"/>
      <style:text-properties style:font-name="Calibri" fo:font-size="14pt" style:font-name-asian="Calibri" style:font-size-asian="14pt" style:font-name-complex="Calibri" style:font-size-complex="14pt"/>
    </style:style>
    <style:style style:name="P3" style:family="paragraph" style:parent-style-name="Standard">
      <style:paragraph-properties fo:text-align="center" style:justify-single-word="false"/>
      <style:text-properties style:font-name="Calibri" fo:font-size="14pt" style:text-underline-style="solid" style:text-underline-width="auto" style:text-underline-color="font-color" fo:background-color="#ffff00" style:font-name-asian="Calibri" style:font-size-asian="14pt" style:font-name-complex="Calibri" style:font-size-complex="14pt"/>
    </style:style>
    <style:style style:name="P4" style:family="paragraph" style:parent-style-name="Standard">
      <style:paragraph-properties fo:text-align="start" style:justify-single-word="false"/>
      <style:text-properties style:font-name="Times New Roman" fo:font-size="15pt" style:text-underline-style="none" fo:font-weight="normal" style:font-name-asian="Calibri" style:font-size-asian="15pt" style:font-weight-asian="normal" style:font-name-complex="Calibri" style:font-size-complex="15pt" style:font-weight-complex="normal"/>
    </style:style>
    <style:style style:name="P5" style:family="paragraph" style:parent-style-name="Standard">
      <style:paragraph-properties fo:text-align="start" style:justify-single-word="false" style:text-autospace="none"/>
      <style:text-properties style:font-name="Times New Roman" fo:font-size="15pt" fo:font-weight="normal" style:font-name-asian="Calibri" style:font-size-asian="15pt" style:font-weight-asian="normal" style:font-name-complex="Calibri" style:font-size-complex="15pt" style:font-weight-complex="normal"/>
    </style:style>
    <style:style style:name="P6" style:family="paragraph" style:parent-style-name="Standard">
      <style:paragraph-properties style:text-autospace="none"/>
      <style:text-properties style:font-name="Times New Roman" fo:font-size="15pt" fo:font-weight="normal" style:font-name-asian="Calibri,Bold" style:font-size-asian="15pt" style:font-weight-asian="normal" style:font-name-complex="Calibri,Bold" style:font-size-complex="15pt" style:font-weight-complex="normal"/>
    </style:style>
    <style:style style:name="P7" style:family="paragraph" style:parent-style-name="Standard">
      <style:paragraph-properties fo:text-align="justify" style:justify-single-word="false" style:text-autospace="none"/>
      <style:text-properties style:font-name="Times New Roman" fo:font-size="15pt" fo:font-weight="normal" fo:background-color="#ffffff" style:font-name-asian="Calibri" style:font-size-asian="15pt" style:font-weight-asian="normal" style:font-name-complex="Calibri" style:font-size-complex="15pt" style:font-weight-complex="normal"/>
    </style:style>
    <style:style style:name="P8" style:family="paragraph" style:parent-style-name="Standard">
      <style:paragraph-properties fo:text-align="start" style:justify-single-word="false" style:text-autospace="none"/>
      <style:text-properties style:font-name="Times New Roman" fo:font-size="15pt" fo:font-weight="bold" style:font-name-asian="Calibri,Bold" style:font-size-asian="15pt" style:font-weight-asian="bold" style:font-name-complex="Calibri,Bold" style:font-size-complex="15pt" style:font-weight-complex="bold"/>
    </style:style>
    <style:style style:name="P9" style:family="paragraph" style:parent-style-name="Standard">
      <style:paragraph-properties style:text-autospace="none"/>
      <style:text-properties style:font-name="Times New Roman" fo:font-size="15pt" fo:font-weight="bold" style:font-name-asian="Calibri,Bold" style:font-size-asian="15pt" style:font-weight-asian="bold" style:font-name-complex="Calibri,Bold" style:font-size-complex="15pt" style:font-weight-complex="bold"/>
    </style:style>
    <style:style style:name="P10" style:family="paragraph" style:parent-style-name="Standard">
      <style:paragraph-properties fo:text-align="start" style:justify-single-word="false" style:text-autospace="none"/>
      <style:text-properties style:font-name="Times New Roman" fo:font-size="15pt"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text-align="start" style:justify-single-word="false" style:text-autospace="none"/>
      <style:text-properties style:font-name="Times New Roman" fo:font-size="15pt" style:font-name-asian="Calibri" style:font-size-asian="15pt" style:font-name-complex="Calibri" style:font-size-complex="15pt"/>
    </style:style>
    <style:style style:name="P12" style:family="paragraph" style:parent-style-name="Standard">
      <style:paragraph-properties fo:text-align="justify" style:justify-single-word="false"/>
      <style:text-properties style:font-name="Times New Roman" fo:font-size="15pt" style:font-name-asian="Calibri" style:font-size-asian="15pt" style:font-name-complex="Calibri" style:font-size-complex="15pt"/>
    </style:style>
    <style:style style:name="P13" style:family="paragraph" style:parent-style-name="Standard">
      <style:paragraph-properties fo:text-align="justify" style:justify-single-word="false" style:text-autospace="none"/>
      <style:text-properties style:font-name="Times New Roman" fo:font-size="15pt" style:font-name-asian="Calibri" style:font-size-asian="15pt" style:font-name-complex="Calibri" style:font-size-complex="15pt"/>
    </style:style>
    <style:style style:name="P14" style:family="paragraph" style:parent-style-name="Standard">
      <style:paragraph-properties fo:text-align="justify" style:justify-single-word="false" style:text-autospace="none"/>
      <style:text-properties style:font-name="Times New Roman" fo:font-size="15pt" style:font-name-asian="Calibri,Bold" style:font-size-asian="15pt" style:font-name-complex="Calibri,Bold" style:font-size-complex="15pt"/>
    </style:style>
    <style:style style:name="P15" style:family="paragraph" style:parent-style-name="Standard">
      <style:paragraph-properties fo:text-align="justify" style:justify-single-word="false"/>
      <style:text-properties style:font-name="Times New Roman" fo:font-size="15pt" style:font-size-asian="15pt" style:font-size-complex="15pt"/>
    </style:style>
    <style:style style:name="P16" style:family="paragraph" style:parent-style-name="Standard">
      <style:paragraph-properties style:text-autospace="none"/>
      <style:text-properties style:font-name="Times New Roman" fo:font-size="15pt" fo:font-style="normal" fo:font-weight="normal" style:font-name-asian="Calibri,Bold" style:font-size-asian="15pt" style:font-style-asian="normal" style:font-weight-asian="normal" style:font-name-complex="Calibri,Bold" style:font-size-complex="15pt" style:font-style-complex="normal" style:font-weight-complex="normal"/>
    </style:style>
    <style:style style:name="P17" style:family="paragraph" style:parent-style-name="Standard">
      <style:paragraph-properties style:text-autospace="none"/>
      <style:text-properties style:font-name="Times New Roman" fo:font-size="15pt" fo:font-style="normal" fo:font-weight="normal" style:font-name-asian="Calibri" style:font-size-asian="15pt" style:font-style-asian="normal" style:font-weight-asian="normal" style:font-name-complex="Calibri" style:font-size-complex="15pt" style:font-style-complex="normal" style:font-weight-complex="normal"/>
    </style:style>
    <style:style style:name="P18" style:family="paragraph" style:parent-style-name="Standard">
      <style:paragraph-properties fo:text-align="start" style:justify-single-word="false" style:text-autospace="none"/>
      <style:text-properties style:font-name="Times New Roman" fo:font-size="15pt" fo:font-style="normal" style:text-underline-style="none" fo:font-weight="normal" fo:background-color="#ffffff" style:font-name-asian="Calibri" style:font-size-asian="15pt" style:font-style-asian="normal" style:font-weight-asian="normal" style:font-name-complex="Calibri" style:font-size-complex="15pt" style:font-style-complex="normal" style:font-weight-complex="normal"/>
    </style:style>
    <style:style style:name="P19" style:family="paragraph" style:parent-style-name="Standard">
      <style:paragraph-properties fo:text-align="start" style:justify-single-word="false" style:text-autospace="none"/>
      <style:text-properties style:font-name="Times New Roman" fo:font-size="15pt" fo:font-style="normal" style:text-underline-style="none" fo:font-weight="normal" fo:background-color="#ffffff" style:font-name-asian="Calibri,BoldItalic" style:font-size-asian="15pt" style:font-style-asian="normal" style:font-weight-asian="normal" style:font-name-complex="Calibri,BoldItalic" style:font-size-complex="15pt" style:font-style-complex="normal" style:font-weight-complex="normal"/>
    </style:style>
    <style:style style:name="P20" style:family="paragraph" style:parent-style-name="Standard">
      <style:paragraph-properties fo:text-align="start" style:justify-single-word="false" style:text-autospace="none"/>
      <style:text-properties style:font-name="Times New Roman"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1" style:family="paragraph" style:parent-style-name="Standard">
      <style:paragraph-properties fo:text-align="start" style:justify-single-word="false" style:text-autospace="none"/>
      <style:text-properties style:font-name="Times New Roman" fo:font-size="15pt" fo:font-style="italic" style:text-underline-style="none" fo:font-weight="normal" fo:background-color="#ffffff" style:font-name-asian="Calibri" style:font-size-asian="15pt" style:font-style-asian="italic" style:font-weight-asian="normal" style:font-name-complex="Calibri" style:font-size-complex="15pt" style:font-style-complex="italic" style:font-weight-complex="normal"/>
    </style:style>
    <style:style style:name="P22" style:family="paragraph" style:parent-style-name="Standard">
      <style:paragraph-properties fo:text-align="start" style:justify-single-word="false" style:text-autospace="none"/>
      <style:text-properties style:font-name="Times New Roman" fo:font-size="15pt" fo:font-style="italic" style:text-underline-style="none" fo:font-weight="bold" fo:background-color="#ffffff" style:font-name-asian="Calibri" style:font-size-asian="15pt" style:font-style-asian="italic" style:font-weight-asian="bold" style:font-name-complex="Calibri" style:font-size-complex="15pt" style:font-style-complex="italic" style:font-weight-complex="bold"/>
    </style:style>
    <style:style style:name="P23" style:family="paragraph" style:parent-style-name="Standard">
      <style:paragraph-properties fo:text-align="start" style:justify-single-word="false" style:text-autospace="none"/>
      <style:text-properties style:font-name="Times New Roman" fo:font-size="15pt" fo:font-style="italic" fo:font-weight="bold" style:font-name-asian="Calibri,BoldItalic" style:font-size-asian="15pt" style:font-style-asian="italic" style:font-weight-asian="bold" style:font-name-complex="Calibri,BoldItalic" style:font-size-complex="15pt" style:font-style-complex="italic" style:font-weight-complex="bold"/>
    </style:style>
    <style:style style:name="P24" style:family="paragraph" style:parent-style-name="Standard">
      <style:paragraph-properties fo:text-align="start" style:justify-single-word="false" style:text-autospace="none"/>
      <style:text-properties style:font-name="Times New Roman" fo:font-size="15pt" fo:font-style="italic" style:text-underline-style="solid" style:text-underline-width="auto" style:text-underline-color="font-color" fo:font-weight="bold" fo:background-color="#ffffff" style:font-name-asian="Calibri,BoldItalic" style:font-size-asian="15pt" style:font-style-asian="italic" style:font-weight-asian="bold" style:font-name-complex="Calibri,BoldItalic"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Times New Roman" fo:font-size="18pt" style:font-size-asian="18pt" style:font-size-complex="18pt"/>
    </style:style>
    <style:style style:name="P27"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8" style:family="paragraph" style:parent-style-name="Standard">
      <style:paragraph-properties fo:text-align="center" style:justify-single-word="false" style:text-autospace="none"/>
      <style:text-properties style:font-name="Times New Roman" fo:font-size="18pt" style:text-underline-style="solid" style:text-underline-width="auto" style:text-underline-color="font-color" fo:font-weight="bold" fo:background-color="#ffffff" style:font-name-asian="Calibri" style:font-size-asian="18pt" style:font-weight-asian="bold" style:font-name-complex="Calibri" style:font-size-complex="18pt" style:font-weight-complex="bold"/>
    </style:style>
    <style:style style:name="P29" style:family="paragraph" style:parent-style-name="Standard">
      <style:paragraph-properties fo:text-align="center" style:justify-single-word="false" style:text-autospace="none"/>
      <style:text-properties style:font-name="Times New Roman" fo:font-size="18pt" style:text-underline-style="solid" style:text-underline-width="auto" style:text-underline-color="font-color" fo:font-weight="normal" style:font-name-asian="Calibri" style:font-size-asian="18pt" style:font-weight-asian="normal" style:font-name-complex="Calibri" style:font-size-complex="18pt" style:font-weight-complex="normal"/>
    </style:style>
    <style:style style:name="P30" style:family="paragraph" style:parent-style-name="Standard">
      <style:paragraph-properties fo:text-align="center" style:justify-single-word="false" style:text-autospace="none"/>
      <style:text-properties style:font-name="Times New Roman" fo:font-size="18pt" style:text-underline-style="solid" style:text-underline-width="auto" style:text-underline-color="font-color" style:font-name-asian="Calibri" style:font-size-asian="18pt" style:font-name-complex="Calibri" style:font-size-complex="18pt"/>
    </style:style>
    <style:style style:name="P31" style:family="paragraph" style:parent-style-name="Standard">
      <style:paragraph-properties fo:text-align="center" style:justify-single-word="false" style:text-autospace="none"/>
      <style:text-properties style:font-name="Times New Roman" fo:font-size="18pt" fo:font-style="normal" style:text-underline-style="solid" style:text-underline-width="auto" style:text-underline-color="font-color" fo:font-weight="bold" fo:background-color="#ffffff" style:font-name-asian="Calibri" style:font-size-asian="18pt" style:font-style-asian="normal" style:font-weight-asian="bold" style:font-name-complex="Calibri" style:font-size-complex="18pt" style:font-style-complex="normal" style:font-weight-complex="bold"/>
    </style:style>
    <style:style style:name="P32" style:family="paragraph" style:parent-style-name="Standard">
      <style:paragraph-properties fo:text-align="start" style:justify-single-word="false" style:text-autospace="none"/>
      <style:text-properties style:font-name="Times New Roman" fo:font-size="18pt" style:font-name-asian="Calibri" style:font-size-asian="18pt" style:font-name-complex="Calibri" style:font-size-complex="18pt"/>
    </style:style>
    <style:style style:name="P33" style:family="paragraph" style:parent-style-name="Standard">
      <style:paragraph-properties fo:text-align="center" style:justify-single-word="false"/>
      <style:text-properties style:font-name="Times New Roman" fo:font-size="16pt" fo:font-style="italic" style:font-size-asian="16pt" style:font-style-asian="italic" style:font-size-complex="16pt" style:font-style-complex="italic"/>
    </style:style>
    <style:style style:name="P34" style:family="paragraph" style:parent-style-name="Standard">
      <style:paragraph-properties fo:text-align="start" style:justify-single-word="false" style:text-autospace="none"/>
      <style:text-properties style:font-name="Times New Roman" fo:font-size="16pt" fo:font-style="italic" style:text-underline-style="solid" style:text-underline-width="auto" style:text-underline-color="font-color" fo:font-weight="bold" fo:background-color="#ffffff" style:font-name-asian="Calibri,BoldItalic" style:font-size-asian="16pt" style:font-style-asian="italic" style:font-weight-asian="bold" style:font-name-complex="Calibri,BoldItalic" style:font-size-complex="16pt" style:font-style-complex="italic" style:font-weight-complex="bold"/>
    </style:style>
    <style:style style:name="P35" style:family="paragraph" style:parent-style-name="Standard">
      <style:paragraph-properties fo:text-align="center" style:justify-single-word="false"/>
      <style:text-properties style:font-name="Times New Roman" fo:font-size="16pt" style:font-size-asian="16pt" style:font-size-complex="16pt"/>
    </style:style>
    <style:style style:name="P36" style:family="paragraph" style:parent-style-name="Standard">
      <style:paragraph-properties fo:text-align="start" style:justify-single-word="false"/>
      <style:text-properties style:font-name="Times New Roman" fo:font-size="16pt" style:font-size-asian="16pt" style:font-size-complex="16pt"/>
    </style:style>
    <style:style style:name="P37" style:family="paragraph" style:parent-style-name="Standard">
      <style:paragraph-properties fo:text-align="center" style:justify-single-word="false" style:text-autospace="none"/>
      <style:text-properties style:font-name="Times New Roman" fo:font-size="16pt" style:text-underline-style="solid" style:text-underline-width="auto" style:text-underline-color="font-color" fo:font-weight="bold" fo:background-color="#ffffff" style:font-name-asian="Calibri" style:font-size-asian="16pt" style:font-weight-asian="bold" style:font-name-complex="Calibri" style:font-size-complex="16pt" style:font-weight-complex="bold"/>
    </style:style>
    <style:style style:name="P38" style:family="paragraph" style:parent-style-name="Standard">
      <style:paragraph-properties fo:text-align="start" style:justify-single-word="false" style:text-autospace="none"/>
      <style:text-properties style:font-name="Times New Roman" fo:font-size="16pt" fo:font-style="normal" style:text-underline-style="solid" style:text-underline-width="auto" style:text-underline-color="font-color" fo:font-weight="bold" fo:background-color="#ffffff" style:font-name-asian="Calibri,Italic" style:font-size-asian="16pt" style:font-style-asian="normal" style:font-weight-asian="bold" style:font-name-complex="Calibri,Italic" style:font-size-complex="16pt" style:font-style-complex="normal" style:font-weight-complex="bold"/>
    </style:style>
    <style:style style:name="P39" style:family="paragraph" style:parent-style-name="Standard">
      <style:paragraph-properties fo:text-align="center" style:justify-single-word="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text-align="start" style:justify-single-word="false" style:text-autospace="none"/>
      <style:text-properties style:font-name="Times New Roman" fo:font-size="14pt" fo:font-style="italic" style:text-underline-style="solid" style:text-underline-width="auto" style:text-underline-color="font-color" fo:font-weight="bold" fo:background-color="#ffffff" style:font-name-asian="Calibri" style:font-size-asian="14pt" style:font-style-asian="italic" style:font-weight-asian="bold" style:font-name-complex="Calibri" style:font-size-complex="14pt" style:font-style-complex="italic" style:font-weight-complex="bold"/>
    </style:style>
    <style:style style:name="P41" style:family="paragraph" style:parent-style-name="Standard">
      <style:paragraph-properties fo:text-align="start" style:justify-single-word="false" style:text-autospace="none"/>
      <style:text-properties style:font-name="Times New Roman" fo:font-size="14pt" fo:font-style="italic" fo:font-weight="bold" style:font-name-asian="Calibri,BoldItalic" style:font-size-asian="14pt" style:font-style-asian="italic" style:font-weight-asian="bold" style:font-name-complex="Calibri,BoldItalic" style:font-size-complex="14pt" style:font-style-complex="italic" style:font-weight-complex="bold"/>
    </style:style>
    <style:style style:name="P42" style:family="paragraph" style:parent-style-name="Standard">
      <style:paragraph-properties fo:text-align="center" style:justify-single-word="false"/>
      <style:text-properties style:font-name="Times New Roman" fo:font-size="14pt" style:font-size-asian="14pt" style:font-size-complex="14pt"/>
    </style:style>
    <style:style style:name="P43" style:family="paragraph" style:parent-style-name="Standard">
      <style:paragraph-properties fo:text-align="start" style:justify-single-word="false"/>
      <style:text-properties style:font-name="Times New Roman" fo:font-size="14pt" fo:font-style="normal" style:font-size-asian="14pt" style:font-style-asian="normal" style:font-size-complex="14pt" style:font-style-complex="normal"/>
    </style:style>
    <style:style style:name="P44" style:family="paragraph" style:parent-style-name="Standard">
      <style:paragraph-properties fo:text-align="start"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autospace="none"/>
      <style:text-properties style:font-name="Times New Roman"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46" style:family="paragraph" style:parent-style-name="Standard">
      <style:paragraph-properties fo:text-align="center" style:justify-single-word="false"/>
      <style:text-properties style:font-name="Times New Roman" fo:font-size="14pt" style:text-underline-style="solid" style:text-underline-width="auto" style:text-underline-color="font-color" style:font-name-asian="Calibri" style:font-size-asian="14pt" style:font-name-complex="Calibri" style:font-size-complex="14pt"/>
    </style:style>
    <style:style style:name="P47" style:family="paragraph" style:parent-style-name="Standard">
      <style:paragraph-properties fo:text-align="center" style:justify-single-word="false" style:text-autospace="none"/>
      <style:text-properties style:font-name="Times New Roman" fo:font-size="14pt" style:text-underline-style="solid" style:text-underline-width="auto" style:text-underline-color="font-color" fo:font-weight="bold" fo:background-color="#ffffff" style:font-name-asian="Calibri" style:font-size-asian="14pt" style:font-weight-asian="bold" style:font-name-complex="Calibri" style:font-size-complex="14pt" style:font-weight-complex="bold"/>
    </style:style>
    <style:style style:name="P48" style:family="paragraph" style:parent-style-name="Standard">
      <style:paragraph-properties fo:text-align="start" style:justify-single-word="false" style:text-autospace="none"/>
      <style:text-properties style:font-name="Times New Roman" fo:font-size="14pt" style:font-name-asian="Calibri" style:font-size-asian="14pt" style:font-name-complex="Calibri" style:font-size-complex="14pt"/>
    </style:style>
    <style:style style:name="P49" style:family="paragraph" style:parent-style-name="Standard">
      <style:paragraph-properties fo:text-align="start" style:justify-single-word="false" style:text-autospace="none"/>
      <style:text-properties fo:color="#000000" style:font-name="Times New Roman" fo:font-size="15pt" style:text-underline-style="none" fo:font-weight="normal" style:font-name-asian="Calibri" style:font-size-asian="15pt" style:font-weight-asian="normal" style:font-name-complex="Calibri" style:font-size-complex="15pt" style:font-weight-complex="normal"/>
    </style:style>
    <style:style style:name="P50" style:family="paragraph" style:parent-style-name="Standard">
      <style:paragraph-properties fo:text-align="start" style:justify-single-word="false"/>
      <style:text-properties fo:color="#000000" style:font-name="Times New Roman" fo:font-size="15pt" style:text-underline-style="none" fo:font-weight="normal" style:font-size-asian="15pt" style:font-weight-asian="normal" style:font-size-complex="15pt" style:font-weight-complex="normal"/>
    </style:style>
    <style:style style:name="P51" style:family="paragraph" style:parent-style-name="Standard">
      <style:paragraph-properties fo:text-align="start" style:justify-single-word="false" style:text-autospace="none"/>
      <style:text-properties fo:color="#000000"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52" style:family="paragraph" style:parent-style-name="Standard">
      <style:paragraph-properties style:text-autospace="none"/>
      <style:text-properties fo:color="#000000"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53" style:family="paragraph" style:parent-style-name="Standard">
      <style:paragraph-properties fo:text-align="center" style:justify-single-word="false"/>
      <style:text-properties fo:color="#000000"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54" style:family="paragraph" style:parent-style-name="Standard">
      <style:paragraph-properties fo:text-align="center" style:justify-single-word="false"/>
      <style:text-properties fo:color="#000000" style:font-name="Verdana" fo:font-size="16pt" style:text-underline-style="solid" style:text-underline-width="auto" style:text-underline-color="font-color" fo:font-weight="bold"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Verdana" fo:font-size="16pt" style:font-size-asian="16pt" style:font-size-complex="16pt"/>
    </style:style>
    <style:style style:name="P56" style:family="paragraph" style:parent-style-name="Standard">
      <style:paragraph-properties fo:text-align="start" style:justify-single-word="false"/>
      <style:text-properties style:font-name="Verdana" fo:font-size="16pt" style:font-size-asian="16pt" style:font-size-complex="16pt"/>
    </style:style>
    <style:style style:name="P57" style:family="paragraph" style:parent-style-name="Standard">
      <style:paragraph-properties fo:text-align="justify" style:justify-single-word="false"/>
      <style:text-properties style:font-name="Verdana" fo:font-size="15pt" style:font-size-asian="15pt" style:font-size-complex="15pt"/>
    </style:style>
    <style:style style:name="P58" style:family="paragraph" style:parent-style-name="Standard">
      <style:paragraph-properties style:text-autospace="none"/>
      <style:text-properties style:font-name="Verdana" fo:font-size="14pt" style:text-underline-style="none" fo:background-color="#ffff00" style:font-name-asian="Calibri" style:font-size-asian="14pt" style:font-name-complex="Calibri" style:font-size-complex="14pt"/>
    </style:style>
    <style:style style:name="P59" style:family="paragraph" style:parent-style-name="Standard">
      <style:paragraph-properties style:text-autospace="none"/>
      <style:text-properties style:font-name="Verdana" fo:font-size="14pt" fo:background-color="#99ffff" style:font-name-asian="Calibri" style:font-size-asian="14pt" style:font-name-complex="Calibri" style:font-size-complex="14pt"/>
    </style:style>
    <style:style style:name="P60" style:family="paragraph" style:parent-style-name="Standard">
      <style:paragraph-properties style:text-autospace="none"/>
      <style:text-properties style:font-name="Verdana" fo:font-size="14pt" fo:background-color="#ffffff" style:font-name-asian="Calibri" style:font-size-asian="14pt" style:font-name-complex="Calibri" style:font-size-complex="14pt"/>
    </style:style>
    <style:style style:name="P61" style:family="paragraph" style:parent-style-name="Standard">
      <style:paragraph-properties fo:text-align="start" style:justify-single-word="false" style:text-autospace="none"/>
      <style:text-properties style:font-name="Verdana"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62" style:family="paragraph" style:parent-style-name="Standard">
      <style:paragraph-properties fo:text-align="start" style:justify-single-word="false" style:text-autospace="none"/>
      <style:text-properties fo:color="#c5000b" style:font-name="Times New Roman" fo:font-size="15pt" fo:font-weight="bold" style:font-name-asian="Calibri" style:font-size-asian="15pt" style:font-weight-asian="bold" style:font-name-complex="Calibri" style:font-size-complex="15pt" style:font-weight-complex="bold"/>
    </style:style>
    <style:style style:name="P63" style:family="paragraph" style:parent-style-name="Standard">
      <style:paragraph-properties fo:text-align="justify" style:justify-single-word="false" style:text-autospace="none"/>
      <style:text-properties style:font-name="Calibri1" fo:font-size="15pt" style:font-name-asian="Calibri" style:font-size-asian="15pt" style:font-name-complex="Calibri" style:font-size-complex="15pt"/>
    </style:style>
    <style:style style:name="P64" style:family="paragraph" style:parent-style-name="Text_20_body">
      <style:paragraph-properties fo:text-align="start" style:justify-single-word="false"/>
      <style:text-properties style:font-name="Verdana" fo:font-size="16pt" style:font-size-asian="16pt" style:font-size-complex="16pt"/>
    </style:style>
    <style:style style:name="P65" style:family="paragraph" style:parent-style-name="Text_20_body">
      <style:paragraph-properties fo:text-align="center" style:justify-single-word="false"/>
      <style:text-properties style:font-name="Verdana" fo:font-size="16pt" style:font-size-asian="16pt" style:font-size-complex="16pt"/>
    </style:style>
    <style:style style:name="P66" style:family="paragraph" style:parent-style-name="Text_20_body">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67" style:family="paragraph" style:parent-style-name="Text_20_body">
      <style:paragraph-properties fo:text-align="start" style:justify-single-word="false"/>
      <style:text-properties style:font-name="Verdana" fo:font-size="13pt" fo:font-weight="bold" style:font-size-asian="13pt" style:font-weight-asian="bold" style:font-size-complex="13pt" style:font-weight-complex="bold"/>
    </style:style>
    <style:style style:name="P68" style:family="paragraph" style:parent-style-name="Text_20_body">
      <style:paragraph-properties fo:text-align="start" style:justify-single-word="false"/>
      <style:text-properties style:font-name="Verdana" fo:font-size="18pt" fo:font-weight="bold" style:font-size-asian="18pt" style:font-weight-asian="bold" style:font-size-complex="18pt" style:font-weight-complex="bold"/>
    </style:style>
    <style:style style:name="P69" style:family="paragraph" style:parent-style-name="Text_20_body">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70" style:family="paragraph" style:parent-style-name="Text_20_body">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71" style:family="paragraph" style:parent-style-name="Text_20_body">
      <style:paragraph-properties fo:text-align="start" style:justify-single-word="false"/>
      <style:text-properties style:font-name="Times New Roman" fo:font-size="14pt" fo:font-weight="normal" fo:background-color="#ffffff" style:font-size-asian="14pt" style:font-weight-asian="normal" style:font-size-complex="14pt" style:font-weight-complex="normal"/>
    </style:style>
    <style:style style:name="P72"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style:font-size-asian="14pt" style:font-size-complex="14pt"/>
    </style:style>
    <style:style style:name="P73" style:family="paragraph" style:parent-style-name="Text_20_body">
      <style:paragraph-properties fo:text-align="center" style:justify-single-word="false"/>
      <style:text-properties style:font-name="Times New Roman" fo:font-size="14pt" style:font-size-asian="14pt" style:font-size-complex="14pt"/>
    </style:style>
    <style:style style:name="P74" style:family="paragraph" style:parent-style-name="Text_20_body">
      <style:paragraph-properties fo:text-align="start" style:justify-single-word="false"/>
      <style:text-properties style:font-name="Times New Roman" fo:font-size="16pt" style:font-size-asian="16pt" style:font-size-complex="16pt"/>
    </style:style>
    <style:style style:name="P75" style:family="paragraph" style:parent-style-name="Text_20_body">
      <style:paragraph-properties fo:margin-top="0cm" fo:margin-bottom="0cm" loext:contextual-spacing="false" fo:line-height="100%" fo:text-align="start" style:justify-single-word="false"/>
      <style:text-properties style:font-name="Times New Roman" fo:font-size="15pt" style:font-size-asian="15pt" style:font-size-complex="15pt"/>
    </style:style>
    <style:style style:name="P76" style:family="paragraph" style:parent-style-name="Text_20_body">
      <style:paragraph-properties fo:margin-top="0cm" fo:margin-bottom="0cm" loext:contextual-spacing="false" fo:text-align="start" style:justify-single-word="false"/>
      <style:text-properties style:font-name="Times New Roman" fo:font-size="15pt" fo:font-style="normal" style:text-underline-style="none" style:font-size-asian="15pt" style:font-style-asian="normal" style:font-size-complex="15pt" style:font-style-complex="normal"/>
    </style:style>
    <style:style style:name="P77" style:family="paragraph" style:parent-style-name="Text_20_body">
      <style:paragraph-properties fo:margin-top="0cm" fo:margin-bottom="0cm" loext:contextual-spacing="false" fo:line-height="100%" fo:text-align="start" style:justify-single-word="false"/>
      <style:text-properties style:font-name="Times New Roman" fo:font-size="15pt" fo:font-style="normal" style:text-underline-style="none" style:font-size-asian="15pt" style:font-style-asian="normal" style:font-size-complex="15pt" style:font-style-complex="normal"/>
    </style:style>
    <style:style style:name="P78" style:family="paragraph" style:parent-style-name="Text_20_body">
      <style:paragraph-properties fo:margin-top="0cm" fo:margin-bottom="0cm" loext:contextual-spacing="false" fo:line-height="100%" fo:text-align="justify" style:justify-single-word="false"/>
      <style:text-properties style:font-name="Times New Roman" fo:font-size="15pt" fo:font-style="normal" style:text-underline-style="none" style:font-size-asian="15pt" style:font-style-asian="normal" style:font-size-complex="15pt" style:font-style-complex="normal"/>
    </style:style>
    <style:style style:name="P79" style:family="paragraph" style:parent-style-name="Text_20_body">
      <style:paragraph-properties fo:margin-top="0cm" fo:margin-bottom="0cm" loext:contextual-spacing="false" fo:line-height="100%"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80" style:family="paragraph" style:parent-style-name="Text_20_body">
      <style:paragraph-properties fo:margin-top="0cm" fo:margin-bottom="0cm" loext:contextual-spacing="false" fo:line-height="100%" fo:text-align="start"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81" style:family="paragraph" style:parent-style-name="Table_20_Contents">
      <style:paragraph-properties fo:text-align="center" style:justify-single-word="false"/>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82" style:family="paragraph" style:parent-style-name="Table_20_Contents">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style:font-name="Times New Roman" fo:font-size="14pt" style:font-size-asian="14pt" style:font-size-complex="14pt"/>
    </style:style>
    <style:style style:name="P84" style:family="paragraph" style:parent-style-name="Table_20_Contents">
      <style:paragraph-properties fo:text-align="start" style:justify-single-word="false"/>
      <style:text-properties style:font-name="Times New Roman" fo:font-size="14pt" style:font-size-asian="14pt" style:font-size-complex="14pt"/>
    </style:style>
    <style:style style:name="P85" style:family="paragraph" style:parent-style-name="Table_20_Contents">
      <style:paragraph-properties fo:text-align="start" style:justify-single-word="false"/>
      <style:text-properties style:font-name="Times New Roman" fo:font-size="14pt" style:font-size-asian="14pt" style:font-style-asian="italic" style:font-weight-asian="bold" style:font-size-complex="14pt" style:font-style-complex="italic" style:font-weight-complex="bold" style:text-overline-style="none" style:text-overline-color="font-color"/>
    </style:style>
    <style:style style:name="P86" style:family="paragraph" style:parent-style-name="Table_20_Contents">
      <style:paragraph-properties fo:text-align="center" style:justify-single-word="false"/>
      <style:text-properties style:font-name="Times New Roman" fo:font-size="14pt"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style:font-name="Times New Roman" fo:font-size="14pt" style:font-size-asian="14pt" style:font-style-asian="normal" style:font-weight-asian="normal" style:font-size-complex="14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style:font-name="Times New Roman" fo:font-size="14pt" fo:language="it" fo:country="IT" style:font-size-asian="14pt" style:font-size-complex="14pt"/>
    </style:style>
    <style:style style:name="P89" style:family="paragraph" style:parent-style-name="Table_20_Contents">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90" style:family="paragraph" style:parent-style-name="Table_20_Contents">
      <style:paragraph-properties fo:text-align="center" style:justify-single-word="false"/>
      <style:text-properties style:font-name="Times New Roman" fo:font-size="14pt" fo:font-weight="normal" fo:background-color="#c5000b" style:font-size-asian="14pt" style:font-weight-asian="normal" style:font-size-complex="14pt" style:font-weight-complex="normal"/>
    </style:style>
    <style:style style:name="P91" style:family="paragraph" style:parent-style-name="Table_20_Contents">
      <style:paragraph-properties fo:text-align="center" style:justify-single-word="false"/>
      <style:text-properties style:font-name="Times New Roman" fo:font-size="14pt" fo:font-weight="normal" fo:background-color="#ff0000" style:font-size-asian="14pt" style:font-weight-asian="normal" style:font-size-complex="14pt" style:font-weight-complex="normal"/>
    </style:style>
    <style:style style:name="P92" style:family="paragraph" style:parent-style-name="Table_20_Contents">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93" style:family="paragraph" style:parent-style-name="Table_20_Contents">
      <style:paragraph-properties fo:text-align="center" style:justify-single-word="false"/>
      <style:text-properties style:font-name="Times New Roman" fo:font-size="13pt" style:font-size-asian="13pt" style:font-size-complex="13pt"/>
    </style:style>
    <style:style style:name="P94" style:family="paragraph" style:parent-style-name="Table_20_Contents">
      <style:paragraph-properties fo:text-align="center"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text-overline-style="none" style:text-overline-color="font-color"/>
    </style:style>
    <style:style style:name="P96" style:family="paragraph" style:parent-style-name="Table_20_Contents">
      <loext:graphic-properties draw:fill="solid" draw:fill-color="#ffffff" draw:opacity="100%"/>
      <style:paragraph-properties fo:text-align="start" style:justify-single-word="false" fo:background-color="#ffffff"/>
      <style:text-properties style:font-name="Times New Roman" fo:font-size="15pt" fo:font-style="normal" fo:font-weight="bold" style:font-size-asian="15pt" style:font-style-asian="normal" style:font-weight-asian="bold" style:font-size-complex="15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98" style:family="paragraph" style:parent-style-name="Table_20_Contents">
      <style:paragraph-properties fo:text-align="start"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99" style:family="paragraph" style:parent-style-name="Table_20_Contents">
      <loext:graphic-properties draw:fill="solid" draw:fill-color="#ffffff" draw:opacity="100%"/>
      <style:paragraph-properties fo:text-align="start" style:justify-single-word="false" fo:background-color="#ffffff"/>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100"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101" style:family="paragraph" style:parent-style-name="Footer">
      <style:paragraph-properties fo:text-align="center" style:justify-single-word="false"/>
    </style:style>
    <style:style style:name="P10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5pt" fo:letter-spacing="normal" fo:font-style="normal" fo:font-weight="normal" style:font-size-asian="15pt" style:font-size-complex="15pt"/>
    </style:style>
    <style:style style:name="P103" style:family="paragraph" style:parent-style-name="Standard">
      <style:paragraph-properties fo:text-align="start" style:justify-single-word="false"/>
      <style:text-properties style:font-name="Times New Roman" fo:font-size="15pt" style:text-underline-style="none" fo:background-color="#ffffff" style:font-name-asian="Calibri" style:font-size-asian="15pt" style:font-name-complex="Calibri" style:font-size-complex="15pt"/>
    </style:style>
    <style:style style:name="P104" style:family="paragraph" style:parent-style-name="Standard">
      <style:paragraph-properties fo:text-align="start" style:justify-single-word="false" style:text-autospace="none"/>
      <style:text-properties style:font-name="Times New Roman" fo:font-size="15pt" style:text-underline-style="none" fo:font-weight="normal" style:font-size-asian="15pt" style:font-weight-asian="normal" style:font-size-complex="15pt" style:font-weight-complex="normal"/>
    </style:style>
    <style:style style:name="P105" style:family="paragraph" style:parent-style-name="Standard">
      <style:paragraph-properties style:text-autospace="none"/>
      <style:text-properties style:font-name="Times New Roman" fo:font-size="15pt" style:text-underline-style="none" fo:font-weight="bold" style:font-name-asian="Calibri,Bold" style:font-size-asian="15pt" style:font-weight-asian="bold" style:font-name-complex="Calibri,Bold" style:font-size-complex="15pt" style:font-weight-complex="bold"/>
    </style:style>
    <style:style style:name="P106" style:family="paragraph" style:parent-style-name="Standard" style:list-style-name="L2">
      <style:paragraph-properties style:text-autospace="none"/>
      <style:text-properties style:font-name="Times New Roman" fo:font-size="15pt" fo:font-weight="normal" style:font-size-asian="15pt" style:font-weight-asian="normal" style:font-size-complex="15pt" style:font-weight-complex="normal"/>
    </style:style>
    <style:style style:name="P107" style:family="paragraph" style:parent-style-name="Standard" style:list-style-name="L2">
      <style:paragraph-properties style:text-autospace="none"/>
      <style:text-properties style:font-name="Times New Roman" fo:font-size="15pt" fo:font-weight="normal" fo:background-color="#ffffff" style:font-name-asian="Calibri,Bold" style:font-size-asian="15pt" style:font-weight-asian="normal" style:font-name-complex="Calibri,Bold" style:font-size-complex="15pt" style:font-weight-complex="normal"/>
    </style:style>
    <style:style style:name="P108" style:family="paragraph" style:parent-style-name="Standard">
      <style:paragraph-properties fo:text-align="justify" style:justify-single-word="false" style:text-autospace="none"/>
      <style:text-properties style:font-name="Times New Roman" fo:font-size="15pt" fo:font-style="normal" style:font-name-asian="Calibri" style:font-size-asian="15pt" style:font-style-asian="normal" style:font-name-complex="Calibri" style:font-size-complex="15pt" style:font-style-complex="normal"/>
    </style:style>
    <style:style style:name="P109" style:family="paragraph" style:parent-style-name="Standard">
      <style:paragraph-properties fo:text-align="start" style:justify-single-word="false" style:text-autospace="none"/>
      <style:text-properties style:font-name="Times New Roman" fo:font-size="15pt" style:font-name-asian="Calibri" style:font-size-asian="15pt" style:font-name-complex="Calibri" style:font-size-complex="15pt"/>
    </style:style>
    <style:style style:name="P110" style:family="paragraph" style:parent-style-name="Standard">
      <style:paragraph-properties fo:text-align="start" style:justify-single-word="false" style:text-autospace="none"/>
      <style:text-properties style:font-name="Times New Roman" fo:font-size="66pt" style:font-name-asian="Calibri" style:font-size-asian="66pt" style:font-name-complex="Calibri" style:font-size-complex="66pt"/>
    </style:style>
    <style:style style:name="P111" style:family="paragraph" style:parent-style-name="Text_20_body" style:list-style-name="L1">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12" style:family="paragraph" style:parent-style-name="Text_20_body" style:list-style-name="L1">
      <style:paragraph-properties fo:text-align="start" style:justify-single-word="false"/>
      <style:text-properties style:font-name="Times New Roman" fo:font-size="14pt" fo:font-weight="normal" fo:background-color="#ffffff" style:font-size-asian="14pt" style:font-weight-asian="normal" style:font-size-complex="14pt" style:font-weight-complex="normal"/>
    </style:style>
    <style:style style:name="T1" style:family="text">
      <style:text-properties fo:font-style="italic" style:font-name-asian="Calibri,Italic" style:font-style-asian="italic" style:font-name-complex="Calibri,Italic" style:font-style-complex="italic"/>
    </style:style>
    <style:style style:name="T2" style:family="text">
      <style:text-properties fo:font-style="italic" style:font-style-asian="italic" style:font-style-complex="italic"/>
    </style:style>
    <style:style style:name="T3" style:family="text">
      <style:text-properties fo:font-style="italic" style:font-name-asian="Calibri,Bold" style:font-style-asian="italic" style:font-name-complex="Calibri,Bold" style:font-style-complex="italic"/>
    </style:style>
    <style:style style:name="T4" style:family="text">
      <style:text-properties style:font-name-asian="Calibri,Bold" style:font-name-complex="Calibri,Bold"/>
    </style:style>
    <style:style style:name="T5" style:family="text">
      <style:text-properties style:font-name-asian="Calibri" style:font-name-complex="Calibri"/>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asian="Calibri,Bold" style:font-name-complex="Calibri,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style:font-name-asian="Segoe UI" style:font-name-complex="Segoe UI"/>
    </style:style>
    <style:style style:name="T10" style:family="text">
      <style:text-properties fo:font-weight="bold" style:font-weight-asian="bold" style:font-weight-complex="bold"/>
    </style:style>
    <style:style style:name="T11" style:family="text">
      <style:text-properties fo:font-weight="bold" style:font-name-asian="Calibri" style:font-weight-asian="bold" style:font-name-complex="Calibri" style:font-weight-complex="bold"/>
    </style:style>
    <style:style style:name="T12" style:family="text">
      <style:text-properties fo:font-style="normal" style:font-name-asian="Calibri,Italic" style:font-style-asian="normal" style:font-name-complex="Calibri,Italic" style:font-style-complex="normal"/>
    </style:style>
    <style:style style:name="T13" style:family="text">
      <style:text-properties fo:font-style="normal" fo:font-weight="normal" style:font-name-asian="Calibri,Italic" style:font-style-asian="normal" style:font-weight-asian="normal" style:font-name-complex="Calibri,Italic"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weight="normal" style:font-weight-asian="normal" style:font-weight-complex="normal"/>
    </style:style>
    <style:style style:name="T17" style:family="text">
      <style:text-properties style:font-name-asian="Segoe UI" style:font-name-complex="Segoe UI"/>
    </style:style>
    <style:style style:name="T18" style:family="text">
      <style:text-properties fo:font-variant="normal" fo:text-transform="none" fo:color="#000000" fo:letter-spacing="normal" fo:font-style="normal" fo:font-weight="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background-color="#ffffff" loext:char-shading-value="0"/>
    </style:style>
    <style:style style:name="T21" style:family="text">
      <style:text-properties style:font-name="Times New Roman"/>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GETTO BASE DATI</text:p>
      <text:p text:style-name="P26"/>
      <text:p text:style-name="P33">“<text:span text:style-name="T16">Ufficio Postale”</text:span></text:p>
      <text:p text:style-name="P39"/>
      <text:p text:style-name="P42"/>
      <text:p text:style-name="P43">Borriello Sara</text:p>
      <text:p text:style-name="P43">Scotellaro Cinzia</text:p>
      <text:p text:style-name="P44">A.A. 2016/2017</text:p>
      <text:p text:style-name="P42"/>
      <text:p text:style-name="P42"/>
      <text:p text:style-name="P27">Descrizione Sintetica</text:p>
      <text:p text:style-name="P35"/>
      <text:p text:style-name="P102">Si vuole realizzare una base di dati per la gestione di un ufficio postale. Un cliente, identificato dal codice fiscale, ha un nome, un cognome, data e luogo di nascita, un indirizzo e uno o più numeri di telefono. Un cliente può aprire un conto. Ogni conto ha un saldo, è identificato da codice IBAN e può essere interessato da varie operazioni. I conti possono essere di vario tipo: libretti, conti bancoposta o carta prepagata. <text:s/>Le operazioni che avvengono nell' ufficio postale sono effettuate da un addetto allo sportello; altrimenti possono anche essere effettuate tramite internet. L'ufficio postale ha vari dipendenti, come gli addetti agli sportelli e i postini. Ogni dipendente ha nome, cognome, indirizzo, luogo e data di nascita, codice fiscale e matricola. I postini si occupano della consegna della posta. Si possono consegnare vari prodotti: pacchi, lettere e raccomandate. Ognuno di essi ha un destinatario e una data di spedizione. Per quanto riguarda i pacchi bisogna specificare il peso e il volume.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7"><text:soft-page-break/>Specifiche Complete</text:p>
      <text:p text:style-name="P55"/>
      <text:p text:style-name="P15">L'obbiettivo del seguente progetto è quello di realizzare una base di dati in grado di gestire un sistema per l'organizzazione di un qualsiasi ufficio postale. </text:p>
      <text:p text:style-name="P12"><text:span text:style-name="T18">Per ogni Cliente vengono registrati il nome , il cognome e il Codice Fiscale. Inoltre si possono indicare eventuali numeri di telefono , se presenti, l'indirizzo, il luogo e la data di nascita. Ogni cliente ha la possibilità di aprire vari tipi di conti. Ogni conto possiede un saldo ed ha un codice IBAN univoco. Ad un cliente che desidera aprire un conto, è permesso di scegliere tra un libretto, un conto corrente bancoposta oppure una carta prepagata (postePay Evolution). Un conto bancoposta ha un costo annuale, <text:s/>un tasso di interesse. Inoltre è possibile scegliere se avere o meno una carta associata al conto e se attivare o meno i servizi tramite Internet. Di una PostePay Evolution si memorizza il codice di sicurezza e il numero della carta (univoco). Inoltre una PostePay Evolution ha una durata limitata, infatti viene anche memorizzata la data di scadenza. Infine il libretto è una semplice tipologia di conto di cui è noto il tasso di interesse.</text:span><text:line-break/><text:span text:style-name="T18">Poiché ogni cliente può scegliere di aprire più di un conto, viene memorizzato anche il numero di conti a lui intestati.</text:span><text:line-break/><text:span text:style-name="T18">Un conto, di qualsiasi tipo esso sia, può essere interessato da una o più operazioni. I clienti possono scegliere se effettuare l’operazione comodamente da casa, tramite internet, oppure recarsi all’ufficio postale e rivolgersi agli addetti allo sportello. Di ogni operazione viene registrata la data in cui viene effettuata e l’importo. Inoltre ogni operazione ha un codice univoco che la identifica.</text:span> L'ufficio postale si occupa anche della cosegna della posta, di tre tipi diversi: pacchi, lettere e raccomandate. Di ognuno di essi, è necessario specificare l'indirizzo a cui recapitarlo, il mittente e la data di spedizione. Inoltre ogni articolo spedito è identificato in maniera univoca da un codice. Per effettuare la spedizione di pacchi, bisogna specificare sia il peso che il volume. Le consegne della posta, sono effettuate dai dipendenti dell'ufficio postale, nello specifico, se ne occupano i postini. Quanto quest'ultimi effettuano la consegna, si memorizza la data in cui è stato recapitato l'articolo. <text:s/>Di ogni dipendente, viene registrato il nome, il cognome, e possono anche essere specificati il luogo, la data di nascita e l'indirizzo. Ogni dipendente possiede una matricola, tramite la quale viene identificato. Tra i dipendenti, oltre ai postini, ricordiamo anche gli addetti allo sportello, anche se questi non sono gli unici impiegati, ma ve ne sono altri che si occupano della gestione dell'ufficio postale.</text:p>
      <text:p text:style-name="P57"/>
      <text:p text:style-name="P64"/>
      <text:p text:style-name="P64"/>
      <text:p text:style-name="P64"><text:soft-page-break/></text:p>
      <text:p text:style-name="P27">Glossario delle Entità</text:p>
      <text:p text:style-name="P27"/>
      <text:p text:style-name="P35"/>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p text:style-name="P81">Entità</text:p>
          </table:table-cell>
          <table:table-cell table:style-name="entità.B1" office:value-type="string">
            <text:p text:style-name="P81">Descrizione</text:p>
          </table:table-cell>
          <table:table-cell table:style-name="entità.B1" office:value-type="string">
            <text:p text:style-name="P81">Attributi</text:p>
          </table:table-cell>
          <table:table-cell table:style-name="entità.A1" office:value-type="string">
            <text:p text:style-name="P81">Identificatori</text:p>
          </table:table-cell>
        </table:table-row>
        <table:table-row>
          <table:table-cell table:style-name="entità.A2" office:value-type="string">
            <text:p text:style-name="P83">Cliente</text:p>
          </table:table-cell>
          <table:table-cell table:style-name="entità.A2" office:value-type="string">
            <text:p text:style-name="P88">Un cliente che usufruisce dei servizi offerti dall'ufficio postale.</text:p>
          </table:table-cell>
          <table:table-cell table:style-name="entità.A2" office:value-type="string">
            <text:p text:style-name="P88">Nome, Cognome,</text:p>
            <text:p text:style-name="P88">Luogo di Nascita, Data di nascita,</text:p>
            <text:p text:style-name="P88">Indirizzo,</text:p>
            <text:p text:style-name="P88">Codice Fiscale,</text:p>
            <text:p text:style-name="P88">Numero di Conti, Telefono.</text:p>
          </table:table-cell>
          <table:table-cell table:style-name="entità.D2" office:value-type="string">
            <text:p text:style-name="P84">Codice Fiscale</text:p>
          </table:table-cell>
        </table:table-row>
        <table:table-row>
          <table:table-cell table:style-name="entità.A2" office:value-type="string">
            <text:p text:style-name="P83">Conto</text:p>
          </table:table-cell>
          <table:table-cell table:style-name="entità.A2" office:value-type="string">
            <text:p text:style-name="P100">Conto aperto all'interno dell'ufficio postale.</text:p>
          </table:table-cell>
          <table:table-cell table:style-name="entità.A2" office:value-type="string">
            <text:p text:style-name="P88">IBAN, Saldo, Numero di operazioni.</text:p>
          </table:table-cell>
          <table:table-cell table:style-name="entità.D2" office:value-type="string">
            <text:p text:style-name="P84">IBAN</text:p>
          </table:table-cell>
        </table:table-row>
        <table:table-row>
          <table:table-cell table:style-name="entità.A2" office:value-type="string">
            <text:p text:style-name="P83">Libretto</text:p>
          </table:table-cell>
          <table:table-cell table:style-name="entità.A2" office:value-type="string">
            <text:p text:style-name="P84">Un libretto di risparmio postale.</text:p>
          </table:table-cell>
          <table:table-cell table:style-name="entità.A2" office:value-type="string">
            <text:p text:style-name="P84">Tasso d'interesse. </text:p>
          </table:table-cell>
          <table:table-cell table:style-name="entità.D2" office:value-type="string">
            <text:p text:style-name="P84">Conto.IBAN</text:p>
          </table:table-cell>
        </table:table-row>
        <table:table-row>
          <table:table-cell table:style-name="entità.A2" office:value-type="string">
            <text:p text:style-name="P83">Conto Bancoposta</text:p>
          </table:table-cell>
          <table:table-cell table:style-name="entità.A2" office:value-type="string">
            <text:p text:style-name="P84">Un conto corrente postale, dotato eventualmente di una propria carta per poter effettuare le varie operazioni.</text:p>
          </table:table-cell>
          <table:table-cell table:style-name="entità.A2" office:value-type="string">
            <text:p text:style-name="P84">Carta, Attivazione servizi internet, Tasso d'interesse, Costo.</text:p>
          </table:table-cell>
          <table:table-cell table:style-name="entità.D2" office:value-type="string">
            <text:p text:style-name="P83"/>
            <text:p text:style-name="P84">Conto.IBAN</text:p>
          </table:table-cell>
        </table:table-row>
        <table:table-row>
          <table:table-cell table:style-name="entità.A2" office:value-type="string">
            <text:p text:style-name="P83">Postepay Evolution</text:p>
          </table:table-cell>
          <table:table-cell table:style-name="entità.A2" office:value-type="string">
            <text:p text:style-name="P84">È una carta prepagata, ricaricabile e dotata di codice IBAN.</text:p>
          </table:table-cell>
          <table:table-cell table:style-name="entità.A2" office:value-type="string">
            <text:p text:style-name="P84">Scadenza, Numero carta, Codice di Sicurezza.</text:p>
          </table:table-cell>
          <table:table-cell table:style-name="entità.D2" office:value-type="string">
            <text:p text:style-name="P83"/>
            <text:p text:style-name="P84">Conto.IBAN</text:p>
            <text:p text:style-name="P83"/>
          </table:table-cell>
        </table:table-row>
        <table:table-row>
          <table:table-cell table:style-name="entità.A2" office:value-type="string">
            <text:p text:style-name="P83">Operazione</text:p>
          </table:table-cell>
          <table:table-cell table:style-name="entità.A2" office:value-type="string">
            <text:p text:style-name="P84">Un'operazione che può essere effettuata su un conto. </text:p>
          </table:table-cell>
          <table:table-cell table:style-name="entità.A2" office:value-type="string">
            <text:p text:style-name="P84">Codice, Data, Importo.</text:p>
          </table:table-cell>
          <table:table-cell table:style-name="entità.D2" office:value-type="string">
            <text:p text:style-name="P84">Codice</text:p>
          </table:table-cell>
        </table:table-row>
        <table:table-row>
          <table:table-cell table:style-name="entità.A2" office:value-type="string">
            <text:p text:style-name="P83">Tramite Internet</text:p>
          </table:table-cell>
          <table:table-cell table:style-name="entità.A2" office:value-type="string">
            <text:p text:style-name="P84">Operazione che viene effettuata online.</text:p>
          </table:table-cell>
          <table:table-cell table:style-name="entità.A2" office:value-type="string">
            <text:p text:style-name="P83">//</text:p>
          </table:table-cell>
          <table:table-cell table:style-name="entità.D2" office:value-type="string">
            <text:p text:style-name="P83">Operazione.Codice</text:p>
          </table:table-cell>
        </table:table-row>
        <table:table-row>
          <table:table-cell table:style-name="entità.A2" office:value-type="string">
            <text:p text:style-name="P83">Alla Posta</text:p>
          </table:table-cell>
          <table:table-cell table:style-name="entità.A2" office:value-type="string">
            <text:p text:style-name="P84">Operazione che viene effettuata nell'ufficio postale.</text:p>
          </table:table-cell>
          <table:table-cell table:style-name="entità.A2" office:value-type="string">
            <text:p text:style-name="P83"/>
            <text:p text:style-name="P83">//</text:p>
          </table:table-cell>
          <table:table-cell table:style-name="entità.D2" office:value-type="string">
            <text:p text:style-name="P83"/>
            <text:p text:style-name="P83">Operazione.Codice</text:p>
          </table:table-cell>
        </table:table-row>
        <table:table-row>
          <table:table-cell table:style-name="entità.A2" office:value-type="string">
            <text:p text:style-name="P83">Dipendente</text:p>
          </table:table-cell>
          <table:table-cell table:style-name="entità.A2" office:value-type="string">
            <text:p text:style-name="P84">Un dipendente dell'ufficio postale. </text:p>
          </table:table-cell>
          <table:table-cell table:style-name="entità.A2" office:value-type="string">
            <text:p text:style-name="P84">Nome, Cognome, Indirizzo, Data di Nascita, Luogo di Nascita,Matricola.</text:p>
          </table:table-cell>
          <table:table-cell table:style-name="entità.D2" office:value-type="string">
            <text:p text:style-name="P84">Matricola</text:p>
          </table:table-cell>
        </table:table-row>
        <text:soft-page-break/>
        <table:table-row>
          <table:table-cell table:style-name="entità.A2" office:value-type="string">
            <text:p text:style-name="P83">Addetto Allo Sportello</text:p>
          </table:table-cell>
          <table:table-cell table:style-name="entità.A2" office:value-type="string">
            <text:p text:style-name="P84">Un tipo di dipendente che svolge le operazioni alla posta. </text:p>
          </table:table-cell>
          <table:table-cell table:style-name="entità.A2" office:value-type="string">
            <text:p text:style-name="P83"/>
            <text:p text:style-name="P83">//</text:p>
          </table:table-cell>
          <table:table-cell table:style-name="entità.D2" office:value-type="string">
            <text:p text:style-name="P83"/>
            <text:p text:style-name="P93">Dipendente.matricola</text:p>
          </table:table-cell>
        </table:table-row>
        <table:table-row>
          <table:table-cell table:style-name="entità.A2" office:value-type="string">
            <text:p text:style-name="P83">Postino</text:p>
          </table:table-cell>
          <table:table-cell table:style-name="entità.A2" office:value-type="string">
            <text:p text:style-name="P84">Tipo di dipendente che si occupa della consegna della posta-</text:p>
          </table:table-cell>
          <table:table-cell table:style-name="entità.A2" office:value-type="string">
            <text:p text:style-name="P83"/>
            <text:p text:style-name="P83">//</text:p>
          </table:table-cell>
          <table:table-cell table:style-name="entità.D2" office:value-type="string">
            <text:p text:style-name="P83"/>
            <text:p text:style-name="P93">Dipendente.matricola</text:p>
          </table:table-cell>
        </table:table-row>
        <table:table-row>
          <table:table-cell table:style-name="entità.A2" office:value-type="string">
            <text:p text:style-name="P83"/>
            <text:p text:style-name="P83"/>
            <text:p text:style-name="P83">Posta</text:p>
          </table:table-cell>
          <table:table-cell table:style-name="entità.A2" office:value-type="string">
            <text:p text:style-name="P84">Si tratta di materiale che viene consegnato a un cliente, oppure viene spedito (sempre dal cliente).</text:p>
          </table:table-cell>
          <table:table-cell table:style-name="entità.A2" office:value-type="string">
            <text:p text:style-name="P84">Codice, Mittente, Indirizzo, <text:s/>Data Spedizione.</text:p>
          </table:table-cell>
          <table:table-cell table:style-name="entità.D2" office:value-type="string">
            <text:p text:style-name="P84"/>
            <text:p text:style-name="P84"/>
            <text:p text:style-name="P84">Codice</text:p>
          </table:table-cell>
        </table:table-row>
        <table:table-row>
          <table:table-cell table:style-name="entità.A2" office:value-type="string">
            <text:p text:style-name="P83">Pacchi</text:p>
          </table:table-cell>
          <table:table-cell table:style-name="entità.A2" office:value-type="string">
            <text:p text:style-name="P84">Pacchi spediti o consegnati a un cliente, hanno un peso e un volume.</text:p>
          </table:table-cell>
          <table:table-cell table:style-name="entità.A2" office:value-type="string">
            <text:p text:style-name="P84">Peso, Volume.</text:p>
          </table:table-cell>
          <table:table-cell table:style-name="entità.D2" office:value-type="string">
            <text:p text:style-name="P84">Posta.codice</text:p>
          </table:table-cell>
        </table:table-row>
        <table:table-row>
          <table:table-cell table:style-name="entità.A2" office:value-type="string">
            <text:p text:style-name="P83">Raccomandate</text:p>
          </table:table-cell>
          <table:table-cell table:style-name="entità.A2" office:value-type="string">
            <text:p text:style-name="P84">Tipo di posta.</text:p>
          </table:table-cell>
          <table:table-cell table:style-name="entità.A2" office:value-type="string">
            <text:p text:style-name="P83">//</text:p>
          </table:table-cell>
          <table:table-cell table:style-name="entità.D2" office:value-type="string">
            <text:p text:style-name="P84">Posta.codice</text:p>
          </table:table-cell>
        </table:table-row>
        <table:table-row>
          <table:table-cell table:style-name="entità.A2" office:value-type="string">
            <text:p text:style-name="P83">Lettere</text:p>
          </table:table-cell>
          <table:table-cell table:style-name="entità.A2" office:value-type="string">
            <text:p text:style-name="P84">Lettere spedite o consegnate a un cliente. </text:p>
          </table:table-cell>
          <table:table-cell table:style-name="entità.A2" office:value-type="string">
            <text:p text:style-name="P83"/>
            <text:p text:style-name="P83">//</text:p>
          </table:table-cell>
          <table:table-cell table:style-name="entità.D2" office:value-type="string">
            <text:p text:style-name="P84">Posta.codice</text:p>
          </table:table-cell>
        </table:table-row>
      </table:table>
      <text:p text:style-name="P36"/>
      <text:p text:style-name="P56"/>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6"/>
      <text:p text:style-name="P66"><text:soft-page-break/></text:p>
      <text:p text:style-name="P66"/>
      <text:p text:style-name="P69">Glossario delle Relazioni</text:p>
      <text:p text:style-name="P6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81">Relazione</text:p>
          </table:table-cell>
          <table:table-cell table:style-name="Tabella1.A1" office:value-type="string">
            <text:p text:style-name="P81">Descrizione</text:p>
          </table:table-cell>
          <table:table-cell table:style-name="Tabella1.A1" office:value-type="string">
            <text:p text:style-name="P81">Entità Coinvolte</text:p>
          </table:table-cell>
          <table:table-cell table:style-name="Tabella1.D1" office:value-type="string">
            <text:p text:style-name="P81">Attributi</text:p>
          </table:table-cell>
        </table:table-row>
        <table:table-row>
          <table:table-cell table:style-name="Tabella1.A2" office:value-type="string">
            <text:p text:style-name="P83">Apre</text:p>
          </table:table-cell>
          <table:table-cell table:style-name="Tabella1.A2" office:value-type="string">
            <text:p text:style-name="P84">Permette ad un Cliente di aprire uno o più conti.</text:p>
          </table:table-cell>
          <table:table-cell table:style-name="Tabella1.A2" office:value-type="string">
            <text:p text:style-name="P84">Cliente(0,N)</text:p>
            <text:p text:style-name="P84">Conto(1,N)</text:p>
          </table:table-cell>
          <table:table-cell table:style-name="Tabella1.D2" office:value-type="string">
            <text:p text:style-name="P83">//</text:p>
          </table:table-cell>
        </table:table-row>
        <table:table-row>
          <table:table-cell table:style-name="Tabella1.A2" office:value-type="string">
            <text:p text:style-name="P83">Interessato Da</text:p>
          </table:table-cell>
          <table:table-cell table:style-name="Tabella1.A2" office:value-type="string">
            <text:p text:style-name="P84">Collega un conto alle operazioni che lo interessano.</text:p>
          </table:table-cell>
          <table:table-cell table:style-name="Tabella1.A2" office:value-type="string">
            <text:p text:style-name="P84">Conto(0,N)</text:p>
            <text:p text:style-name="P84">Operazione(1,N)</text:p>
          </table:table-cell>
          <table:table-cell table:style-name="Tabella1.D2" office:value-type="string">
            <text:p text:style-name="P83"/>
            <text:p text:style-name="P83">//</text:p>
          </table:table-cell>
        </table:table-row>
        <table:table-row>
          <table:table-cell table:style-name="Tabella1.A2" office:value-type="string">
            <text:p text:style-name="P83">Effettuato Da</text:p>
          </table:table-cell>
          <table:table-cell table:style-name="Tabella1.A2" office:value-type="string">
            <text:p text:style-name="P84">Indica che un'operazione alla posta viene effettuata da un dipendente, nello specifico da un addetto allo sportello.</text:p>
          </table:table-cell>
          <table:table-cell table:style-name="Tabella1.A2" office:value-type="string">
            <text:p text:style-name="P84">Alla Posta(1,1)</text:p>
            <text:p text:style-name="P84">Addetto Allo Sportello(0,N)</text:p>
          </table:table-cell>
          <table:table-cell table:style-name="Tabella1.D2" office:value-type="string">
            <text:p text:style-name="P83"/>
            <text:p text:style-name="P83"/>
            <text:p text:style-name="P83">//</text:p>
          </table:table-cell>
        </table:table-row>
        <table:table-row>
          <table:table-cell table:style-name="Tabella1.A2" office:value-type="string">
            <text:p text:style-name="P83">Consegna</text:p>
          </table:table-cell>
          <table:table-cell table:style-name="Tabella1.A2" office:value-type="string">
            <text:p text:style-name="P84">Unisce un postino alla posta che consegna.</text:p>
          </table:table-cell>
          <table:table-cell table:style-name="Tabella1.A2" office:value-type="string">
            <text:p text:style-name="P84">Postino(1,N)</text:p>
            <text:p text:style-name="P84">Consegna(1,1)</text:p>
          </table:table-cell>
          <table:table-cell table:style-name="Tabella1.D2" office:value-type="string">
            <text:p text:style-name="P83">Data Consegna</text:p>
          </table:table-cell>
        </table:table-row>
      </table:table>
      <text:p text:style-name="P64"/>
      <text:p text:style-name="P67"/>
      <text:p text:style-name="P67"/>
      <text:p text:style-name="P70">Vincoli non esprimibili dal modello ER</text:p>
      <text:list xml:id="list2995641742238294695" text:style-name="L1">
        <text:list-item>
          <text:p text:style-name="P111">L'attributo chiave di una postepay Evolution, è l'IBAN, ma non possono esistere due postepay con lo stesso numero di carta.</text:p>
        </text:list-item>
        <text:list-item>
          <text:p text:style-name="P111">Nell'effettuare un'operazione che prevede un prelievo, l'importo non può essere superiore al saldo del conto.</text:p>
        </text:list-item>
        <text:list-item>
          <text:p text:style-name="P112">Possono effettuare operazione tramite internet solo coloro che hanno la Postepay Evolution o l'attivazione dei servizi internet.</text:p>
        </text:list-item>
      </text:list>
      <text:p text:style-name="P71"/>
      <text:p text:style-name="P71"/>
      <text:p text:style-name="P71"/>
      <text:p text:style-name="P71"><text:soft-page-break/></text:p>
      <text:p text:style-name="P71"/>
      <text:p text:style-name="P71"/>
      <text:p text:style-name="P69">Domini degli attributi per entità</text:p>
      <text:p text:style-name="P74"/>
      <table:table table:name="Tabella2" table:style-name="Tabella2">
        <table:table-column table:style-name="Tabella2.A" table:number-columns-repeated="3"/>
        <table:table-row>
          <table:table-cell table:style-name="Tabella2.A1" office:value-type="string">
            <text:p text:style-name="P81">Entità</text:p>
          </table:table-cell>
          <table:table-cell table:style-name="Tabella2.A1" office:value-type="string">
            <text:p text:style-name="P81">Attributo</text:p>
          </table:table-cell>
          <table:table-cell table:style-name="Tabella2.C1" office:value-type="string">
            <text:p text:style-name="P81">Dominio</text:p>
          </table:table-cell>
        </table:table-row>
        <table:table-row>
          <table:table-cell table:style-name="Tabella2.A2" office:value-type="string">
            <text:p text:style-name="P83">Cliente</text:p>
          </table:table-cell>
          <table:table-cell table:style-name="Tabella2.A2" office:value-type="string">
            <text:p text:style-name="P88">Nome </text:p>
            <text:p text:style-name="P88">Cognome</text:p>
            <text:p text:style-name="P88">Luogo di Nascita</text:p>
            <text:p text:style-name="P88">Data di nascita</text:p>
            <text:p text:style-name="P88">Indirizzo</text:p>
            <text:p text:style-name="P88">Codice Fiscale</text:p>
            <text:p text:style-name="P88">Telefono</text:p>
          </table:table-cell>
          <table:table-cell table:style-name="Tabella2.C2" office:value-type="string">
            <text:p text:style-name="P84">Stringa</text:p>
            <text:p text:style-name="P84">Stringa</text:p>
            <text:p text:style-name="P84">Stringa</text:p>
            <text:p text:style-name="P84">Data</text:p>
            <text:p text:style-name="P84">Stringa</text:p>
            <text:p text:style-name="P84">Char[16]</text:p>
            <text:p text:style-name="P84">Char[10]</text:p>
          </table:table-cell>
        </table:table-row>
        <table:table-row>
          <table:table-cell table:style-name="Tabella2.A2" office:value-type="string">
            <text:p text:style-name="P83">Conto</text:p>
          </table:table-cell>
          <table:table-cell table:style-name="Tabella2.A2" office:value-type="string">
            <text:p text:style-name="P88">IBAN</text:p>
            <text:p text:style-name="P88">Saldo </text:p>
            <text:p text:style-name="P88">Numero di operazioni</text:p>
          </table:table-cell>
          <table:table-cell table:style-name="Tabella2.C2" office:value-type="string">
            <text:p text:style-name="P84">Char[27]</text:p>
            <text:p text:style-name="P84">Double</text:p>
            <text:p text:style-name="P84">Intero</text:p>
          </table:table-cell>
        </table:table-row>
        <table:table-row>
          <table:table-cell table:style-name="Tabella2.A2" office:value-type="string">
            <text:p text:style-name="P83">Libretto</text:p>
          </table:table-cell>
          <table:table-cell table:style-name="Tabella2.A2" office:value-type="string">
            <text:p text:style-name="P84">Tasso d'interesse</text:p>
          </table:table-cell>
          <table:table-cell table:style-name="Tabella2.C2" office:value-type="string">
            <text:p text:style-name="P84">Double</text:p>
          </table:table-cell>
        </table:table-row>
        <table:table-row>
          <table:table-cell table:style-name="Tabella2.A2" office:value-type="string">
            <text:p text:style-name="P83">Conto Bancoposta</text:p>
          </table:table-cell>
          <table:table-cell table:style-name="Tabella2.A2" office:value-type="string">
            <text:p text:style-name="P84">Carta</text:p>
            <text:p text:style-name="P84">Attivazione Servizi Internet</text:p>
            <text:p text:style-name="P84">Tasso d'interesse</text:p>
            <text:p text:style-name="P84">Costo</text:p>
          </table:table-cell>
          <table:table-cell table:style-name="Tabella2.C2" office:value-type="string">
            <text:p text:style-name="P84">Enum(y,n)</text:p>
            <text:p text:style-name="P84">Enum(y,n)</text:p>
            <text:p text:style-name="P84"/>
            <text:p text:style-name="P84">Double</text:p>
            <text:p text:style-name="P84">Double</text:p>
          </table:table-cell>
        </table:table-row>
        <table:table-row>
          <table:table-cell table:style-name="Tabella2.A2" office:value-type="string">
            <text:p text:style-name="P83">Postepay Evolution</text:p>
          </table:table-cell>
          <table:table-cell table:style-name="Tabella2.A2" office:value-type="string">
            <text:p text:style-name="P84">Scadenza</text:p>
            <text:p text:style-name="P84">Numero carta</text:p>
            <text:p text:style-name="P84">Codice di Sicurezza</text:p>
          </table:table-cell>
          <table:table-cell table:style-name="Tabella2.C2" office:value-type="string">
            <text:p text:style-name="P84">Data</text:p>
            <text:p text:style-name="P84">Intero</text:p>
            <text:p text:style-name="P84">Intero</text:p>
          </table:table-cell>
        </table:table-row>
        <table:table-row>
          <table:table-cell table:style-name="Tabella2.A2" office:value-type="string">
            <text:p text:style-name="P83">Operazione</text:p>
          </table:table-cell>
          <table:table-cell table:style-name="Tabella2.A2" office:value-type="string">
            <text:p text:style-name="P84">Codice</text:p>
            <text:p text:style-name="P84">Data</text:p>
            <text:p text:style-name="P84">Importo</text:p>
          </table:table-cell>
          <table:table-cell table:style-name="Tabella2.C2" office:value-type="string">
            <text:p text:style-name="P84">Intero</text:p>
            <text:p text:style-name="P84">Data</text:p>
            <text:p text:style-name="P84">Double</text:p>
          </table:table-cell>
        </table:table-row>
        <table:table-row>
          <table:table-cell table:style-name="Tabella2.A2" office:value-type="string">
            <text:p text:style-name="P83">Tramite Internet</text:p>
          </table:table-cell>
          <table:table-cell table:style-name="Tabella2.A2" office:value-type="string">
            <text:p text:style-name="P83">//</text:p>
          </table:table-cell>
          <table:table-cell table:style-name="Tabella2.C2" office:value-type="string">
            <text:p text:style-name="P84"><text:s/>//</text:p>
          </table:table-cell>
        </table:table-row>
        <table:table-row>
          <table:table-cell table:style-name="Tabella2.A2" office:value-type="string">
            <text:p text:style-name="P83">Alla Posta</text:p>
          </table:table-cell>
          <table:table-cell table:style-name="Tabella2.A2" office:value-type="string">
            <text:p text:style-name="P83"/>
            <text:p text:style-name="P83">//</text:p>
          </table:table-cell>
          <table:table-cell table:style-name="Tabella2.C2" office:value-type="string">
            <text:p text:style-name="P84">//</text:p>
          </table:table-cell>
        </table:table-row>
        <table:table-row>
          <table:table-cell table:style-name="Tabella2.A2" office:value-type="string">
            <text:p text:style-name="P83">Dipendente</text:p>
          </table:table-cell>
          <table:table-cell table:style-name="Tabella2.A2" office:value-type="string">
            <text:p text:style-name="P84">Nome</text:p>
            <text:p text:style-name="P84">Cognome</text:p>
            <text:p text:style-name="P84">Indirizzo</text:p>
            <text:p text:style-name="P84">Data di Nascita</text:p>
            <text:p text:style-name="P84">Luogo di Nascita</text:p>
            <text:p text:style-name="P84">Matricola</text:p>
          </table:table-cell>
          <table:table-cell table:style-name="Tabella2.C2" office:value-type="string">
            <text:p text:style-name="P84">Stringa</text:p>
            <text:p text:style-name="P84">Stringa</text:p>
            <text:p text:style-name="P84">Stringa</text:p>
            <text:p text:style-name="P84">Data</text:p>
            <text:p text:style-name="P84">Stringa</text:p>
            <text:p text:style-name="P84">Intero</text:p>
            <text:p text:style-name="P84"><text:soft-page-break/></text:p>
          </table:table-cell>
        </table:table-row>
        <table:table-row>
          <table:table-cell table:style-name="Tabella2.A2" office:value-type="string">
            <text:p text:style-name="P83">Addetto Allo Sportello</text:p>
          </table:table-cell>
          <table:table-cell table:style-name="Tabella2.A2" office:value-type="string">
            <text:p text:style-name="P83"/>
            <text:p text:style-name="P83">//</text:p>
          </table:table-cell>
          <table:table-cell table:style-name="Tabella2.C2" office:value-type="string">
            <text:p text:style-name="P84"/>
          </table:table-cell>
        </table:table-row>
        <table:table-row>
          <table:table-cell table:style-name="Tabella2.A2" office:value-type="string">
            <text:p text:style-name="P83">Postino</text:p>
          </table:table-cell>
          <table:table-cell table:style-name="Tabella2.A2" office:value-type="string">
            <text:p text:style-name="P83"/>
            <text:p text:style-name="P83">//</text:p>
          </table:table-cell>
          <table:table-cell table:style-name="Tabella2.C2" office:value-type="string">
            <text:p text:style-name="P84"/>
          </table:table-cell>
        </table:table-row>
        <table:table-row>
          <table:table-cell table:style-name="Tabella2.A2" office:value-type="string">
            <text:p text:style-name="P83"/>
            <text:p text:style-name="P83"/>
            <text:p text:style-name="P83">Posta</text:p>
          </table:table-cell>
          <table:table-cell table:style-name="Tabella2.A2" office:value-type="string">
            <text:p text:style-name="P84">Codice</text:p>
            <text:p text:style-name="P84">Indirizzo</text:p>
            <text:p text:style-name="P84">Data Spedizione</text:p>
            <text:p text:style-name="P84">Mittente</text:p>
          </table:table-cell>
          <table:table-cell table:style-name="Tabella2.C2" office:value-type="string">
            <text:p text:style-name="P84">Intero</text:p>
            <text:p text:style-name="P84">Stringa</text:p>
            <text:p text:style-name="P84">Data</text:p>
            <text:p text:style-name="P84">Stringa</text:p>
          </table:table-cell>
        </table:table-row>
        <table:table-row>
          <table:table-cell table:style-name="Tabella2.A2" office:value-type="string">
            <text:p text:style-name="P83">Pacchi</text:p>
          </table:table-cell>
          <table:table-cell table:style-name="Tabella2.A2" office:value-type="string">
            <text:p text:style-name="P84">Peso</text:p>
            <text:p text:style-name="P84">Volume</text:p>
          </table:table-cell>
          <table:table-cell table:style-name="Tabella2.C2" office:value-type="string">
            <text:p text:style-name="P84">Double</text:p>
            <text:p text:style-name="P84">Double</text:p>
          </table:table-cell>
        </table:table-row>
        <table:table-row>
          <table:table-cell table:style-name="Tabella2.A2" office:value-type="string">
            <text:p text:style-name="P83">Raccomandate</text:p>
          </table:table-cell>
          <table:table-cell table:style-name="Tabella2.A2" office:value-type="string">
            <text:p text:style-name="P83">//</text:p>
          </table:table-cell>
          <table:table-cell table:style-name="Tabella2.C2" office:value-type="string">
            <text:p text:style-name="P84"/>
          </table:table-cell>
        </table:table-row>
        <table:table-row>
          <table:table-cell table:style-name="Tabella2.A2" office:value-type="string">
            <text:p text:style-name="P83">Lettere</text:p>
          </table:table-cell>
          <table:table-cell table:style-name="Tabella2.A2" office:value-type="string">
            <text:p text:style-name="P83"/>
            <text:p text:style-name="P83">//</text:p>
          </table:table-cell>
          <table:table-cell table:style-name="Tabella2.C2" office:value-type="string">
            <text:p text:style-name="P84"/>
          </table:table-cell>
        </table:table-row>
      </table:table>
      <text:p text:style-name="P74"/>
      <text:p text:style-name="P64"/>
      <text:p text:style-name="P74"/>
      <text:p text:style-name="P68"/>
      <text:p text:style-name="P69">Dominio degli attributi per relazione</text:p>
      <text:p text:style-name="P73"/>
      <table:table table:name="Tabella5" table:style-name="Tabella5">
        <table:table-column table:style-name="Tabella5.A" table:number-columns-repeated="3"/>
        <table:table-row>
          <table:table-cell table:style-name="Tabella5.A1" office:value-type="string">
            <text:p text:style-name="P97">Relazione</text:p>
          </table:table-cell>
          <table:table-cell table:style-name="Tabella5.A1" office:value-type="string">
            <text:p text:style-name="P97">Attributo</text:p>
          </table:table-cell>
          <table:table-cell table:style-name="Tabella5.C1" office:value-type="string">
            <text:p text:style-name="P97">Dominio</text:p>
          </table:table-cell>
        </table:table-row>
        <table:table-row>
          <table:table-cell table:style-name="Tabella5.A2" office:value-type="string">
            <text:p text:style-name="P83">Consegna</text:p>
          </table:table-cell>
          <table:table-cell table:style-name="Tabella5.A2" office:value-type="string">
            <text:p text:style-name="P83">Data</text:p>
          </table:table-cell>
          <table:table-cell table:style-name="Tabella5.C2" office:value-type="string">
            <text:p text:style-name="P83">Stringa</text:p>
          </table:table-cell>
        </table:table-row>
      </table:table>
      <text:p text:style-name="P73"/>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9">LISTA OPERAZIONI</text:p>
      <text:p text:style-name="P75"><text:span text:style-name="T14">Op1:<text:tab/> <text:s text:c="2"/></text:span><text:span text:style-name="T15">Inserisci un Cliente.</text:span></text:p>
      <text:p text:style-name="P76"><text:span text:style-name="T10">Op2: <text:s text:c="3"/></text:span>Apri un conto (di qualsiasi tipo) a uno o più Clienti.</text:p>
      <text:p text:style-name="P76"><text:span text:style-name="T10">Op3: <text:s text:c="3"/></text:span>Effettuare un'operazione allo sportello.</text:p>
      <text:p text:style-name="P76"><text:span text:style-name="T10">Op4: <text:s text:c="3"/></text:span>Effettuare un'operazione tramite internet.</text:p>
      <text:p text:style-name="P76"><text:span text:style-name="T10">Op5: <text:s text:c="3"/></text:span>Consegna della posta da parte di un postino.</text:p>
      <text:p text:style-name="P76"><text:span text:style-name="T10">Op6:</text:span> <text:s text:c="3"/>Stampa dell'estratto conto di un cliente, comprese tutte le operazioni <text:s text:c="7"/><text:tab/> <text:s text:c="2"/>effettuate su quel conto.</text:p>
      <text:p text:style-name="P76"><text:span text:style-name="T10">Op7:</text:span> <text:s text:c="3"/>Stampa di tutte le informazioni che riguardano un cliente.</text:p>
      <text:p text:style-name="P77"><text:span text:style-name="T10">Op8:</text:span> <text:s text:c="3"/>Consegna della posta.</text:p>
      <text:p text:style-name="P75"><text:span text:style-name="T14">Op9:</text:span><text:span text:style-name="T15"> <text:s text:c="3"/>Trovare nome e cognome <text:s/>dei clienti che hanno intestato un conto <text:tab/> <text:s/><text:tab/> <text:s text:c="3"/>bancoposta, che non hanno una carta e che hanno effettuato più di 50 <text:tab/> <text:s text:c="3"/>operazioni.</text:span></text:p>
      <text:p text:style-name="P78"><text:span text:style-name="T10">Op10: <text:s/></text:span>Trovare nome e cognome dei clienti che negli ultimi due mesi hanno <text:tab/> <text:s text:c="3"/>effettuato la metà delle operazione effettuate nei due mesi precedenti.</text:p>
      <text:p text:style-name="P78"><text:span text:style-name="T10">Op11:</text:span> <text:s text:c="2"/>Trovare tutti i dipendenti che sono addetti agli sportelli e che hanno <text:tab/> <text:tab/> <text:s text:c="2"/>effettuato almeno <text:span text:style-name="T2">n</text:span> operazioni da una certa data oppure i postini che <text:tab/> <text:s text:c="3"/>dalla stessa data hanno effettuato più di <text:span text:style-name="T2">n</text:span> consegne.</text:p>
      <text:p text:style-name="P79"/>
      <text:p text:style-name="P80"/>
      <text:p text:style-name="P80"/>
      <text:p text:style-name="P69">TAVOLA DELLE OPERAZIONI</text:p>
      <table:table table:name="Tabella3" table:style-name="Tabella3">
        <table:table-column table:style-name="Tabella3.A" table:number-columns-repeated="3"/>
        <table:table-row>
          <table:table-cell table:style-name="Tabella3.A1" office:value-type="string">
            <text:p text:style-name="P82">Operazione</text:p>
          </table:table-cell>
          <table:table-cell table:style-name="Tabella3.A1" office:value-type="string">
            <text:p text:style-name="P82">Tipo</text:p>
          </table:table-cell>
          <table:table-cell table:style-name="Tabella3.C1" office:value-type="string">
            <text:p text:style-name="P82">Frequenza</text:p>
          </table:table-cell>
        </table:table-row>
        <table:table-row>
          <table:table-cell table:style-name="Tabella3.A2" office:value-type="string">
            <text:p text:style-name="P83">Op1</text:p>
          </table:table-cell>
          <table:table-cell table:style-name="Tabella3.A2" office:value-type="string">
            <text:p text:style-name="P89">I</text:p>
          </table:table-cell>
          <table:table-cell table:style-name="Tabella3.C2" office:value-type="string">
            <text:p text:style-name="P89">5/Giorno</text:p>
          </table:table-cell>
        </table:table-row>
        <table:table-row>
          <table:table-cell table:style-name="Tabella3.A2" office:value-type="string">
            <text:p text:style-name="P83">Op2</text:p>
          </table:table-cell>
          <table:table-cell table:style-name="Tabella3.A2" office:value-type="string">
            <text:p text:style-name="P89">I</text:p>
          </table:table-cell>
          <table:table-cell table:style-name="Tabella3.C2" office:value-type="string">
            <text:p text:style-name="P89">3/Giorno</text:p>
          </table:table-cell>
        </table:table-row>
        <table:table-row>
          <table:table-cell table:style-name="Tabella3.A2" office:value-type="string">
            <text:p text:style-name="P83">Op3</text:p>
          </table:table-cell>
          <table:table-cell table:style-name="Tabella3.A2" office:value-type="string">
            <text:p text:style-name="P89">I</text:p>
          </table:table-cell>
          <table:table-cell table:style-name="Tabella3.C2" office:value-type="string">
            <text:p text:style-name="P89">100/Giorno</text:p>
          </table:table-cell>
        </table:table-row>
        <table:table-row>
          <table:table-cell table:style-name="Tabella3.A2" office:value-type="string">
            <text:p text:style-name="P83">Op4</text:p>
          </table:table-cell>
          <table:table-cell table:style-name="Tabella3.A2" office:value-type="string">
            <text:p text:style-name="P89">I</text:p>
          </table:table-cell>
          <table:table-cell table:style-name="Tabella3.C2" office:value-type="string">
            <text:p text:style-name="P89">120/Giorno</text:p>
          </table:table-cell>
        </table:table-row>
        <table:table-row>
          <table:table-cell table:style-name="Tabella3.A2" office:value-type="string">
            <text:p text:style-name="P83">Op5</text:p>
          </table:table-cell>
          <table:table-cell table:style-name="Tabella3.A2" office:value-type="string">
            <text:p text:style-name="P89">I</text:p>
          </table:table-cell>
          <table:table-cell table:style-name="Tabella3.C2" office:value-type="string">
            <text:p text:style-name="P89">200/Giorno</text:p>
          </table:table-cell>
        </table:table-row>
        <table:table-row>
          <table:table-cell table:style-name="Tabella3.A2" office:value-type="string">
            <text:p text:style-name="P83">Op6</text:p>
          </table:table-cell>
          <table:table-cell table:style-name="Tabella3.A2" office:value-type="string">
            <text:p text:style-name="P90">I</text:p>
          </table:table-cell>
          <table:table-cell table:style-name="Tabella3.C2" office:value-type="string">
            <text:p text:style-name="P89">1/Mese</text:p>
          </table:table-cell>
        </table:table-row>
        <table:table-row>
          <table:table-cell table:style-name="Tabella3.A2" office:value-type="string">
            <text:p text:style-name="P83">Op7</text:p>
          </table:table-cell>
          <table:table-cell table:style-name="Tabella3.A2" office:value-type="string">
            <text:p text:style-name="P91">I</text:p>
          </table:table-cell>
          <table:table-cell table:style-name="Tabella3.C2" office:value-type="string">
            <text:p text:style-name="P89">1/Mese</text:p>
          </table:table-cell>
        </table:table-row>
        <text:soft-page-break/>
        <table:table-row>
          <table:table-cell table:style-name="Tabella3.A2" office:value-type="string">
            <text:p text:style-name="P83">Op8</text:p>
          </table:table-cell>
          <table:table-cell table:style-name="Tabella3.A2" office:value-type="string">
            <text:p text:style-name="P89">I</text:p>
          </table:table-cell>
          <table:table-cell table:style-name="Tabella3.C2" office:value-type="string">
            <text:p text:style-name="P89">2/Settimana</text:p>
          </table:table-cell>
        </table:table-row>
        <table:table-row>
          <table:table-cell table:style-name="Tabella3.A2" office:value-type="string">
            <text:p text:style-name="P83">Op9</text:p>
          </table:table-cell>
          <table:table-cell table:style-name="Tabella3.A2" office:value-type="string">
            <text:p text:style-name="P91">I</text:p>
          </table:table-cell>
          <table:table-cell table:style-name="Tabella3.C2" office:value-type="string">
            <text:p text:style-name="P89">1/Mese</text:p>
          </table:table-cell>
        </table:table-row>
        <table:table-row>
          <table:table-cell table:style-name="Tabella3.A2" office:value-type="string">
            <text:p text:style-name="P83">Op10</text:p>
          </table:table-cell>
          <table:table-cell table:style-name="Tabella3.A2" office:value-type="string">
            <text:p text:style-name="P91">I</text:p>
          </table:table-cell>
          <table:table-cell table:style-name="Tabella3.C2" office:value-type="string">
            <text:p text:style-name="P89">1/Mese</text:p>
          </table:table-cell>
        </table:table-row>
        <table:table-row>
          <table:table-cell table:style-name="Tabella3.A2" office:value-type="string">
            <text:p text:style-name="P83">Op11</text:p>
          </table:table-cell>
          <table:table-cell table:style-name="Tabella3.A2" office:value-type="string">
            <text:p text:style-name="P91">I</text:p>
          </table:table-cell>
          <table:table-cell table:style-name="Tabella3.C2" office:value-type="string">
            <text:p text:style-name="P89">2/Mese</text:p>
          </table:table-cell>
        </table:table-row>
      </table:table>
      <text:p text:style-name="P72"/>
      <text:p text:style-name="P69"/>
      <text:p text:style-name="P69">TAVOLA DEI VOLUMI</text:p>
      <text:p text:style-name="P69"/>
      <table:table table:name="Tabella4" table:style-name="Tabella4">
        <table:table-column table:style-name="Tabella4.A" table:number-columns-repeated="3"/>
        <table:table-row>
          <table:table-cell table:style-name="Tabella4.A1" office:value-type="string">
            <text:p text:style-name="P82">Entità/Relazioni</text:p>
          </table:table-cell>
          <table:table-cell table:style-name="Tabella4.A1" office:value-type="string">
            <text:p text:style-name="P82">Tipo</text:p>
          </table:table-cell>
          <table:table-cell table:style-name="Tabella4.C1" office:value-type="string">
            <text:p text:style-name="P82">Volume</text:p>
          </table:table-cell>
        </table:table-row>
        <table:table-row>
          <table:table-cell table:style-name="Tabella4.A2" office:value-type="string">
            <text:p text:style-name="P83">Cliente</text:p>
          </table:table-cell>
          <table:table-cell table:style-name="Tabella4.A2" office:value-type="string">
            <text:p text:style-name="P83">E</text:p>
          </table:table-cell>
          <table:table-cell table:style-name="Tabella4.C2" office:value-type="float" office:value="5000">
            <text:p text:style-name="P83">5000</text:p>
          </table:table-cell>
        </table:table-row>
        <table:table-row>
          <table:table-cell table:style-name="Tabella4.A2" office:value-type="string">
            <text:p text:style-name="P83">Conto</text:p>
          </table:table-cell>
          <table:table-cell table:style-name="Tabella4.A2" office:value-type="string">
            <text:p text:style-name="P83">E</text:p>
          </table:table-cell>
          <table:table-cell table:style-name="Tabella4.C2" office:value-type="float" office:value="8000">
            <text:p text:style-name="P83">8000</text:p>
          </table:table-cell>
        </table:table-row>
        <table:table-row>
          <table:table-cell table:style-name="Tabella4.A2" office:value-type="string">
            <text:p text:style-name="P83">Libretto</text:p>
          </table:table-cell>
          <table:table-cell table:style-name="Tabella4.A2" office:value-type="string">
            <text:p text:style-name="P83">E</text:p>
          </table:table-cell>
          <table:table-cell table:style-name="Tabella4.C2" office:value-type="float" office:value="1000">
            <text:p text:style-name="P83">1000</text:p>
          </table:table-cell>
        </table:table-row>
        <table:table-row>
          <table:table-cell table:style-name="Tabella4.A2" office:value-type="string">
            <text:p text:style-name="P83">Conto Bancoposta</text:p>
          </table:table-cell>
          <table:table-cell table:style-name="Tabella4.A2" office:value-type="string">
            <text:p text:style-name="P83">E</text:p>
          </table:table-cell>
          <table:table-cell table:style-name="Tabella4.C2" office:value-type="float" office:value="3000">
            <text:p text:style-name="P83">3000</text:p>
          </table:table-cell>
        </table:table-row>
        <table:table-row>
          <table:table-cell table:style-name="Tabella4.A2" office:value-type="string">
            <text:p text:style-name="P83">Postepay Evolution</text:p>
          </table:table-cell>
          <table:table-cell table:style-name="Tabella4.A2" office:value-type="string">
            <text:p text:style-name="P83">E</text:p>
          </table:table-cell>
          <table:table-cell table:style-name="Tabella4.C2" office:value-type="float" office:value="4000">
            <text:p text:style-name="P83">4000</text:p>
          </table:table-cell>
        </table:table-row>
        <table:table-row>
          <table:table-cell table:style-name="Tabella4.A2" office:value-type="string">
            <text:p text:style-name="P83">Operazione</text:p>
          </table:table-cell>
          <table:table-cell table:style-name="Tabella4.A2" office:value-type="string">
            <text:p text:style-name="P83">E</text:p>
          </table:table-cell>
          <table:table-cell table:style-name="Tabella4.C2" office:value-type="float" office:value="400000">
            <text:p text:style-name="P83">400000</text:p>
          </table:table-cell>
        </table:table-row>
        <table:table-row>
          <table:table-cell table:style-name="Tabella4.A2" office:value-type="string">
            <text:p text:style-name="P83">Tramite Internet</text:p>
          </table:table-cell>
          <table:table-cell table:style-name="Tabella4.A2" office:value-type="string">
            <text:p text:style-name="P83">E</text:p>
          </table:table-cell>
          <table:table-cell table:style-name="Tabella4.C2" office:value-type="float" office:value="200000">
            <text:p text:style-name="P83">200000</text:p>
          </table:table-cell>
        </table:table-row>
        <table:table-row>
          <table:table-cell table:style-name="Tabella4.A2" office:value-type="string">
            <text:p text:style-name="P83">Alla Posta</text:p>
          </table:table-cell>
          <table:table-cell table:style-name="Tabella4.A2" office:value-type="string">
            <text:p text:style-name="P83">E</text:p>
          </table:table-cell>
          <table:table-cell table:style-name="Tabella4.C2" office:value-type="float" office:value="200000">
            <text:p text:style-name="P83">200000</text:p>
          </table:table-cell>
        </table:table-row>
        <table:table-row>
          <table:table-cell table:style-name="Tabella4.A2" office:value-type="string">
            <text:p text:style-name="P83">Dipendente</text:p>
          </table:table-cell>
          <table:table-cell table:style-name="Tabella4.A2" office:value-type="string">
            <text:p text:style-name="P83">E</text:p>
          </table:table-cell>
          <table:table-cell table:style-name="Tabella4.C2" office:value-type="float" office:value="20">
            <text:p text:style-name="P83">20</text:p>
          </table:table-cell>
        </table:table-row>
        <table:table-row>
          <table:table-cell table:style-name="Tabella4.A2" office:value-type="string">
            <text:p text:style-name="P83">Addetto Allo Sportello</text:p>
          </table:table-cell>
          <table:table-cell table:style-name="Tabella4.A2" office:value-type="string">
            <text:p text:style-name="P83">E</text:p>
          </table:table-cell>
          <table:table-cell table:style-name="Tabella4.C2" office:value-type="float" office:value="5">
            <text:p text:style-name="P83">5</text:p>
          </table:table-cell>
        </table:table-row>
        <table:table-row>
          <table:table-cell table:style-name="Tabella4.A2" office:value-type="string">
            <text:p text:style-name="P83">Postino</text:p>
          </table:table-cell>
          <table:table-cell table:style-name="Tabella4.A2" office:value-type="string">
            <text:p text:style-name="P83">E</text:p>
          </table:table-cell>
          <table:table-cell table:style-name="Tabella4.C2" office:value-type="float" office:value="12">
            <text:p text:style-name="P83">12</text:p>
          </table:table-cell>
        </table:table-row>
        <table:table-row>
          <table:table-cell table:style-name="Tabella4.A2" office:value-type="string">
            <text:p text:style-name="P83">Posta</text:p>
          </table:table-cell>
          <table:table-cell table:style-name="Tabella4.A2" office:value-type="string">
            <text:p text:style-name="P83">E</text:p>
          </table:table-cell>
          <table:table-cell table:style-name="Tabella4.C2" office:value-type="float" office:value="7000">
            <text:p text:style-name="P83">7000</text:p>
          </table:table-cell>
        </table:table-row>
        <table:table-row>
          <table:table-cell table:style-name="Tabella4.A2" office:value-type="string">
            <text:p text:style-name="P83">Pacchi</text:p>
          </table:table-cell>
          <table:table-cell table:style-name="Tabella4.A2" office:value-type="string">
            <text:p text:style-name="P83">E</text:p>
          </table:table-cell>
          <table:table-cell table:style-name="Tabella4.C2" office:value-type="float" office:value="2000">
            <text:p text:style-name="P83">2000</text:p>
          </table:table-cell>
        </table:table-row>
        <table:table-row>
          <table:table-cell table:style-name="Tabella4.A2" office:value-type="string">
            <text:p text:style-name="P83">Raccomandate</text:p>
          </table:table-cell>
          <table:table-cell table:style-name="Tabella4.A2" office:value-type="string">
            <text:p text:style-name="P83">E</text:p>
          </table:table-cell>
          <table:table-cell table:style-name="Tabella4.C2" office:value-type="float" office:value="3000">
            <text:p text:style-name="P83">3000</text:p>
          </table:table-cell>
        </table:table-row>
        <table:table-row>
          <table:table-cell table:style-name="Tabella4.A2" office:value-type="string">
            <text:p text:style-name="P83">Lettere</text:p>
          </table:table-cell>
          <table:table-cell table:style-name="Tabella4.A2" office:value-type="string">
            <text:p text:style-name="P83">E</text:p>
          </table:table-cell>
          <table:table-cell table:style-name="Tabella4.C2" office:value-type="float" office:value="2000">
            <text:p text:style-name="P83">2000</text:p>
          </table:table-cell>
        </table:table-row>
        <table:table-row>
          <table:table-cell table:style-name="Tabella4.A2" office:value-type="string">
            <text:p text:style-name="P83">Apre</text:p>
          </table:table-cell>
          <table:table-cell table:style-name="Tabella4.A2" office:value-type="string">
            <text:p text:style-name="P83">R</text:p>
          </table:table-cell>
          <table:table-cell table:style-name="Tabella4.C2" office:value-type="float" office:value="10000">
            <text:p text:style-name="P83">10000</text:p>
          </table:table-cell>
        </table:table-row>
        <table:table-row>
          <table:table-cell table:style-name="Tabella4.A2" office:value-type="string">
            <text:p text:style-name="P83">Interessato Da</text:p>
          </table:table-cell>
          <table:table-cell table:style-name="Tabella4.A2" office:value-type="string">
            <text:p text:style-name="P83">R</text:p>
          </table:table-cell>
          <table:table-cell table:style-name="Tabella4.C2" office:value-type="float" office:value="600000">
            <text:p text:style-name="P83">600000</text:p>
          </table:table-cell>
        </table:table-row>
        <table:table-row>
          <table:table-cell table:style-name="Tabella4.A2" office:value-type="string">
            <text:p text:style-name="P83">Effettuato Da</text:p>
          </table:table-cell>
          <table:table-cell table:style-name="Tabella4.A2" office:value-type="string">
            <text:p text:style-name="P83">R</text:p>
          </table:table-cell>
          <table:table-cell table:style-name="Tabella4.C2" office:value-type="float" office:value="200000">
            <text:p text:style-name="P83">200000</text:p>
          </table:table-cell>
        </table:table-row>
        <table:table-row>
          <table:table-cell table:style-name="Tabella4.A2" office:value-type="string">
            <text:p text:style-name="P83">Consegna</text:p>
          </table:table-cell>
          <table:table-cell table:style-name="Tabella4.A2" office:value-type="string">
            <text:p text:style-name="P83">R</text:p>
          </table:table-cell>
          <table:table-cell table:style-name="Tabella4.C2" office:value-type="float" office:value="7000">
            <text:p text:style-name="P83">7000</text:p>
          </table:table-cell>
        </table:table-row>
      </table:table>
      <text:p text:style-name="P46"/>
      <text:p text:style-name="P3"/>
      <text:p text:style-name="P103">Va precisato che le previsioni sul carico applicativo sono state fatte in base a un singolo ufficio postale e non rispetto all'intero sistema di gestione delle poste. <text:soft-page-break/>Inoltre per quanto riguarda le operazioni è stato considerato un lasso di tempo di <text:s/>4 mesi, in quanto non si può conoscere con precisione la stima totale di operazioni effettuate in un ufficio postale.</text:p>
      <text:p text:style-name="P58"/>
      <text:p text:style-name="P58"/>
      <text:p text:style-name="P58"/>
      <text:p text:style-name="P58"/>
      <text:p text:style-name="P58"/>
      <text:p text:style-name="P58"/>
      <text:p text:style-name="P31">RISTRUTTURAZIONE DELLO SCHEMA CONCETTUALE</text:p>
      <text:p text:style-name="P9"/>
      <text:p text:style-name="P9">Analisi delle Ridondanze:</text:p>
      <text:p text:style-name="P6">Dallo schema ER compaiono due ridondanze:</text:p>
      <text:list xml:id="list6993139241539526408" text:style-name="L2">
        <text:list-item>
          <text:p text:style-name="P106"><text:span text:style-name="T4">“</text:span><text:span text:style-name="T3">Numero di conti</text:span><text:span text:style-name="T4">” può essere ricavato dell'entità Cliente, richiede un quantitativo di memoria pari a 4*5000=20000 Byte, cioè 20 KB.</text:span></text:p>
        </text:list-item>
        <text:list-item>
          <text:p text:style-name="P107">“Numero di operazioni”, che può essere ricavato dall'entità Conto e richiede una memoria pari a 4*8000=32000 Byte, cioè 32 KB.</text:p>
        </text:list-item>
      </text:list>
      <text:p text:style-name="P16"/>
      <text:p text:style-name="P16"/>
      <text:p text:style-name="P17">Per l’attributo “Numero di conti” abbiamo le Operazioni <text:s/>2 e 7 che coinvolgono la ridondanza, mentre per “Numero di operazioni” abbiamo le operazioni 3, 4 e 9.</text:p>
      <text:p text:style-name="P9"/>
      <text:p text:style-name="P7"/>
      <text:p text:style-name="P7">Prima di tutto, bisogna analizzare le ridondanze e solo dopo, eventualmente, eliminarle. Questo perché risultano essere un appesantimento del database perché forniscono informazioni ricavabili in maniera diversa costringendo alla modifica/scrittura di più attributi o relazioni. Tuttavia possono anche accelerare le operazioni di lettura di determinate tabelle consentendo una maggiore rapidità di accesso ai dati. Bisogna quindi analizzarle attraverso le tavole degli accessi. </text:p>
      <text:p text:style-name="P59"/>
      <text:p text:style-name="P59"/>
      <text:p text:style-name="P59"/>
      <text:p text:style-name="P59"/>
      <text:p text:style-name="P59"/>
      <text:p text:style-name="P59"/>
      <text:p text:style-name="P59"/>
      <text:p text:style-name="P59"/>
      <text:p text:style-name="P59"/>
      <text:p text:style-name="P59"><text:soft-page-break/></text:p>
      <text:p text:style-name="P60"/>
      <text:p text:style-name="P59"/>
      <text:p text:style-name="P59"/>
      <text:p text:style-name="P59"/>
      <text:p text:style-name="P59"/>
      <text:p text:style-name="P59"/>
      <text:p text:style-name="P59"/>
      <text:p text:style-name="P59"/>
      <text:p text:style-name="P59"/>
      <text:p text:style-name="P37">TAVOLE DEGLI ACCESSI PER “NUMERO DI CONTI” </text:p>
      <text:p text:style-name="P47"/>
      <text:p text:style-name="P21"><text:span text:style-name="T10">Operazione 2</text:span> </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B"/>
        <table:table-column table:style-name="Tabella6.H"/>
        <table:table-column table:style-name="Tabella6.I"/>
        <table:table-row>
          <table:table-cell table:style-name="Tabella6.A1" table:number-columns-spanned="4" office:value-type="string">
            <text:p text:style-name="P94">Con Ridondanza</text:p>
          </table:table-cell>
          <table:covered-table-cell/>
          <table:covered-table-cell/>
          <table:covered-table-cell/>
          <table:table-cell table:style-name="Tabella6.E1" office:value-type="string">
            <text:p text:style-name="P95"/>
          </table:table-cell>
          <table:table-cell table:style-name="Tabella6.F1" table:number-columns-spanned="4" office:value-type="string">
            <text:p text:style-name="P94">Senza Ridondanza</text:p>
          </table:table-cell>
          <table:covered-table-cell/>
          <table:covered-table-cell/>
          <table:covered-table-cell/>
        </table:table-row>
        <table:table-row>
          <table:table-cell table:style-name="Tabella6.A6" office:value-type="string">
            <text:p text:style-name="P94">Concetto</text:p>
          </table:table-cell>
          <table:table-cell table:style-name="Tabella6.G6" office:value-type="string">
            <text:p text:style-name="P94">Tipo</text:p>
          </table:table-cell>
          <table:table-cell table:style-name="Tabella6.C2" office:value-type="string">
            <text:p text:style-name="P94">Accessi</text:p>
          </table:table-cell>
          <table:table-cell table:style-name="Tabella6.D6" office:value-type="string">
            <text:p text:style-name="P94">Modo</text:p>
          </table:table-cell>
          <table:table-cell table:style-name="Tabella6.E1" office:value-type="string">
            <text:p text:style-name="P96"/>
          </table:table-cell>
          <table:table-cell table:style-name="Tabella6.F6" office:value-type="string">
            <text:p text:style-name="P94">Concetto</text:p>
          </table:table-cell>
          <table:table-cell table:style-name="Tabella6.G6" office:value-type="string">
            <text:p text:style-name="P94">Tipo</text:p>
          </table:table-cell>
          <table:table-cell table:style-name="Tabella6.H6" office:value-type="string">
            <text:p text:style-name="P94">Accessi</text:p>
          </table:table-cell>
          <table:table-cell table:style-name="Tabella6.I6" office:value-type="string">
            <text:p text:style-name="P94">Modo</text:p>
          </table:table-cell>
        </table:table-row>
        <table:table-row>
          <table:table-cell table:style-name="Tabella6.A6" office:value-type="string">
            <text:p text:style-name="P85">Conto</text:p>
          </table:table-cell>
          <table:table-cell table:style-name="Tabella6.G6" office:value-type="string">
            <text:p text:style-name="P86">E</text:p>
          </table:table-cell>
          <table:table-cell table:style-name="Tabella6.C3" office:value-type="float" office:value="1">
            <text:p text:style-name="P86">1</text:p>
          </table:table-cell>
          <table:table-cell table:style-name="Tabella6.D6" office:value-type="string">
            <text:p text:style-name="P86">S</text:p>
          </table:table-cell>
          <table:table-cell table:style-name="Tabella6.E1" office:value-type="string">
            <text:p text:style-name="P87"/>
          </table:table-cell>
          <table:table-cell table:style-name="Tabella6.F6" office:value-type="string">
            <text:p text:style-name="P87">Conto</text:p>
          </table:table-cell>
          <table:table-cell table:style-name="Tabella6.G6" office:value-type="string">
            <text:p text:style-name="P86">E</text:p>
          </table:table-cell>
          <table:table-cell table:style-name="Tabella6.H3" office:value-type="float" office:value="1">
            <text:p text:style-name="P86">1</text:p>
          </table:table-cell>
          <table:table-cell table:style-name="Tabella6.I6" office:value-type="string">
            <text:p text:style-name="P86">S</text:p>
          </table:table-cell>
        </table:table-row>
        <table:table-row>
          <table:table-cell table:style-name="Tabella6.A6" office:value-type="string">
            <text:p text:style-name="P85">Apre</text:p>
          </table:table-cell>
          <table:table-cell table:style-name="Tabella6.G6" office:value-type="string">
            <text:p text:style-name="P86">R</text:p>
          </table:table-cell>
          <table:table-cell table:style-name="Tabella6.C4" office:value-type="float" office:value="1.25">
            <text:p text:style-name="P86">1,25</text:p>
          </table:table-cell>
          <table:table-cell table:style-name="Tabella6.D6" office:value-type="string">
            <text:p text:style-name="P86">S</text:p>
          </table:table-cell>
          <table:table-cell table:style-name="Tabella6.E1" office:value-type="string">
            <text:p text:style-name="P87"/>
          </table:table-cell>
          <table:table-cell table:style-name="Tabella6.F6" office:value-type="string">
            <text:p text:style-name="P87">Apre</text:p>
          </table:table-cell>
          <table:table-cell table:style-name="Tabella6.G6" office:value-type="string">
            <text:p text:style-name="P86">R</text:p>
          </table:table-cell>
          <table:table-cell table:style-name="Tabella6.H4" office:value-type="float" office:value="1.25">
            <text:p text:style-name="P86">1,25</text:p>
          </table:table-cell>
          <table:table-cell table:style-name="Tabella6.I6" office:value-type="string">
            <text:p text:style-name="P86">S</text:p>
          </table:table-cell>
        </table:table-row>
        <table:table-row>
          <table:table-cell table:style-name="Tabella6.A6" office:value-type="string">
            <text:p text:style-name="P85">Cliente</text:p>
          </table:table-cell>
          <table:table-cell table:style-name="Tabella6.G6" office:value-type="string">
            <text:p text:style-name="P86">E</text:p>
          </table:table-cell>
          <table:table-cell table:style-name="Tabella6.C5" office:value-type="float" office:value="1.25">
            <text:p text:style-name="P86">1,25</text:p>
          </table:table-cell>
          <table:table-cell table:style-name="Tabella6.D6" office:value-type="string">
            <text:p text:style-name="P86">L</text:p>
          </table:table-cell>
          <table:table-cell table:style-name="Tabella6.E6" office:value-type="string">
            <text:p text:style-name="P87"/>
          </table:table-cell>
          <table:table-cell table:style-name="Tabella6.F6" office:value-type="string">
            <text:p text:style-name="P87"/>
          </table:table-cell>
          <table:table-cell table:style-name="Tabella6.G6" office:value-type="string">
            <text:p text:style-name="P87"/>
          </table:table-cell>
          <table:table-cell table:style-name="Tabella6.H6" office:value-type="string">
            <text:p text:style-name="P87"/>
          </table:table-cell>
          <table:table-cell table:style-name="Tabella6.I6" office:value-type="string">
            <text:p text:style-name="P87"/>
          </table:table-cell>
        </table:table-row>
        <table:table-row>
          <table:table-cell table:style-name="Tabella6.A6" office:value-type="string">
            <text:p text:style-name="P85">Cliente</text:p>
          </table:table-cell>
          <table:table-cell table:style-name="Tabella6.G6" office:value-type="string">
            <text:p text:style-name="P86">E</text:p>
          </table:table-cell>
          <table:table-cell table:style-name="Tabella6.C6" office:value-type="float" office:value="1.25">
            <text:p text:style-name="P86">1,25</text:p>
          </table:table-cell>
          <table:table-cell table:style-name="Tabella6.D6" office:value-type="string">
            <text:p text:style-name="P86">S</text:p>
          </table:table-cell>
          <table:table-cell table:style-name="Tabella6.E6" office:value-type="string">
            <text:p text:style-name="P87"/>
          </table:table-cell>
          <table:table-cell table:style-name="Tabella6.F6" office:value-type="string">
            <text:p text:style-name="P87"/>
          </table:table-cell>
          <table:table-cell table:style-name="Tabella6.G6" office:value-type="string">
            <text:p text:style-name="P87"/>
          </table:table-cell>
          <table:table-cell table:style-name="Tabella6.H6" office:value-type="string">
            <text:p text:style-name="P87"/>
          </table:table-cell>
          <table:table-cell table:style-name="Tabella6.I6" office:value-type="string">
            <text:p text:style-name="P87"/>
          </table:table-cell>
        </table:table-row>
      </table:table>
      <text:p text:style-name="P40"/>
      <text:p text:style-name="P40"/>
      <text:p text:style-name="P18">Con Ridondanza: (1,25L*90/Mese) + (3,5S*90/Mese)*2 = 742,5 Accessi</text:p>
      <text:p text:style-name="P20">Senza Ridondanza: (2,25S*90/Mese)*2 = 405 Accessi</text:p>
      <text:p text:style-name="P23"/>
      <text:p text:style-name="P40"/>
      <text:p text:style-name="P22">Operazione 7 </text:p>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able:table-column table:style-name="Tabella7.B"/>
        <table:table-column table:style-name="Tabella7.H"/>
        <table:table-column table:style-name="Tabella7.I"/>
        <table:table-row>
          <table:table-cell table:style-name="Tabella7.A1" table:number-columns-spanned="4" office:value-type="string">
            <text:p text:style-name="P97">Con Ridondanza</text:p>
          </table:table-cell>
          <table:covered-table-cell/>
          <table:covered-table-cell/>
          <table:covered-table-cell/>
          <table:table-cell table:style-name="Tabella7.E1" office:value-type="string">
            <text:p text:style-name="P98"/>
          </table:table-cell>
          <table:table-cell table:style-name="Tabella7.F1" table:number-columns-spanned="4" office:value-type="string">
            <text:p text:style-name="P97">Senza Ridondanza</text:p>
          </table:table-cell>
          <table:covered-table-cell/>
          <table:covered-table-cell/>
          <table:covered-table-cell/>
        </table:table-row>
        <table:table-row>
          <table:table-cell table:style-name="Tabella7.A4" office:value-type="string">
            <text:p text:style-name="P97">Concetto</text:p>
          </table:table-cell>
          <table:table-cell table:style-name="Tabella7.G4" office:value-type="string">
            <text:p text:style-name="P97">Tipo</text:p>
          </table:table-cell>
          <table:table-cell table:style-name="Tabella7.C2" office:value-type="string">
            <text:p text:style-name="P97">Accessi</text:p>
          </table:table-cell>
          <table:table-cell table:style-name="Tabella7.D4" office:value-type="string">
            <text:p text:style-name="P97">Modo</text:p>
          </table:table-cell>
          <table:table-cell table:style-name="Tabella7.E1" office:value-type="string">
            <text:p text:style-name="P99"/>
          </table:table-cell>
          <table:table-cell table:style-name="Tabella7.F4" office:value-type="string">
            <text:p text:style-name="P97">Concetto</text:p>
          </table:table-cell>
          <table:table-cell table:style-name="Tabella7.G4" office:value-type="string">
            <text:p text:style-name="P97">Tipo</text:p>
          </table:table-cell>
          <table:table-cell table:style-name="Tabella7.H2" office:value-type="string">
            <text:p text:style-name="P97">Accessi</text:p>
          </table:table-cell>
          <table:table-cell table:style-name="Tabella7.I4" office:value-type="string">
            <text:p text:style-name="P97">Modo</text:p>
          </table:table-cell>
        </table:table-row>
        <table:table-row>
          <table:table-cell table:style-name="Tabella7.A4" office:value-type="string">
            <text:p text:style-name="P84">Cliente</text:p>
          </table:table-cell>
          <table:table-cell table:style-name="Tabella7.G4" office:value-type="string">
            <text:p text:style-name="P83">E</text:p>
          </table:table-cell>
          <table:table-cell table:style-name="Tabella7.C3" office:value-type="float" office:value="1">
            <text:p text:style-name="P83">1</text:p>
          </table:table-cell>
          <table:table-cell table:style-name="Tabella7.D4" office:value-type="string">
            <text:p text:style-name="P83">L</text:p>
          </table:table-cell>
          <table:table-cell table:style-name="Tabella7.E4" office:value-type="string">
            <text:p text:style-name="P84"/>
          </table:table-cell>
          <table:table-cell table:style-name="Tabella7.F4" office:value-type="string">
            <text:p text:style-name="P84">Cliente</text:p>
          </table:table-cell>
          <table:table-cell table:style-name="Tabella7.G4" office:value-type="string">
            <text:p text:style-name="P83">E</text:p>
          </table:table-cell>
          <table:table-cell table:style-name="Tabella7.H3" office:value-type="float" office:value="1">
            <text:p text:style-name="P83">1</text:p>
          </table:table-cell>
          <table:table-cell table:style-name="Tabella7.I4" office:value-type="string">
            <text:p text:style-name="P83">L</text:p>
          </table:table-cell>
        </table:table-row>
        <table:table-row>
          <table:table-cell table:style-name="Tabella7.A4" office:value-type="string">
            <text:p text:style-name="P84"/>
          </table:table-cell>
          <table:table-cell table:style-name="Tabella7.G4" office:value-type="string">
            <text:p text:style-name="P83"/>
          </table:table-cell>
          <table:table-cell table:style-name="Tabella7.C4">
            <text:p text:style-name="P83"/>
          </table:table-cell>
          <table:table-cell table:style-name="Tabella7.D4" office:value-type="string">
            <text:p text:style-name="P83"/>
          </table:table-cell>
          <table:table-cell table:style-name="Tabella7.E4" office:value-type="string">
            <text:p text:style-name="P84"/>
          </table:table-cell>
          <table:table-cell table:style-name="Tabella7.F4" office:value-type="string">
            <text:p text:style-name="P84">Apre</text:p>
          </table:table-cell>
          <table:table-cell table:style-name="Tabella7.G4" office:value-type="string">
            <text:p text:style-name="P83">R</text:p>
          </table:table-cell>
          <table:table-cell table:style-name="Tabella7.H4" office:value-type="float" office:value="2">
            <text:p text:style-name="P83">2</text:p>
          </table:table-cell>
          <table:table-cell table:style-name="Tabella7.I4" office:value-type="string">
            <text:p text:style-name="P83">L</text:p>
          </table:table-cell>
        </table:table-row>
      </table:table>
      <text:p text:style-name="P40"/>
      <text:p text:style-name="P18">Con Ridondanza: (1L*1/Mese) = 1 Accessi</text:p>
      <text:p text:style-name="P20">Senza Ridondanza: (1L*1/Mese) + (2S*1/Mese)*2 = 5 Accessi</text:p>
      <text:p text:style-name="P24"/>
      <text:p text:style-name="P38">Totale</text:p>
      <text:p text:style-name="P11">Con Ridondanza: 743,5 Accessi + 20000 Byte</text:p>
      <text:p text:style-name="P11">Senza Ridondanza: 410 Accessi + Tempo per ricavare “Numero di Conti”</text:p>
      <text:p text:style-name="P11"/>
      <text:p text:style-name="P11"><text:soft-page-break/>Conviene eliminare l’attributo ridondante, visto il guadagno che ne otterremo nell’accessibilità dei dati in termini di velocità, a cui dobbiamo sottrarre il tempo necessario per ricavarlo.</text:p>
      <text:p text:style-name="P11"/>
      <text:p text:style-name="P11"/>
      <text:p text:style-name="P11"><text:span text:style-name="T19">Note: </text:span>C<text:span text:style-name="T20">onsideriamo il tempo delle operazioni in mese, per semplificare i conti.</text:span></text:p>
      <text:p text:style-name="P2"/>
      <text:p text:style-name="P2"/>
      <text:p text:style-name="P2"/>
      <text:p text:style-name="P2"/>
      <text:p text:style-name="P2"/>
      <text:p text:style-name="P28">TAVOLE DEGLI ACCESSI PER “NUMERO DI OPERAZIONI” </text:p>
      <text:p text:style-name="P47"/>
      <text:p text:style-name="P47"/>
      <text:p text:style-name="P22">Operazione 3 </text:p>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row>
          <table:table-cell table:style-name="Tabella8.A1" table:number-columns-spanned="4" office:value-type="string">
            <text:p text:style-name="P97">Con Ridondanza</text:p>
          </table:table-cell>
          <table:covered-table-cell/>
          <table:covered-table-cell/>
          <table:covered-table-cell/>
          <table:table-cell table:style-name="Tabella8.E1" office:value-type="string">
            <text:p text:style-name="P98"/>
          </table:table-cell>
          <table:table-cell table:style-name="Tabella8.F1" table:number-columns-spanned="4" office:value-type="string">
            <text:p text:style-name="P97">Senza Ridondanza</text:p>
          </table:table-cell>
          <table:covered-table-cell/>
          <table:covered-table-cell/>
          <table:covered-table-cell/>
        </table:table-row>
        <table:table-row>
          <table:table-cell table:style-name="Tabella8.A7" office:value-type="string">
            <text:p text:style-name="P97">Concetto</text:p>
          </table:table-cell>
          <table:table-cell table:style-name="Tabella8.B7" office:value-type="string">
            <text:p text:style-name="P97">Tipo</text:p>
          </table:table-cell>
          <table:table-cell table:style-name="Tabella8.C2" office:value-type="string">
            <text:p text:style-name="P97">Accessi</text:p>
          </table:table-cell>
          <table:table-cell table:style-name="Tabella8.D7" office:value-type="string">
            <text:p text:style-name="P97">Modo</text:p>
          </table:table-cell>
          <table:table-cell table:style-name="Tabella8.E1" office:value-type="string">
            <text:p text:style-name="P99"/>
          </table:table-cell>
          <table:table-cell table:style-name="Tabella8.F7" office:value-type="string">
            <text:p text:style-name="P97">Concetto</text:p>
          </table:table-cell>
          <table:table-cell table:style-name="Tabella8.G7" office:value-type="string">
            <text:p text:style-name="P97">Tipo</text:p>
          </table:table-cell>
          <table:table-cell table:style-name="Tabella8.H7" office:value-type="string">
            <text:p text:style-name="P97">Accessi</text:p>
          </table:table-cell>
          <table:table-cell table:style-name="Tabella8.I7" office:value-type="string">
            <text:p text:style-name="P97">Modo</text:p>
          </table:table-cell>
        </table:table-row>
        <table:table-row>
          <table:table-cell table:style-name="Tabella8.A7" office:value-type="string">
            <text:p text:style-name="P84">Operazione</text:p>
          </table:table-cell>
          <table:table-cell table:style-name="Tabella8.B7" office:value-type="string">
            <text:p text:style-name="P83">E</text:p>
          </table:table-cell>
          <table:table-cell table:style-name="Tabella8.C3" office:value-type="float" office:value="1">
            <text:p text:style-name="P83">1</text:p>
          </table:table-cell>
          <table:table-cell table:style-name="Tabella8.D7" office:value-type="string">
            <text:p text:style-name="P83">S</text:p>
          </table:table-cell>
          <table:table-cell table:style-name="Tabella8.E1" office:value-type="string">
            <text:p text:style-name="P84"/>
          </table:table-cell>
          <table:table-cell table:style-name="Tabella8.F7" office:value-type="string">
            <text:p text:style-name="P84">Operazione</text:p>
          </table:table-cell>
          <table:table-cell table:style-name="Tabella8.G7" office:value-type="string">
            <text:p text:style-name="P83">E</text:p>
          </table:table-cell>
          <table:table-cell table:style-name="Tabella8.H3" office:value-type="float" office:value="1">
            <text:p text:style-name="P83">1</text:p>
          </table:table-cell>
          <table:table-cell table:style-name="Tabella8.I7" office:value-type="string">
            <text:p text:style-name="P83">S</text:p>
          </table:table-cell>
        </table:table-row>
        <table:table-row>
          <table:table-cell table:style-name="Tabella8.A7" office:value-type="string">
            <text:p text:style-name="P83">Interessato <text:s/>da</text:p>
          </table:table-cell>
          <table:table-cell table:style-name="Tabella8.B7" office:value-type="string">
            <text:p text:style-name="P83">R</text:p>
          </table:table-cell>
          <table:table-cell table:style-name="Tabella8.C4" office:value-type="float" office:value="1.5">
            <text:p text:style-name="P83">1,5</text:p>
          </table:table-cell>
          <table:table-cell table:style-name="Tabella8.D7" office:value-type="string">
            <text:p text:style-name="P83">S</text:p>
          </table:table-cell>
          <table:table-cell table:style-name="Tabella8.E1" office:value-type="string">
            <text:p text:style-name="P84"/>
          </table:table-cell>
          <table:table-cell table:style-name="Tabella8.F7" office:value-type="string">
            <text:p text:style-name="P83">Interessato da</text:p>
          </table:table-cell>
          <table:table-cell table:style-name="Tabella8.G7" office:value-type="string">
            <text:p text:style-name="P83">R</text:p>
          </table:table-cell>
          <table:table-cell table:style-name="Tabella8.H4" office:value-type="float" office:value="1.5">
            <text:p text:style-name="P83">1,5</text:p>
          </table:table-cell>
          <table:table-cell table:style-name="Tabella8.I7" office:value-type="string">
            <text:p text:style-name="P83">S</text:p>
          </table:table-cell>
        </table:table-row>
        <table:table-row>
          <table:table-cell table:style-name="Tabella8.A7" office:value-type="string">
            <text:p text:style-name="P83">Conto</text:p>
          </table:table-cell>
          <table:table-cell table:style-name="Tabella8.B7" office:value-type="string">
            <text:p text:style-name="P83">E</text:p>
          </table:table-cell>
          <table:table-cell table:style-name="Tabella8.C5" office:value-type="float" office:value="1.5">
            <text:p text:style-name="P83">1,5</text:p>
          </table:table-cell>
          <table:table-cell table:style-name="Tabella8.D7" office:value-type="string">
            <text:p text:style-name="P83">L</text:p>
          </table:table-cell>
          <table:table-cell table:style-name="Tabella8.E7" office:value-type="string">
            <text:p text:style-name="P84"/>
          </table:table-cell>
          <table:table-cell table:style-name="Tabella8.F7" office:value-type="string">
            <text:p text:style-name="P83">Effettuato da</text:p>
          </table:table-cell>
          <table:table-cell table:style-name="Tabella8.G7" office:value-type="string">
            <text:p text:style-name="P83">R</text:p>
          </table:table-cell>
          <table:table-cell table:style-name="Tabella8.H5" office:value-type="float" office:value="1">
            <text:p text:style-name="P83">1</text:p>
          </table:table-cell>
          <table:table-cell table:style-name="Tabella8.I7" office:value-type="string">
            <text:p text:style-name="P83">S</text:p>
          </table:table-cell>
        </table:table-row>
        <table:table-row>
          <table:table-cell table:style-name="Tabella8.A7" office:value-type="string">
            <text:p text:style-name="P83">Conto</text:p>
          </table:table-cell>
          <table:table-cell table:style-name="Tabella8.B7" office:value-type="string">
            <text:p text:style-name="P83">E</text:p>
          </table:table-cell>
          <table:table-cell table:style-name="Tabella8.C6" office:value-type="float" office:value="1.5">
            <text:p text:style-name="P83">1,5</text:p>
          </table:table-cell>
          <table:table-cell table:style-name="Tabella8.D7" office:value-type="string">
            <text:p text:style-name="P83">S</text:p>
          </table:table-cell>
          <table:table-cell table:style-name="Tabella8.E7" office:value-type="string">
            <text:p text:style-name="P84"/>
          </table:table-cell>
          <table:table-cell table:style-name="Tabella8.F7" office:value-type="string">
            <text:p text:style-name="P84"/>
          </table:table-cell>
          <table:table-cell table:style-name="Tabella8.G7" office:value-type="string">
            <text:p text:style-name="P84"/>
          </table:table-cell>
          <table:table-cell table:style-name="Tabella8.H7" office:value-type="string">
            <text:p text:style-name="P84"/>
          </table:table-cell>
          <table:table-cell table:style-name="Tabella8.I7" office:value-type="string">
            <text:p text:style-name="P84"/>
          </table:table-cell>
        </table:table-row>
        <table:table-row>
          <table:table-cell table:style-name="Tabella8.A7" office:value-type="string">
            <text:p text:style-name="P83">Effettuato da</text:p>
          </table:table-cell>
          <table:table-cell table:style-name="Tabella8.B7" office:value-type="string">
            <text:p text:style-name="P83">R</text:p>
          </table:table-cell>
          <table:table-cell table:style-name="Tabella8.C7" office:value-type="float" office:value="1">
            <text:p text:style-name="P83">1</text:p>
          </table:table-cell>
          <table:table-cell table:style-name="Tabella8.D7" office:value-type="string">
            <text:p text:style-name="P83">S</text:p>
          </table:table-cell>
          <table:table-cell table:style-name="Tabella8.E7" office:value-type="string">
            <text:p text:style-name="P84"/>
          </table:table-cell>
          <table:table-cell table:style-name="Tabella8.F7" office:value-type="string">
            <text:p text:style-name="P84"/>
          </table:table-cell>
          <table:table-cell table:style-name="Tabella8.G7" office:value-type="string">
            <text:p text:style-name="P84"/>
          </table:table-cell>
          <table:table-cell table:style-name="Tabella8.H7" office:value-type="string">
            <text:p text:style-name="P84"/>
          </table:table-cell>
          <table:table-cell table:style-name="Tabella8.I7" office:value-type="string">
            <text:p text:style-name="P84"/>
          </table:table-cell>
        </table:table-row>
      </table:table>
      <text:p text:style-name="P40"/>
      <text:p text:style-name="P18">Con Ridondanza: (1,5L*3000/Mese)+(5S*3000/Mese)*2 = 1150 Accessi</text:p>
      <text:p text:style-name="P20">Senza Ridondanza: (3,5S*3000/Mese)*2 = 700 Accessi</text:p>
      <text:p text:style-name="P41"/>
      <text:p text:style-name="P41"/>
      <text:p text:style-name="P41"/>
      <text:p text:style-name="P22">Operazione 4 </text:p>
      <table:table table:name="Tabella9" table:style-name="Tabella9">
        <table:table-column table:style-name="Tabella9.A"/>
        <table:table-column table:style-name="Tabella9.B"/>
        <table:table-column table:style-name="Tabella9.C"/>
        <table:table-column table:style-name="Tabella9.D"/>
        <table:table-column table:style-name="Tabella9.E"/>
        <table:table-column table:style-name="Tabella9.F"/>
        <table:table-column table:style-name="Tabella9.G"/>
        <table:table-column table:style-name="Tabella9.H"/>
        <table:table-column table:style-name="Tabella9.I"/>
        <table:table-row>
          <table:table-cell table:style-name="Tabella9.A1" table:number-columns-spanned="4" office:value-type="string">
            <text:p text:style-name="P97">Con Ridondanza</text:p>
          </table:table-cell>
          <table:covered-table-cell/>
          <table:covered-table-cell/>
          <table:covered-table-cell/>
          <table:table-cell table:style-name="Tabella9.E1" office:value-type="string">
            <text:p text:style-name="P98"/>
          </table:table-cell>
          <table:table-cell table:style-name="Tabella9.F1" table:number-columns-spanned="4" office:value-type="string">
            <text:p text:style-name="P97">Senza Ridondanza</text:p>
          </table:table-cell>
          <table:covered-table-cell/>
          <table:covered-table-cell/>
          <table:covered-table-cell/>
        </table:table-row>
        <table:table-row>
          <table:table-cell table:style-name="Tabella9.A6" office:value-type="string">
            <text:p text:style-name="P97">Concetto</text:p>
          </table:table-cell>
          <table:table-cell table:style-name="Tabella9.B6" office:value-type="string">
            <text:p text:style-name="P97">Tipo</text:p>
          </table:table-cell>
          <table:table-cell table:style-name="Tabella9.C2" office:value-type="string">
            <text:p text:style-name="P97">Accessi</text:p>
          </table:table-cell>
          <table:table-cell table:style-name="Tabella9.D6" office:value-type="string">
            <text:p text:style-name="P97">Modo</text:p>
          </table:table-cell>
          <table:table-cell table:style-name="Tabella9.E1" office:value-type="string">
            <text:p text:style-name="P99"/>
          </table:table-cell>
          <table:table-cell table:style-name="Tabella9.F6" office:value-type="string">
            <text:p text:style-name="P97">Concetto</text:p>
          </table:table-cell>
          <table:table-cell table:style-name="Tabella9.G6" office:value-type="string">
            <text:p text:style-name="P97">Tipo</text:p>
          </table:table-cell>
          <table:table-cell table:style-name="Tabella9.H6" office:value-type="string">
            <text:p text:style-name="P97">Accessi</text:p>
          </table:table-cell>
          <table:table-cell table:style-name="Tabella9.I6" office:value-type="string">
            <text:p text:style-name="P97">Modo</text:p>
          </table:table-cell>
        </table:table-row>
        <table:table-row>
          <table:table-cell table:style-name="Tabella9.A6" office:value-type="string">
            <text:p text:style-name="P84">Operazione</text:p>
          </table:table-cell>
          <table:table-cell table:style-name="Tabella9.B6" office:value-type="string">
            <text:p text:style-name="P83">E</text:p>
          </table:table-cell>
          <table:table-cell table:style-name="Tabella9.C3" office:value-type="float" office:value="1">
            <text:p text:style-name="P83">1</text:p>
          </table:table-cell>
          <table:table-cell table:style-name="Tabella9.D6" office:value-type="string">
            <text:p text:style-name="P83">S</text:p>
          </table:table-cell>
          <table:table-cell table:style-name="Tabella9.E1" office:value-type="string">
            <text:p text:style-name="P84"/>
          </table:table-cell>
          <table:table-cell table:style-name="Tabella9.F6" office:value-type="string">
            <text:p text:style-name="P84">Operazione</text:p>
          </table:table-cell>
          <table:table-cell table:style-name="Tabella9.G6" office:value-type="string">
            <text:p text:style-name="P83">E</text:p>
          </table:table-cell>
          <table:table-cell table:style-name="Tabella9.H3" office:value-type="float" office:value="1">
            <text:p text:style-name="P83">1</text:p>
          </table:table-cell>
          <table:table-cell table:style-name="Tabella9.I6" office:value-type="string">
            <text:p text:style-name="P83">S</text:p>
          </table:table-cell>
        </table:table-row>
        <table:table-row>
          <table:table-cell table:style-name="Tabella9.A6" office:value-type="string">
            <text:p text:style-name="P83">Interessato <text:s/>da</text:p>
          </table:table-cell>
          <table:table-cell table:style-name="Tabella9.B6" office:value-type="string">
            <text:p text:style-name="P83">R</text:p>
          </table:table-cell>
          <table:table-cell table:style-name="Tabella9.C4" office:value-type="float" office:value="1.5">
            <text:p text:style-name="P83">1,5</text:p>
          </table:table-cell>
          <table:table-cell table:style-name="Tabella9.D6" office:value-type="string">
            <text:p text:style-name="P83">S</text:p>
          </table:table-cell>
          <table:table-cell table:style-name="Tabella9.E1" office:value-type="string">
            <text:p text:style-name="P84"/>
          </table:table-cell>
          <table:table-cell table:style-name="Tabella9.F6" office:value-type="string">
            <text:p text:style-name="P83">Interessato da</text:p>
          </table:table-cell>
          <table:table-cell table:style-name="Tabella9.G6" office:value-type="string">
            <text:p text:style-name="P83">R</text:p>
          </table:table-cell>
          <table:table-cell table:style-name="Tabella9.H4" office:value-type="float" office:value="1.5">
            <text:p text:style-name="P83">1,5</text:p>
          </table:table-cell>
          <table:table-cell table:style-name="Tabella9.I6" office:value-type="string">
            <text:p text:style-name="P83">S</text:p>
          </table:table-cell>
        </table:table-row>
        <table:table-row>
          <table:table-cell table:style-name="Tabella9.A6" office:value-type="string">
            <text:p text:style-name="P83">Conto</text:p>
          </table:table-cell>
          <table:table-cell table:style-name="Tabella9.B6" office:value-type="string">
            <text:p text:style-name="P83">E</text:p>
          </table:table-cell>
          <table:table-cell table:style-name="Tabella9.C5" office:value-type="float" office:value="1.5">
            <text:p text:style-name="P83">1,5</text:p>
          </table:table-cell>
          <table:table-cell table:style-name="Tabella9.D6" office:value-type="string">
            <text:p text:style-name="P83">L</text:p>
          </table:table-cell>
          <table:table-cell table:style-name="Tabella9.E6" office:value-type="string">
            <text:p text:style-name="P84"/>
          </table:table-cell>
          <table:table-cell table:style-name="Tabella9.F6" office:value-type="string">
            <text:p text:style-name="P83"/>
          </table:table-cell>
          <table:table-cell table:style-name="Tabella9.G6" office:value-type="string">
            <text:p text:style-name="P83"/>
          </table:table-cell>
          <table:table-cell table:style-name="Tabella9.H5">
            <text:p text:style-name="P83"/>
          </table:table-cell>
          <table:table-cell table:style-name="Tabella9.I6" office:value-type="string">
            <text:p text:style-name="P83"/>
          </table:table-cell>
        </table:table-row>
        <text:soft-page-break/>
        <table:table-row>
          <table:table-cell table:style-name="Tabella9.A6" office:value-type="string">
            <text:p text:style-name="P83">Conto</text:p>
          </table:table-cell>
          <table:table-cell table:style-name="Tabella9.B6" office:value-type="string">
            <text:p text:style-name="P83">E</text:p>
          </table:table-cell>
          <table:table-cell table:style-name="Tabella9.C6" office:value-type="float" office:value="1.5">
            <text:p text:style-name="P83">1,5</text:p>
          </table:table-cell>
          <table:table-cell table:style-name="Tabella9.D6" office:value-type="string">
            <text:p text:style-name="P83">S</text:p>
          </table:table-cell>
          <table:table-cell table:style-name="Tabella9.E6" office:value-type="string">
            <text:p text:style-name="P84"/>
          </table:table-cell>
          <table:table-cell table:style-name="Tabella9.F6" office:value-type="string">
            <text:p text:style-name="P84"/>
          </table:table-cell>
          <table:table-cell table:style-name="Tabella9.G6" office:value-type="string">
            <text:p text:style-name="P84"/>
          </table:table-cell>
          <table:table-cell table:style-name="Tabella9.H6" office:value-type="string">
            <text:p text:style-name="P84"/>
          </table:table-cell>
          <table:table-cell table:style-name="Tabella9.I6" office:value-type="string">
            <text:p text:style-name="P84"/>
          </table:table-cell>
        </table:table-row>
      </table:table>
      <text:p text:style-name="P40"/>
      <text:p text:style-name="P40"/>
      <text:p text:style-name="P18">Con Ridondanza: (1,5L*3600/Mese)+(4S*3600/Mese)*2 =34200 Accessi</text:p>
      <text:p text:style-name="P20">Senza Ridondanza: (2,5S*3600/Giorno)*2 = 18000 Accessi</text:p>
      <text:p text:style-name="P45"/>
      <text:p text:style-name="P61"/>
      <text:p text:style-name="P61"/>
      <text:p text:style-name="P61"/>
      <text:p text:style-name="P61"/>
      <text:p text:style-name="P61"/>
      <text:p text:style-name="P61"/>
      <text:p text:style-name="P61"/>
      <text:p text:style-name="P22">Operazione 9</text:p>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column table:style-name="Tabella10.I"/>
        <table:table-row>
          <table:table-cell table:style-name="Tabella10.A1" table:number-columns-spanned="4" office:value-type="string">
            <text:p text:style-name="P97">Con Ridondanza</text:p>
          </table:table-cell>
          <table:covered-table-cell/>
          <table:covered-table-cell/>
          <table:covered-table-cell/>
          <table:table-cell table:style-name="Tabella10.E1" office:value-type="string">
            <text:p text:style-name="P98"/>
          </table:table-cell>
          <table:table-cell table:style-name="Tabella10.F1" table:number-columns-spanned="4" office:value-type="string">
            <text:p text:style-name="P97">Senza Ridondanza</text:p>
          </table:table-cell>
          <table:covered-table-cell/>
          <table:covered-table-cell/>
          <table:covered-table-cell/>
        </table:table-row>
        <table:table-row>
          <table:table-cell table:style-name="Tabella10.A6" office:value-type="string">
            <text:p text:style-name="P97">Concetto</text:p>
          </table:table-cell>
          <table:table-cell table:style-name="Tabella10.B6" office:value-type="string">
            <text:p text:style-name="P97">Tipo</text:p>
          </table:table-cell>
          <table:table-cell table:style-name="Tabella10.C6" office:value-type="string">
            <text:p text:style-name="P97">Accessi</text:p>
          </table:table-cell>
          <table:table-cell table:style-name="Tabella10.D6" office:value-type="string">
            <text:p text:style-name="P97">Modo</text:p>
          </table:table-cell>
          <table:table-cell table:style-name="Tabella10.E1" office:value-type="string">
            <text:p text:style-name="P99"/>
          </table:table-cell>
          <table:table-cell table:style-name="Tabella10.F6" office:value-type="string">
            <text:p text:style-name="P97">Concetto</text:p>
          </table:table-cell>
          <table:table-cell table:style-name="Tabella10.G6" office:value-type="string">
            <text:p text:style-name="P97">Tipo</text:p>
          </table:table-cell>
          <table:table-cell table:style-name="Tabella10.H6" office:value-type="string">
            <text:p text:style-name="P97">Accessi</text:p>
          </table:table-cell>
          <table:table-cell table:style-name="Tabella10.I6" office:value-type="string">
            <text:p text:style-name="P92">Modo</text:p>
          </table:table-cell>
        </table:table-row>
        <table:table-row>
          <table:table-cell table:style-name="Tabella10.A6" office:value-type="string">
            <text:p text:style-name="P93">Cliente</text:p>
          </table:table-cell>
          <table:table-cell table:style-name="Tabella10.B6" office:value-type="string">
            <text:p text:style-name="P93">E</text:p>
          </table:table-cell>
          <table:table-cell table:style-name="Tabella10.C6" office:value-type="string">
            <text:p text:style-name="P93">500(un decimo)</text:p>
          </table:table-cell>
          <table:table-cell table:style-name="Tabella10.D6" office:value-type="string">
            <text:p text:style-name="P93">L</text:p>
          </table:table-cell>
          <table:table-cell table:style-name="Tabella10.E1" office:value-type="string">
            <text:p text:style-name="P84"/>
          </table:table-cell>
          <table:table-cell table:style-name="Tabella10.F6" office:value-type="string">
            <text:p text:style-name="P93">Cliente</text:p>
          </table:table-cell>
          <table:table-cell table:style-name="Tabella10.G6" office:value-type="string">
            <text:p text:style-name="P93">E</text:p>
          </table:table-cell>
          <table:table-cell table:style-name="Tabella10.H6" office:value-type="string">
            <text:p text:style-name="P93">500(un decimo)</text:p>
          </table:table-cell>
          <table:table-cell table:style-name="Tabella10.I6" office:value-type="string">
            <text:p text:style-name="P93">L</text:p>
          </table:table-cell>
        </table:table-row>
        <table:table-row>
          <table:table-cell table:style-name="Tabella10.A6" office:value-type="string">
            <text:p text:style-name="P93">Apre</text:p>
          </table:table-cell>
          <table:table-cell table:style-name="Tabella10.B6" office:value-type="string">
            <text:p text:style-name="P93">R</text:p>
          </table:table-cell>
          <table:table-cell table:style-name="Tabella10.C6" office:value-type="string">
            <text:p text:style-name="P93">2*500</text:p>
          </table:table-cell>
          <table:table-cell table:style-name="Tabella10.D6" office:value-type="string">
            <text:p text:style-name="P93">L</text:p>
          </table:table-cell>
          <table:table-cell table:style-name="Tabella10.E1" office:value-type="string">
            <text:p text:style-name="P84"/>
          </table:table-cell>
          <table:table-cell table:style-name="Tabella10.F6" office:value-type="string">
            <text:p text:style-name="P93">Apre</text:p>
          </table:table-cell>
          <table:table-cell table:style-name="Tabella10.G6" office:value-type="string">
            <text:p text:style-name="P93">R</text:p>
          </table:table-cell>
          <table:table-cell table:style-name="Tabella10.H6" office:value-type="string">
            <text:p text:style-name="P93">2*500</text:p>
          </table:table-cell>
          <table:table-cell table:style-name="Tabella10.I6" office:value-type="string">
            <text:p text:style-name="P93">L</text:p>
          </table:table-cell>
        </table:table-row>
        <table:table-row>
          <table:table-cell table:style-name="Tabella10.A6" office:value-type="string">
            <text:p text:style-name="P93">Conto</text:p>
          </table:table-cell>
          <table:table-cell table:style-name="Tabella10.B6" office:value-type="string">
            <text:p text:style-name="P93">E</text:p>
          </table:table-cell>
          <table:table-cell table:style-name="Tabella10.C6" office:value-type="string">
            <text:p text:style-name="P93">2*500</text:p>
          </table:table-cell>
          <table:table-cell table:style-name="Tabella10.D6" office:value-type="string">
            <text:p text:style-name="P93">L</text:p>
          </table:table-cell>
          <table:table-cell table:style-name="Tabella10.E6" office:value-type="string">
            <text:p text:style-name="P84"/>
          </table:table-cell>
          <table:table-cell table:style-name="Tabella10.F6" office:value-type="string">
            <text:p text:style-name="P93">Conto</text:p>
          </table:table-cell>
          <table:table-cell table:style-name="Tabella10.G6" office:value-type="string">
            <text:p text:style-name="P93">E</text:p>
          </table:table-cell>
          <table:table-cell table:style-name="Tabella10.H6" office:value-type="string">
            <text:p text:style-name="P93">2*500</text:p>
          </table:table-cell>
          <table:table-cell table:style-name="Tabella10.I6" office:value-type="string">
            <text:p text:style-name="P93">L</text:p>
          </table:table-cell>
        </table:table-row>
        <table:table-row>
          <table:table-cell table:style-name="Tabella10.A6" office:value-type="string">
            <text:p text:style-name="P93"/>
          </table:table-cell>
          <table:table-cell table:style-name="Tabella10.B6" office:value-type="string">
            <text:p text:style-name="P93"/>
          </table:table-cell>
          <table:table-cell table:style-name="Tabella10.C6" office:value-type="string">
            <text:p text:style-name="P93"/>
          </table:table-cell>
          <table:table-cell table:style-name="Tabella10.D6" office:value-type="string">
            <text:p text:style-name="P93"/>
          </table:table-cell>
          <table:table-cell table:style-name="Tabella10.E6" office:value-type="string">
            <text:p text:style-name="P84"/>
          </table:table-cell>
          <table:table-cell table:style-name="Tabella10.F6" office:value-type="string">
            <text:p text:style-name="P93">Interessato da</text:p>
          </table:table-cell>
          <table:table-cell table:style-name="Tabella10.G6" office:value-type="string">
            <text:p text:style-name="P93">R</text:p>
          </table:table-cell>
          <table:table-cell table:style-name="Tabella10.H6" office:value-type="string">
            <text:p text:style-name="P93">2,75*500</text:p>
          </table:table-cell>
          <table:table-cell table:style-name="Tabella10.I6" office:value-type="string">
            <text:p text:style-name="P93">L</text:p>
          </table:table-cell>
        </table:table-row>
      </table:table>
      <text:p text:style-name="P40"/>
      <text:p text:style-name="P18">Con Ridondanza: (2500L*1/Mese)= 2500 Accessi</text:p>
      <text:p text:style-name="P20">Senza Ridondanza: (2500+1375L*1/Mese) = 3875 Accessi</text:p>
      <text:p text:style-name="P34"/>
      <text:p text:style-name="P19"><text:span text:style-name="T10">Note:</text:span> Analizziamo l'operazione su un decimo dei clienti.</text:p>
      <text:p text:style-name="P34"/>
      <text:p text:style-name="P38">Totale</text:p>
      <text:p text:style-name="P11">Con Ridondanza: 71200 Accessi + 32000 Byte</text:p>
      <text:p text:style-name="P11">Senza Ridondanza: 42875 Accessi + Tempo per ricavare “Numero di Operazioni”</text:p>
      <text:p text:style-name="P62"/>
      <text:p text:style-name="P11">Anche in questo caso, conviene eliminare l’attributo ridondante, visto l'enorme guadagno <text:s/>che ne otterremo nell’accessibilità dei dati in termini di velocità.</text:p>
      <text:p text:style-name="P11"/>
      <text:p text:style-name="P48"/>
      <text:p text:style-name="P48"/>
      <text:p text:style-name="P32"/>
      <text:p text:style-name="P29">ELIMINAZIONE DELLE GERARCHIE</text:p>
      <text:p text:style-name="P63"><text:soft-page-break/><text:span text:style-name="T21">Abbiamo molte generalizzazioni da considerare; cominciamo con </text:span><text:span text:style-name="T22">Conto</text:span><text:span text:style-name="T21"> <text:s/>che è totale ed esclusiva, ha tre entità figlie le quali ognuna ha degli attributi distinti. Come sappiamo ci sono tre diversi modi per tradurre una generalizzazione: accorpamento del padre della generalizzazione nelle figlie, accorpamento delle figlie nel padre o sostituzione della generalizzazione con associazioni. Possiamo intuire che non è conveniente fondere le tre entità in </text:span><text:span text:style-name="T22">Conto</text:span><text:span text:style-name="T21"> in quanto avremmo un numero di valori nulli molto alto. <text:s/>Neanche appesantire </text:span><text:span text:style-name="T22">Libretto</text:span><text:span text:style-name="T21"> portando gli attributi di </text:span><text:span text:style-name="T22">Conto</text:span><text:span text:style-name="T21"> nelle tre entità visto che </text:span><text:span text:style-name="T22">Libretto</text:span><text:span text:style-name="T21"> possiede un minor numero di attributi. L'unica soluzione è quella di mantenere le tre entità figlie, introducendo per ognuna di esse una relazione </text:span><text:span text:style-name="T22">“Può Essere”</text:span><text:span text:style-name="T21"> . Un'altra generalizzazione riguarda </text:span><text:span text:style-name="T22">Operazione, </text:span><text:span text:style-name="T23">che ha due entità figlie, entrambe senza attributi. L'unico particolare da considerare, è l'entità </text:span><text:span text:style-name="T22">Alla Posta</text:span><text:span text:style-name="T23">, che è in relazione con </text:span><text:span text:style-name="T22">Addetto Allo Sportello</text:span><text:span text:style-name="T23">. La soluzione più conveniente è quindi quella di accorpare le figlie della generalizzazione nel padre, andando quindi ad aggiungere all'entità </text:span><text:span text:style-name="T22">Operazione</text:span><text:span text:style-name="T23"> l'attributo </text:span><text:span text:style-name="T22">Tipo</text:span><text:span text:style-name="T23">, per specificare se si tratta di un'operazione </text:span><text:span text:style-name="T22">Tramite Internet</text:span><text:span text:style-name="T23"> o </text:span><text:span text:style-name="T22">Alla Posta</text:span><text:span text:style-name="T23">, e collegare direttamente </text:span><text:span text:style-name="T22">Operazione</text:span><text:span text:style-name="T23"> con </text:span><text:span text:style-name="T22">Addetto Allo Sportello</text:span><text:span text:style-name="T23">. Applichiamo lo stesso procedimento all'entità </text:span><text:span text:style-name="T22">Dipententi</text:span><text:span text:style-name="T23"> e alle sue due entità figlie </text:span><text:span text:style-name="T22">Addetto Allo Sportello</text:span><text:span text:style-name="T23"> e </text:span><text:span text:style-name="T22">Postino</text:span><text:span text:style-name="T23">. All'entità <text:s/></text:span><text:span text:style-name="T22">Dipententi</text:span><text:span text:style-name="T23"> viene quindi aggiunto l'attributo Tipo, e colleghiamo attraverso la relazione “Effettuato Da” le due entità Dipendenti e Operazione. L'ultima generalizzazione da considerare, è quella che riguarda Posta, la quale ha tre entità figlie, due delle quali non possiedono attributi. Risulta conveniente introdurre un attributo Tipo in Posta, per specificare se si tratta di Lettere o Raccomandate, e introdurre una relazione con l'entità figlia Pacchi, per evitare di creare troppi attributi null. </text:span></text:p>
      <text:p text:style-name="P108"/>
      <text:p text:style-name="P13"/>
      <text:p text:style-name="P11"/>
      <text:p text:style-name="P30">ACCORPAMENTI E PARTIZIONAMENTI </text:p>
      <text:p text:style-name="P13"><text:span text:style-name="T20">Tutte le operazioni accedono a tutti gli attributi di un concetto, perciò non sono richieste decomposizioni verticali e non vi sono decomposizioni orizzontali utili.</text:span> È presente però un attributo multivalore che deve essere eliminato, siccome il modello relazionale non ne consente la rappresentazione; si tratta dell'attributo “Telefono”, che viene quindi sostituito con <text:s/>una nuova entità collegata all’entità di partenza attraverso un’associazione e con la rispettiva cardinalità. Un'altra operazione che risulta conveniente, è quella di accorpare l'attributo “Data Consegna” della relazione “Consegna”, all'entità Posta, in quanto la relazione ogni articolo postale deve avere una data di avvenuta consegna. </text:p>
      <text:p text:style-name="P13"/>
      <text:p text:style-name="P11"><text:soft-page-break/></text:p>
      <text:p text:style-name="P30">SCELTA DEGLI IDENTIFICATORI PRIMARI</text:p>
      <text:p text:style-name="P13">Gli identificatori primari sono stati scelti al momento della progettazione, facciamo però alcune considerazioni sulle scelte fatte. Nell’entità <text:span text:style-name="T2">Conto</text:span> abbiamo l'identificatore <text:span text:style-name="T2">Iban</text:span>, e nell'entità figlia <text:span text:style-name="T2">PostePay Evolution</text:span> l'attributo <text:span text:style-name="T2">Numero Carta</text:span>, che è univoco per ogni carta, ma per identificarlo, utilizziamo l'<text:span text:style-name="T2">Iban</text:span>.</text:p>
      <text:p text:style-name="P2"/>
      <text:p text:style-name="P51"/>
      <text:p text:style-name="P52"/>
      <text:p text:style-name="P52"/>
      <text:p text:style-name="P52"/>
      <text:p text:style-name="P52"/>
      <text:p text:style-name="P52"/>
      <text:p text:style-name="P53">SCHEMA RELAZIONALE</text:p>
      <text:p text:style-name="P54"/>
      <text:p text:style-name="P50">In base allo schema prodotto nella fase precedente, si può avere questo risultato:</text:p>
      <text:p text:style-name="P50"/>
      <text:p text:style-name="P50"><text:span text:style-name="T10">Cliente</text:span> (<text:span text:style-name="T6">CF</text:span>, Nome, Cognome, Luogo di nascita, Data di nascita);</text:p>
      <text:p text:style-name="P50"><text:span text:style-name="T10">Telefono</text:span> (<text:span text:style-name="T6">Numero</text:span>, Cliente.CF<text:span text:style-name="T17">↑</text:span>);</text:p>
      <text:p text:style-name="P50"><text:span text:style-name="T10">Conto</text:span> (<text:span text:style-name="T6">IBAN</text:span>, Saldo);</text:p>
      <text:p text:style-name="P50"><text:span text:style-name="T10">Libretto </text:span>(<text:span text:style-name="T6">Conto.IBAN</text:span><text:span text:style-name="T9">↑</text:span>, Tasso di interesse);</text:p>
      <text:p text:style-name="P50"><text:span text:style-name="T10">ContoBancoposta</text:span> (<text:span text:style-name="T6">Conto.IBAN </text:span><text:span text:style-name="T9">↑</text:span>, Tasso di interesse, Costo, Carta, Attivazione servizi internet);</text:p>
      <text:p text:style-name="P50"><text:span text:style-name="T10">PostePayEvolution</text:span>(<text:span text:style-name="T6">Conto.IBAN</text:span><text:span text:style-name="T9">↑</text:span>, Scadenza, Numero di carta, Codice di sicurezza);</text:p>
      <text:p text:style-name="P50"><text:span text:style-name="T10">Apre</text:span> (<text:span text:style-name="T6">Conto.IBAN</text:span><text:span text:style-name="T9">↑</text:span>, <text:span text:style-name="T6">Cliente.CF</text:span><text:span text:style-name="T9">↑</text:span><text:span text:style-name="T17">);</text:span></text:p>
      <text:p text:style-name="P50"><text:span text:style-name="T10">Operazione</text:span> (<text:span text:style-name="T6">Codice</text:span>, Data, Importo, Tipo);</text:p>
      <text:p text:style-name="P50"><text:span text:style-name="T10">Dipendente</text:span> (<text:span text:style-name="T6">Matricola</text:span>, Nome, Cognome, Indirizzo, Data di nascita, Luogo di nascita, Tipo);</text:p>
      <text:p text:style-name="P50"><text:span text:style-name="T10">Interessato Da</text:span> (<text:span text:style-name="T6">Conto.IBAN</text:span><text:span text:style-name="T9">↑</text:span> , <text:span text:style-name="T6">Operazione.Codice</text:span><text:span text:style-name="T9">↑</text:span>);</text:p>
      <text:p text:style-name="P50"><text:span text:style-name="T10">Alla Posta</text:span> (<text:span text:style-name="T6">Operazione.Codice</text:span><text:span text:style-name="T8"> </text:span><text:span text:style-name="T6">↑</text:span>, <text:span text:style-name="T6">Dipendente.matricola</text:span><text:span text:style-name="T9">↑ </text:span><text:span text:style-name="T17">);</text:span></text:p>
      <text:p text:style-name="P50"><text:span text:style-name="T10">Posta </text:span>(<text:span text:style-name="T6">Codice</text:span>, Data di spedizione, Data di consegna, Tipo, Indirizzo, Mittente, Dipendente.matricola↑);</text:p>
      <text:p text:style-name="P49"><text:span text:style-name="T10">Pacchi </text:span>(Peso, Volume, <text:span text:style-name="T6">Posta.codice</text:span><text:span text:style-name="T9">↑</text:span><text:span text:style-name="T17">);</text:span></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ORMALIZZAZIONE DELLO SCHEMA</text:p>
      <text:p text:style-name="P1"/>
      <text:p text:style-name="P4">Analizziamo le dipendenze funzionali per verificare la qualità dello schema</text:p>
      <text:p text:style-name="P5">relazionale tradotto tramite la normalizzazione.</text:p>
      <text:p text:style-name="P5"/>
      <text:p text:style-name="P5">1) {CF}→ Nome, Cognome, Luogo di Nascita, Data di Nascita. </text:p>
      <text:p text:style-name="P5">2) {IBAN}→ Saldo, Tasso d'interesse, Attivazione Servizi Internet, Carta, Tasso, Costo, Scadenza, Numero Carta, Codice di sicurezza.</text:p>
      <text:p text:style-name="P5">3) {Codice Op}→ Data, Importo, Tipo</text:p>
      <text:p text:style-name="P5">4) {Matricola}→Nome, Cognome, Indirizzo, Data di Nascita, Luogo di Nascita, Tipo.</text:p>
      <text:p text:style-name="P5">5) {Codice Posta}→Mittente, Indirizzo, Data Spedizione, Data Consegna,Tipo.</text:p>
      <text:p text:style-name="P5">6) {Codice Posta}→ Peso, Volume.</text:p>
      <text:p text:style-name="P5"/>
      <text:p text:style-name="P5">Dalle chiusure si può ricavare la seguente chiave:</text:p>
      <text:p text:style-name="P10"><text:span text:style-name="T1">K</text:span>(<text:span text:style-name="T7">CF</text:span>, <text:span text:style-name="T7">IBAN</text:span>, <text:span text:style-name="T7">Codice Op</text:span>, <text:span text:style-name="T7">Matricola</text:span>, <text:span text:style-name="T7">Codice Posta</text:span><text:span text:style-name="T4">, </text:span><text:span text:style-name="T7">Numero</text:span>)</text:p>
      <text:p text:style-name="P10"/>
      <text:p text:style-name="P8">Prima Forma Normale</text:p>
      <text:p text:style-name="P5">Come sappiamo la 1NF è stata definita per non consentire attributi multi valori,</text:p>
      <text:p text:style-name="P5">composti e loro combinazioni.</text:p>
      <text:p text:style-name="P5">Visto che la traduzione dello schema è stata fatta sui criteri della ristrutturazione</text:p>
      <text:p text:style-name="P5">che non prevedono i medesimi attributi lo schema risultante è in 1NF.</text:p>
      <text:p text:style-name="P5"><text:soft-page-break/></text:p>
      <text:p text:style-name="P8">Seconda Forma Normale</text:p>
      <text:p text:style-name="P5">Uno schema di relazione R è in 2NF se è in 1NF e se non esiste un attributo A non primo che dipende funzionalmente in modo parziale da una chiave primaria di R.</text:p>
      <text:p text:style-name="P5"/>
      <text:p text:style-name="P5">Le dipendenze dalla 1 alla 6 inducono una dipendenza parziale dalla chiave, quindi violano la 2NF e vanno scomposte come segue:</text:p>
      <text:p text:style-name="P5"/>
      <text:p text:style-name="P10"><text:span text:style-name="T13">A.</text:span><text:span text:style-name="T12"> </text:span>(<text:span text:style-name="T7">CF</text:span>, <text:span text:style-name="T7">IBAN</text:span>, <text:span text:style-name="T7">Codice Op</text:span>, <text:span text:style-name="T7">Matricola</text:span>, <text:span text:style-name="T7">Codice Posta</text:span><text:span text:style-name="T4">, </text:span><text:span text:style-name="T7">Numero</text:span>)</text:p>
      <text:p text:style-name="P5">B. (<text:span text:style-name="T8">CF</text:span>, Nome, Cognome, Luogo di Nascita, Data di Nascita) </text:p>
      <text:p text:style-name="P5">C. (<text:span text:style-name="T8">IBAN</text:span><text:span text:style-name="T6">,</text:span> Saldo, Tasso d'interesse, Attivazione Servizi Internet, Carta, Tasso, <text:s text:c="2"/>Costo, Scadenza, Numero Carta, Codice di sicurezza)</text:p>
      <text:p text:style-name="P5">D. (<text:span text:style-name="T8">Codice Op</text:span>, Data, Importo, Tipo)</text:p>
      <text:p text:style-name="P5">E. (<text:span text:style-name="T8">Matricola</text:span><text:span text:style-name="T6">,</text:span> Nome, Cognome, Indirizzo, Data di Nascita, Luogo di Nascita, Tipo)</text:p>
      <text:p text:style-name="P5">F. (<text:span text:style-name="T8">Codice Posta</text:span>, Mittente, Indirizzo, Data Spedizione, Data Consegna,Tipo, Peso, Volume)</text:p>
      <text:p text:style-name="P5"/>
      <text:p text:style-name="P104"/>
      <text:p text:style-name="P105">Terza Forma Normale</text:p>
      <text:p text:style-name="P11">Nella 3NF non deve esistere una dipendenza transitiva tra un attributo non chiave e la chiave primaria.</text:p>
      <text:p text:style-name="P11">Analizzando lo schema della 2NF è facile notare che risulta essere già in 3NF.</text:p>
      <text:p text:style-name="P11"/>
      <text:p text:style-name="P11"/>
      <text:p text:style-name="P14"><text:span text:style-name="T5">Lo schema risultante dal mapping risulta valido e conforme alla 1NF, 2NF e 3NF, l'unica differenza è nelle tabelle </text:span><text:span text:style-name="T11">Libretto,</text:span><text:span text:style-name="T5"> </text:span><text:span text:style-name="T11">Conto Bancoposta</text:span><text:span text:style-name="T5">, </text:span><text:span text:style-name="T11">PostepayEvolution</text:span><text:span text:style-name="T5"> e </text:span><text:span text:style-name="T11">Pacchi</text:span><text:span text:style-name="T5"> . Questa scelta è stata fatta per non avere un numero eccessivo di valori null.</text:span></text:p>
      <text:p text:style-name="P11"/>
      <text:p text:style-name="P11"/>
      <text:p text:style-name="P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Light"/>
    <style:font-face style:name="Calibri" svg:font-family="Calibri" style:font-family-generic="swiss"/>
    <style:font-face style:name="Calibri,Bold" svg:font-family="'Calibri,Bold'" style:font-family-generic="swiss"/>
    <style:font-face style:name="Calibri,BoldItalic" svg:font-family="'Calibri,BoldItalic'" style:font-family-generic="swiss"/>
    <style:font-face style:name="Calibri,Italic" svg:font-family="'Calibri,Italic'"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9T16:17:47.55</meta:creation-date>
    <dc:date>2016-12-29T20:08:44.264343441</dc:date>
    <meta:editing-duration>PT1H32M5S</meta:editing-duration>
    <meta:editing-cycles>2</meta:editing-cycles>
    <meta:generator>LibreOffice/5.1.4.2$Linux_x86 LibreOffice_project/10m0$Build-2</meta:generator>
    <meta:document-statistic meta:table-count="11" meta:image-count="0" meta:object-count="0" meta:page-count="17" meta:paragraph-count="574" meta:word-count="2804" meta:character-count="18383" meta:non-whitespace-character-count="16050"/>
  </office:meta>
</office:document-meta>
</file>